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tillium Web" svg:font-family="'Titillium Web'"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84"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8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graphic-properties svg:stroke-width="0.053cm" svg:stroke-color="#8f187c" draw:marker-start-width="0.279cm" draw:marker-end-width="0.279cm" draw:textarea-vertical-align="middle" fo:padding-top="0.151cm" fo:padding-bottom="0.151cm" fo:padding-left="0.276cm" fo:padding-right="0.276cm"/>
    </style:style>
    <style:style style:name="gr162" style:family="graphic" style:parent-style-name="standard">
      <style:graphic-properties draw:stroke="none" svg:stroke-color="#000000" draw:fill="none" draw:fill-color="#ffffff" fo:min-height="1.6cm"/>
    </style:style>
    <style:style style:name="gr16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gradient" draw:fill-color="#cfe7f5" draw:fill-gradient-name="Gradient_20_3" draw:textarea-horizontal-align="justify" draw:textarea-vertical-align="middle" draw:auto-grow-height="false" fo:min-height="1.623cm" fo:min-width="3.797cm" fo:padding-top="0.1cm" fo:padding-bottom="0.1cm" fo:padding-left="0.225cm" fo:padding-right="0.225cm" fo:wrap-option="no-wrap" draw:shadow="hidden" draw:shadow-offset-x="0.2cm" draw:shadow-offset-y="0.2cm" draw:shadow-color="#808080"/>
    </style:style>
    <style:style style:name="gr164"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6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1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1">
      <style:graphic-properties draw:stroke="solid"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315"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31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2" style:family="graphic" style:parent-style-name="standard">
      <style:graphic-properties svg:stroke-width="0.053cm" svg:stroke-color="#ed1c24" draw:marker-start-width="0.279cm" draw:marker-end-width="0.279cm" draw:textarea-vertical-align="middle" fo:padding-top="0.151cm" fo:padding-bottom="0.151cm" fo:padding-left="0.276cm" fo:padding-right="0.276cm"/>
    </style:style>
    <style:style style:name="gr393" style:family="graphic" style:parent-style-name="standard">
      <style:graphic-properties svg:stroke-width="0.053cm" svg:stroke-color="#f58220" draw:marker-start-width="0.279cm" draw:marker-end-width="0.279cm" draw:textarea-vertical-align="middle" fo:padding-top="0.151cm" fo:padding-bottom="0.151cm" fo:padding-left="0.276cm" fo:padding-right="0.276cm"/>
    </style:style>
    <style:style style:name="gr394" style:family="graphic" style:parent-style-name="standard">
      <style:graphic-properties svg:stroke-width="0.053cm" svg:stroke-color="#00a65d" draw:marker-start-width="0.279cm" draw:marker-end-width="0.279cm" draw:textarea-vertical-align="middle" fo:padding-top="0.151cm" fo:padding-bottom="0.151cm" fo:padding-left="0.276cm" fo:padding-right="0.276cm"/>
    </style:style>
    <style:style style:name="gr395"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0"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4"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7"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1"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3"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14"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1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9" style:family="graphic" style:parent-style-name="standard">
      <style:graphic-properties draw:stroke="none" svg:stroke-color="#000000" draw:fill="none" draw:fill-color="#ffffff" fo:min-height="0.534cm"/>
    </style:style>
    <style:style style:name="gr460" style:family="graphic" style:parent-style-name="objectwithoutfill">
      <style:graphic-properties svg:stroke-width="0.053cm" svg:stroke-color="#8f187c" draw:marker-start-width="0.279cm" draw:marker-end-width="0.279cm" draw:fill="none" draw:textarea-vertical-align="middle" fo:padding-top="0.151cm" fo:padding-bottom="0.151cm" fo:padding-left="0.276cm" fo:padding-right="0.276cm"/>
    </style:style>
    <style:style style:name="gr461" style:family="graphic" style:parent-style-name="objectwithoutfill">
      <style:graphic-properties svg:stroke-width="0.053cm" svg:stroke-color="#ed1c24" draw:marker-start-width="0.279cm" draw:marker-end-width="0.279cm" draw:fill="none" draw:textarea-vertical-align="middle" fo:padding-top="0.151cm" fo:padding-bottom="0.151cm" fo:padding-left="0.276cm" fo:padding-right="0.276cm"/>
    </style:style>
    <style:style style:name="gr462" style:family="graphic" style:parent-style-name="objectwithoutfill">
      <style:graphic-properties svg:stroke-width="0.053cm" svg:stroke-color="#00a65d" draw:marker-start-width="0.279cm" draw:marker-end-width="0.279cm" draw:fill="none" draw:textarea-vertical-align="middle" fo:padding-top="0.151cm" fo:padding-bottom="0.151cm" fo:padding-left="0.276cm" fo:padding-right="0.276cm"/>
    </style:style>
    <style:style style:name="gr463" style:family="graphic" style:parent-style-name="standard">
      <style:graphic-properties draw:stroke="dash" draw:stroke-dash="Dashed_20__28_var_29_" svg:stroke-width="0.053cm" svg:stroke-color="#808080" draw:marker-start-width="0.359cm" draw:marker-end-width="0.359cm" draw:fill="none" draw:textarea-horizontal-align="justify" draw:textarea-vertical-align="middle" draw:auto-grow-height="false" fo:min-height="7.825cm" fo:min-width="5.747cm" fo:padding-top="0.151cm" fo:padding-bottom="0.151cm" fo:padding-left="0.276cm" fo:padding-right="0.276cm"/>
    </style:style>
    <style:style style:name="gr464" style:family="graphic" style:parent-style-name="standard">
      <style:graphic-properties draw:stroke="dash" draw:stroke-dash="Dashed_20__28_var_29_" svg:stroke-width="0.053cm" svg:stroke-color="#808080" draw:marker-start-width="0.359cm" draw:marker-end-width="0.359cm" draw:fill="solid" draw:fill-color="#ed1c24" draw:textarea-horizontal-align="justify" draw:textarea-vertical-align="middle" draw:auto-grow-height="false" fo:min-height="0.15cm" fo:min-width="0cm" fo:padding-top="0.151cm" fo:padding-bottom="0.151cm" fo:padding-left="0.276cm" fo:padding-right="0.276cm"/>
    </style:style>
    <style:style style:name="gr465" style:family="graphic" style:parent-style-name="standard">
      <style:graphic-properties draw:stroke="dash" draw:stroke-dash="Dashed_20__28_var_29_" svg:stroke-width="0.053cm" svg:stroke-color="#808080" draw:marker-start-width="0.359cm" draw:marker-end-width="0.359cm" draw:fill="solid" draw:fill-color="#00a65d" draw:textarea-horizontal-align="justify" draw:textarea-vertical-align="middle" draw:auto-grow-height="false" fo:min-height="0.15cm" fo:min-width="0cm" fo:padding-top="0.151cm" fo:padding-bottom="0.151cm" fo:padding-left="0.276cm" fo:padding-right="0.276cm"/>
    </style:style>
    <style:style style:name="gr466" style:family="graphic" style:parent-style-name="objectwithoutfill">
      <style:graphic-properties svg:stroke-width="0.053cm" svg:stroke-color="#0066b3" draw:marker-start-width="0.279cm" draw:marker-end-width="0.279cm" draw:fill="none" draw:textarea-vertical-align="middle" fo:padding-top="0.151cm" fo:padding-bottom="0.151cm" fo:padding-left="0.276cm" fo:padding-right="0.276cm"/>
    </style:style>
    <style:style style:name="gr467"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2"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3"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4"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7"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8"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9"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0" style:family="graphic" style:parent-style-name="standard">
      <style:graphic-properties draw:stroke="none" draw:stroke-dash="Dashed_20__28_var_29__20_1" svg:stroke-width="0cm" svg:stroke-color="#233c4c" draw:marker-start="" draw:marker-start-center="false" draw:marker-end="" draw:marker-end-center="false" svg:stroke-opacity="100%" draw:stroke-linejoin="round" svg:stroke-linecap="butt"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481" style:family="graphic" style:parent-style-name="standard">
      <style:graphic-properties draw:stroke="none" draw:stroke-dash="Dashed_20__28_var_29__20_1" svg:stroke-width="0cm" svg:stroke-color="#233c4c" draw:marker-start="" draw:marker-start-width="0.321cm" draw:marker-start-center="false" draw:marker-end="" draw:marker-end-width="0.321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634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82" style:family="graphic" style:parent-style-name="standard">
      <style:graphic-properties draw:stroke="none" draw:stroke-dash="Dashed_20__28_var_29__20_1" svg:stroke-width="0cm" svg:stroke-color="#233c4c" draw:marker-start="" draw:marker-start-width="0.321cm" draw:marker-start-center="false" draw:marker-end="" draw:marker-end-width="0.321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67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83" style:family="graphic" style:parent-style-name="standard">
      <style:graphic-properties draw:stroke="none" draw:stroke-dash="Dashed_20__28_var_29__20_1" svg:stroke-width="0cm" svg:stroke-color="#233c4c" draw:marker-start="" draw:marker-start-width="0.442cm" draw:marker-start-center="false" draw:marker-end="" draw:marker-end-width="0.442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67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84" style:family="graphic" style:parent-style-name="standard">
      <style:graphic-properties draw:stroke="none" draw:stroke-dash="Dashed_20__28_var_29__20_1" svg:stroke-width="0cm" svg:stroke-color="#233c4c" draw:marker-start="" draw:marker-start-width="0.442cm" draw:marker-start-center="false" draw:marker-end="" draw:marker-end-width="0.442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1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85" style:family="graphic" style:parent-style-name="standard">
      <style:graphic-properties draw:stroke="none" draw:stroke-dash="Dashed_20__28_var_29__20_1" svg:stroke-width="0cm" svg:stroke-color="#233c4c" draw:marker-start="" draw:marker-start-width="0.805cm" draw:marker-start-center="false" draw:marker-end="" draw:marker-end-width="0.805cm" draw:marker-end-center="false" svg:stroke-opacity="100%" draw:stroke-linejoin="round" svg:stroke-linecap="butt"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1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86" style:family="graphic" style:parent-style-name="standard">
      <style:graphic-properties draw:stroke="none" draw:stroke-dash="Dashed_20__28_var_29__20_1" svg:stroke-width="0cm" svg:stroke-color="#233c4c" draw:marker-start="" draw:marker-start-width="0.805cm" draw:marker-start-center="false" draw:marker-end="" draw:marker-end-width="0.805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5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87" style:family="graphic" style:parent-style-name="standard">
      <style:graphic-properties draw:stroke="none" draw:stroke-dash="Dashed_20__28_var_29__20_1" svg:stroke-width="0cm" svg:stroke-color="#233c4c" draw:marker-start="" draw:marker-start-width="0.926cm" draw:marker-start-center="false" draw:marker-end="" draw:marker-end-width="0.926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5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88" style:family="graphic" style:parent-style-name="standard">
      <style:graphic-properties draw:stroke="none" draw:stroke-dash="Dashed_20__28_var_29__20_1" svg:stroke-width="0cm" svg:stroke-color="#233c4c" draw:marker-start="" draw:marker-start-width="0.926cm" draw:marker-start-center="false" draw:marker-end="" draw:marker-end-width="0.926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9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89" style:family="graphic" style:parent-style-name="standard">
      <style:graphic-properties draw:stroke="none" draw:stroke-dash="Dashed_20__28_var_29__20_1" svg:stroke-width="0cm" svg:stroke-color="#233c4c" draw:marker-start="" draw:marker-start-width="1.047cm" draw:marker-start-center="false" draw:marker-end="" draw:marker-end-width="1.047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9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90" style:family="graphic" style:parent-style-name="standard">
      <style:graphic-properties draw:stroke="none" draw:stroke-dash="Dashed_20__28_var_29__20_1" svg:stroke-width="0cm" svg:stroke-color="#233c4c" draw:marker-start="" draw:marker-start-width="1.047cm" draw:marker-start-center="false" draw:marker-end="" draw:marker-end-width="1.047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3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91" style:family="graphic" style:parent-style-name="standard">
      <style:graphic-properties draw:stroke="none" draw:stroke-dash="Dashed_20__28_var_29__20_1" svg:stroke-width="0cm" svg:stroke-color="#233c4c" draw:marker-start="" draw:marker-start-width="1.289cm" draw:marker-start-center="false" draw:marker-end="" draw:marker-end-width="1.289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3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92" style:family="graphic" style:parent-style-name="standard">
      <style:graphic-properties draw:stroke="none" draw:stroke-dash="Dashed_20__28_var_29__20_1" svg:stroke-width="0cm" svg:stroke-color="#233c4c" draw:marker-start="" draw:marker-start-width="1.289cm" draw:marker-start-center="false" draw:marker-end="" draw:marker-end-width="1.289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79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93" style:family="graphic" style:parent-style-name="standard">
      <style:graphic-properties draw:stroke="none" draw:stroke-dash="Dashed_20__28_var_29__20_1" svg:stroke-width="0cm" svg:stroke-color="#233c4c" draw:marker-start="" draw:marker-start-width="1.168cm" draw:marker-start-center="false" draw:marker-end="" draw:marker-end-width="1.168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79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94" style:family="graphic" style:parent-style-name="standard">
      <style:graphic-properties draw:stroke="none" draw:stroke-dash="Dashed_20__28_var_29__20_1" svg:stroke-width="0cm" svg:stroke-color="#233c4c" draw:marker-start="" draw:marker-start-width="1.168cm" draw:marker-start-center="false" draw:marker-end="" draw:marker-end-width="1.168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95" style:family="graphic" style:parent-style-name="standard">
      <style:graphic-properties draw:stroke="none" draw:stroke-dash="Dashed_20__28_var_29__20_1" svg:stroke-width="0cm" svg:stroke-color="#233c4c" draw:marker-start="" draw:marker-start-width="0.563cm" draw:marker-start-center="false" draw:marker-end="" draw:marker-end-width="0.563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96" style:family="graphic" style:parent-style-name="standard">
      <style:graphic-properties draw:stroke="none" draw:stroke-dash="Dashed_20__28_var_29__20_1" svg:stroke-width="0cm" svg:stroke-color="#233c4c" draw:marker-start="" draw:marker-start-width="0.563cm" draw:marker-start-center="false" draw:marker-end="" draw:marker-end-width="0.563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61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97" style:family="graphic" style:parent-style-name="standard">
      <style:graphic-properties draw:stroke="none" draw:stroke-dash="Dashed_20__28_var_29__20_1" svg:stroke-width="0cm" svg:stroke-color="#233c4c" draw:marker-start="" draw:marker-start-width="0.684cm" draw:marker-start-center="false" draw:marker-end="" draw:marker-end-width="0.684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61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98" style:family="graphic" style:parent-style-name="standard">
      <style:graphic-properties draw:stroke="none" draw:stroke-dash="Dashed_20__28_var_29__20_1" svg:stroke-width="0cm" svg:stroke-color="#233c4c" draw:marker-start="" draw:marker-start-width="0.684cm" draw:marker-start-center="false" draw:marker-end="" draw:marker-end-width="0.684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2.00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99" style:family="graphic" style:parent-style-name="standard">
      <style:graphic-properties draw:stroke="none" svg:stroke-color="#000000" draw:fill="none" draw:fill-color="#ffffff" fo:min-height="1.067cm"/>
    </style:style>
    <style:style style:name="gr500"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4"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0"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1"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3"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4"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0" style:family="graphic" style:parent-style-name="standard">
      <style:graphic-properties draw:stroke="dash" draw:stroke-dash="Dashed_20__28_var_29_" svg:stroke-width="0.053cm" svg:stroke-color="#808080" draw:marker-start-width="0.359cm" draw:marker-end-width="0.359cm" draw:fill="solid" draw:fill-color="#8f187c" draw:textarea-horizontal-align="justify" draw:textarea-vertical-align="middle" draw:auto-grow-height="false" fo:min-height="0.15cm" fo:min-width="0cm" fo:padding-top="0.151cm" fo:padding-bottom="0.151cm" fo:padding-left="0.276cm" fo:padding-right="0.276cm"/>
    </style:style>
    <style:style style:name="gr541"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6"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7"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8"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1"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2"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3"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4"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5"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gradient" draw:fill-color="#cfe7f5" draw:fill-gradient-name="Light_20_Red_20_Axial_20_H"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56"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57"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558"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559"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560"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561"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62"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63"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64"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65"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66"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67"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68"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69"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70"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71"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72"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73"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74"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75"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76"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77"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78"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79"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80"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81"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82"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83"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84"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85"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58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87" style:family="graphic" style:parent-style-name="standard">
      <style:graphic-properties draw:stroke="none" svg:stroke-color="#000000" draw:fill="none" draw:fill-color="#ffffff" fo:min-height="2.133cm"/>
    </style:style>
    <style:style style:name="gr588"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3"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4"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5"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8"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9"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0"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1"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2"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3"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4"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5"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6"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7" style:family="graphic" style:parent-style-name="standard" style:list-style-name="L1">
      <style:graphic-properties draw:stroke="solid" draw:stroke-dash="Dashed_20__28_var_29__20_2" svg:stroke-width="0.05cm" svg:stroke-color="#000000" draw:marker-start="" draw:marker-start-width="0.2cm" draw:marker-start-center="false" draw:marker-end="" draw:marker-end-width="0.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8" style:family="graphic" style:parent-style-name="standard" style:list-style-name="L1">
      <style:graphic-properties draw:stroke="solid" draw:stroke-dash="Dashed_20__28_var_29__20_2" svg:stroke-width="0.05cm" svg:stroke-color="#808080" draw:marker-start="" draw:marker-start-width="0.2cm" draw:marker-start-center="false" draw:marker-end="" draw:marker-end-width="0.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gradient" draw:fill-color="#cfe7f5" draw:fill-gradient-name="VRT_20_Light_20_Axial_20_V" draw:textarea-horizontal-align="justify" draw:textarea-vertical-align="middle" draw:auto-grow-height="false" fo:min-height="1.337cm" fo:min-width="3.12cm" fo:padding-top="0.1cm" fo:padding-bottom="0.1cm" fo:padding-left="0.225cm" fo:padding-right="0.225cm" fo:wrap-option="no-wrap" draw:shadow="hidden" draw:shadow-offset-x="0.2cm" draw:shadow-offset-y="0.2cm" draw:shadow-color="#808080"/>
    </style:style>
    <style:style style:name="P1" style:family="paragraph">
      <loext:graphic-properties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style:paragraph-properties fo:text-align="center"/>
    </style:style>
    <style:style style:name="P13" style:family="paragraph">
      <loext:graphic-properties draw:fill="none" draw:fill-color="#ffffff"/>
      <style:paragraph-properties fo:text-align="center"/>
      <style:text-properties style:font-name="Titillium Web" fo:font-size="10pt" style:font-size-asian="12pt" style:font-size-complex="12pt"/>
    </style:style>
    <style:style style:name="P14" style:family="paragraph">
      <style:paragraph-properties fo:margin-left="0cm" fo:margin-right="0cm" fo:margin-top="0cm" fo:margin-bottom="0cm" fo:line-height="100%" fo:text-align="center" fo:text-indent="0cm"/>
    </style:style>
    <style:style style:name="P15" style:family="paragraph">
      <loext:graphic-properties draw:fill="gradient" draw:fill-color="#cfe7f5" draw:fill-gradient-name="Gradient_20_3"/>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Titillium Web" fo:font-size="10pt" fo:font-style="normal" fo:text-shadow="none" style:text-underline-style="none" fo:font-weight="bold" style:letter-kerning="true" fo:background-color="transparent" style:font-name-asian="DejaVu Sans" style:font-size-asian="13pt" style:font-style-asian="normal" style:font-weight-asian="bold" style:font-name-complex="Lohit Hindi" style:font-size-complex="13pt" style:font-style-complex="normal" style:font-weight-complex="bold" style:text-emphasize="none" style:font-relief="none" style:text-overline-style="none" style:text-overline-color="font-color"/>
    </style:style>
    <style:style style:name="P16" style:family="paragraph">
      <loext:graphic-properties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none" draw:fill-color="#729fc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none" draw:fill-color="#ffffff"/>
      <style:paragraph-properties fo:text-align="center"/>
      <style:text-properties fo:color="#8f187c" style:font-name="Titillium Web" fo:font-size="10pt" style:font-size-asian="12pt" style:font-size-complex="12pt"/>
    </style:style>
    <style:style style:name="P22" style:family="paragraph">
      <loext:graphic-properties draw:fill="none"/>
      <style:paragraph-properties fo:text-align="center"/>
    </style:style>
    <style:style style:name="P23" style:family="paragraph">
      <style:paragraph-properties fo:text-align="center" style:writing-mode="lr-tb">
        <style:tab-stops/>
      </style:paragraph-properties>
    </style:style>
    <style:style style:name="P24" style:family="paragraph">
      <loext:graphic-properties draw:fill="solid" draw:fill-color="#ed1c24"/>
      <style:paragraph-properties fo:text-align="center" style:writing-mode="lr-tb">
        <style:tab-stops/>
      </style:paragraph-properties>
      <style:text-properties style:font-name="Titillium Web" fo:font-size="12pt" fo:font-weight="bold" style:font-size-asian="12pt" style:font-weight-asian="bold" style:font-size-complex="12pt" style:font-weight-complex="bold"/>
    </style:style>
    <style:style style:name="P25" style:family="paragraph">
      <loext:graphic-properties draw:fill="solid" draw:fill-color="#00a65d"/>
      <style:paragraph-properties fo:text-align="center" style:writing-mode="lr-tb">
        <style:tab-stops/>
      </style:paragraph-properties>
      <style:text-properties style:font-name="Titillium Web" fo:font-size="12pt" fo:font-weight="bold" style:font-size-asian="12pt" style:font-weight-asian="bold" style:font-size-complex="12pt" style:font-weight-complex="bold"/>
    </style:style>
    <style:style style:name="P26" style:family="paragraph">
      <loext:graphic-properties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loext:graphic-properties draw:fill="solid" draw:fill-color="#8f187c"/>
      <style:paragraph-properties fo:text-align="center" style:writing-mode="lr-tb">
        <style:tab-stops/>
      </style:paragraph-properties>
      <style:text-properties style:font-name="Titillium Web" fo:font-size="12pt" fo:font-weight="bold" style:font-size-asian="12pt" style:font-weight-asian="bold" style:font-size-complex="12pt" style:font-weight-complex="bold"/>
    </style:style>
    <style:style style:name="P30" style:family="paragraph">
      <loext:graphic-properties draw:fill="gradient" draw:fill-color="#cfe7f5" draw:fill-gradient-name="Light_20_Red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1"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5" style:family="paragraph">
      <loext:graphic-properties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6" style:family="paragraph">
      <loext:graphic-properties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7" style:family="paragraph">
      <loext:graphic-properties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8" style:family="paragraph">
      <loext:graphic-properties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9" style:family="paragraph">
      <loext:graphic-properties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0" style:family="paragraph">
      <loext:graphic-properties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1" style:family="paragraph">
      <loext:graphic-properties draw:fill="gradient" draw:fill-color="#cfe7f5" draw:fill-gradient-name="VRT_20_Light_20_Axial_20_V"/>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Titillium Web" fo:font-size="10pt" fo:font-style="normal" fo:text-shadow="none" style:text-underline-style="none" fo:font-weight="bold" style:letter-kerning="true" style:font-name-asian="DejaVu Sans" style:font-size-asian="13pt" style:font-style-asian="normal" style:font-weight-asian="bold" style:font-name-complex="Lohit Hindi" style:font-size-complex="13pt" style:font-style-complex="normal" style:font-weight-complex="bold" style:text-emphasize="none" style:font-relief="none" style:text-overline-style="none" style:text-overline-color="font-color"/>
    </style:style>
    <style:style style:name="T1" style:family="text">
      <style:text-properties style:font-name="Titillium Web" fo:font-size="10pt" fo:font-weight="bold" style:font-size-asian="12pt" style:font-weight-asian="bold" style:font-size-complex="12pt" style:font-weight-complex="bold"/>
    </style:style>
    <style:style style:name="T2" style:family="text">
      <style:text-properties style:font-name="Titillium Web" fo:font-size="10pt" style:font-size-asian="12pt" style:font-size-complex="12pt"/>
    </style:style>
    <style:style style:name="T3" style:family="text">
      <style:text-properties fo:color="#ed1c24" style:font-name="Titillium Web" fo:font-size="10pt" fo:font-weight="bold" style:font-size-asian="12pt" style:font-weight-asian="bold" style:font-size-complex="12pt" style:font-weight-complex="bold"/>
    </style:style>
    <style:style style:name="T4" style:family="text">
      <style:text-properties fo:color="#f58220" style:font-name="Titillium Web" fo:font-size="10pt" fo:font-weight="bold" style:font-size-asian="12pt" style:font-weight-asian="bold" style:font-size-complex="12pt" style:font-weight-complex="bold"/>
    </style:style>
    <style:style style:name="T5" style:family="text">
      <style:text-properties fo:font-variant="normal" fo:text-transform="none" style:text-outline="false" style:text-line-through-style="none" style:text-line-through-type="none" style:font-name="Titillium Web" fo:font-size="10pt" fo:font-style="normal" fo:text-shadow="none" style:text-underline-style="none" fo:font-weight="bold" style:letter-kerning="true" fo:background-color="transparent" style:font-name-asian="DejaVu Sans" style:font-size-asian="13pt" style:font-style-asian="normal" style:font-weight-asian="bold" style:font-name-complex="Lohit Hindi" style:font-size-complex="13pt" style:font-style-complex="normal" style:font-weight-complex="bold" style:text-emphasize="none" style:font-relief="none" style:text-overline-style="none" style:text-overline-color="font-color"/>
    </style:style>
    <style:style style:name="T6" style:family="text">
      <style:text-properties fo:color="#00a65d" style:font-name="Titillium Web" fo:font-size="10pt" fo:font-weight="bold" style:font-size-asian="12pt" style:font-weight-asian="bold" style:font-size-complex="12pt" style:font-weight-complex="bold"/>
    </style:style>
    <style:style style:name="T7" style:family="text">
      <style:text-properties fo:color="#8f187c" style:font-name="Titillium Web" fo:font-size="10pt" fo:font-weight="bold" style:font-size-asian="12pt" style:font-weight-asian="bold" style:font-size-complex="12pt" style:font-weight-complex="bold"/>
    </style:style>
    <style:style style:name="T8" style:family="text">
      <style:text-properties style:font-name="Titillium Web" fo:font-size="12pt" fo:font-weight="bold" style:font-size-asian="12pt" style:font-weight-asian="bold" style:font-size-complex="12pt" style:font-weight-complex="bold"/>
    </style:style>
    <style:style style:name="T9" style:family="text">
      <style:text-properties style:font-name="Titillium Web" fo:font-size="10pt" fo:font-weight="normal" style:font-size-asian="12pt" style:font-weight-asian="normal" style:font-size-complex="12pt" style:font-weight-complex="normal"/>
    </style:style>
    <style:style style:name="T10" style:family="text">
      <style:text-properties fo:color="#0066b3" style:font-name="Titillium Web" fo:font-size="10pt" fo:font-weight="bold" style:font-size-asian="12pt" style:font-weight-asian="bold" style:font-size-complex="12pt" style:font-weight-complex="bold"/>
    </style:style>
    <style:style style:name="T11" style:family="text">
      <style:text-properties fo:font-variant="normal" fo:text-transform="none" fo:color="#ffffff" style:text-outline="false" style:text-line-through-style="none" style:text-line-through-type="none" style:font-name="Titillium Web" fo:font-size="10pt" fo:font-style="normal" fo:text-shadow="none" style:text-underline-style="none" fo:font-weight="bold" style:letter-kerning="true" style:font-name-asian="DejaVu Sans" style:font-size-asian="13pt" style:font-style-asian="normal" style:font-weight-asian="bold" style:font-name-complex="Lohit Hindi" style:font-size-complex="13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xml:id="id10" draw:id="id10">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lue-point draw:id="12" svg:x="1.125cm" svg:y="0.334cm"/>
          <draw:g>
            <draw:path draw:style-name="gr1" draw:text-style-name="P1" draw:layer="layout" svg:width="0.391cm" svg:height="0.245cm" svg:x="12.217cm" svg:y="9.583cm" svg:viewBox="0 0 392 246" svg:d="M0 246c98 0 392-81 392-143s-10-103-108-103c0 61-286 61-284 246z">
              <text:p/>
            </draw:path>
            <draw:g>
              <draw:polygon draw:style-name="gr2" draw:text-style-name="P2" draw:layer="layout" svg:width="0.177cm" svg:height="0.205cm" svg:x="12.073cm" svg:y="9.624cm" svg:viewBox="0 0 178 206" draw:points="0,123 36,0 178,82 143,206">
                <text:p/>
              </draw:polygon>
              <draw:polygon draw:style-name="gr3" draw:text-style-name="P3" draw:layer="layout" svg:width="0.392cm" svg:height="0.225cm" svg:x="12.109cm" svg:y="9.481cm" svg:viewBox="0 0 393 226" draw:points="0,144 72,82 178,20 250,0 393,82 322,103 214,165 143,226">
                <text:p/>
              </draw:polygon>
              <draw:path draw:style-name="gr4" draw:text-style-name="P4" draw:layer="layout" svg:width="0.321cm" svg:height="0.266cm" svg:x="12.216cm" svg:y="9.562cm" svg:viewBox="0 0 322 267" svg:d="M322 82c0-123-72-82-144-41-71 41-142 41-178 226 0 0 143-82 322-185z">
                <text:p/>
              </draw:path>
              <draw:path draw:style-name="gr5" draw:text-style-name="P5" draw:layer="layout" svg:width="0.463cm" svg:height="0.348cm" svg:x="12.073cm" svg:y="9.481cm" svg:viewBox="0 0 464 349" svg:d="M286 0c-72 20-72 20-143 61-36 21-107 42-143 206 72 41 72 41 143 82 41-18 250-143 321-184 0-104-71-104-178-165z">
                <text:p/>
              </draw:path>
            </draw:g>
          </draw:g>
          <draw:g>
            <draw:path draw:style-name="gr6" draw:text-style-name="P1" draw:layer="layout" svg:width="0.642cm" svg:height="0.492cm" svg:x="11.895cm" svg:y="8.597cm" svg:viewBox="0 0 643 493" svg:d="M2 493c98 0 641-21 641-206 0-184-186-287-285-287 0 61-392 41-356 493z">
              <text:p/>
            </draw:path>
            <draw:g>
              <draw:polygon draw:style-name="gr7" draw:text-style-name="P2" draw:layer="layout" svg:width="0.356cm" svg:height="0.286cm" svg:x="11.537cm" svg:y="8.802cm" svg:viewBox="0 0 357 287" draw:points="0,82 0,0 357,206 357,287">
                <text:p/>
              </draw:polygon>
              <draw:polygon draw:style-name="gr8" draw:text-style-name="P2" draw:layer="layout" svg:width="0.356cm" svg:height="0.348cm" svg:x="11.823cm" svg:y="8.494cm" svg:viewBox="0 0 357 349" draw:points="0,144 0,0 357,206 357,349">
                <text:p/>
              </draw:polygon>
              <draw:polygon draw:style-name="gr9" draw:text-style-name="P3" draw:layer="layout" svg:width="0.642cm" svg:height="0.369cm" svg:x="11.537cm" svg:y="8.638cm" svg:viewBox="0 0 643 370" draw:points="0,165 286,0 643,206 357,370">
                <text:p/>
              </draw:polygon>
              <draw:line draw:style-name="gr10" draw:text-style-name="P6" draw:layer="layout" svg:x1="11.823cm" svg:y1="8.638cm" svg:x2="12.18cm" svg:y2="8.844cm">
                <text:p/>
              </draw:line>
              <draw:polygon draw:style-name="gr11" draw:text-style-name="P4" draw:layer="layout" svg:width="0.356cm" svg:height="0.348cm" svg:x="11.895cm" svg:y="8.741cm" svg:viewBox="0 0 357 349" draw:points="0,349 0,267 286,103 286,0 357,41 357,144">
                <text:p/>
              </draw:polygon>
              <draw:polygon draw:style-name="gr12" draw:text-style-name="P2" draw:layer="layout" svg:width="1.142cm" svg:height="1.561cm" svg:x="11.145cm" svg:y="7.241cm" svg:viewBox="0 0 1143 1562" draw:points="0,904 0,0 1143,658 1143,1562">
                <text:p/>
              </draw:polygon>
              <draw:polygon draw:style-name="gr13" draw:text-style-name="P7" draw:layer="layout" svg:width="1.071cm" svg:height="1.437cm" svg:x="11.181cm" svg:y="7.303cm" svg:viewBox="0 0 1072 1438" draw:points="0,822 0,0 1072,616 1072,1438">
                <text:p/>
              </draw:polygon>
              <draw:polygon draw:style-name="gr14" draw:text-style-name="P3" draw:layer="layout" svg:width="1.213cm" svg:height="0.697cm" svg:x="11.145cm" svg:y="7.2cm" svg:viewBox="0 0 1214 698" draw:points="1143,698 0,41 72,0 1214,658">
                <text:p/>
              </draw:polygon>
              <draw:polygon draw:style-name="gr15" draw:text-style-name="P4" draw:layer="layout" svg:width="0.071cm" svg:height="0.944cm" svg:x="12.288cm" svg:y="7.858cm" svg:viewBox="0 0 72 945" draw:points="0,945 0,41 72,0 72,904">
                <text:p/>
              </draw:polygon>
              <draw:polygon draw:style-name="gr16" draw:text-style-name="P5" draw:layer="layout" svg:width="1.213cm" svg:height="1.889cm" svg:x="11.145cm" svg:y="7.2cm" svg:viewBox="0 0 1214 1890" draw:points="72,0 1214,658 1214,1562 1143,1602 1107,1582 1107,1685 750,1890 393,1685 393,1602 678,1438 678,1336 0,945 0,41">
                <text:p/>
              </draw:polygon>
            </draw:g>
          </draw:g>
          <draw:g>
            <draw:path draw:style-name="gr17" draw:text-style-name="P1" draw:layer="layout" svg:width="0.464cm" svg:height="0.245cm" svg:x="11.751cm" svg:y="9.357cm" svg:viewBox="0 0 465 246" svg:d="M2 246c99 0 463-102 463-164s-9-82-107-82c0 61-393 41-356 246z">
              <text:p/>
            </draw:path>
            <draw:g>
              <draw:polygon draw:style-name="gr18" draw:text-style-name="P3" draw:layer="layout" svg:width="1.535cm" svg:height="0.883cm" svg:x="10.609cm" svg:y="8.659cm" svg:viewBox="0 0 1536 884" draw:points="1143,884 0,226 393,0 1536,658">
                <text:p/>
              </draw:polygon>
              <draw:polygon draw:style-name="gr19" draw:text-style-name="P8" draw:layer="layout" svg:width="1.035cm" svg:height="0.595cm" svg:x="10.716cm" svg:y="8.72cm" svg:viewBox="0 0 1036 596" draw:points="0,165 286,0 1036,432 750,596">
                <text:p/>
              </draw:polygon>
              <draw:polygon draw:style-name="gr20" draw:text-style-name="P8" draw:layer="layout" svg:width="0.499cm" svg:height="0.286cm" svg:x="11.537cm" svg:y="9.193cm" svg:viewBox="0 0 500 287" draw:points="0,165 286,0 500,123 214,287">
                <text:p/>
              </draw:polygon>
              <draw:polygon draw:style-name="gr21" draw:text-style-name="P4" draw:layer="layout" svg:width="0.392cm" svg:height="0.307cm" svg:x="11.752cm" svg:y="9.316cm" svg:viewBox="0 0 393 308" draw:points="0,308 0,226 393,0 393,82">
                <text:p/>
              </draw:polygon>
              <draw:line draw:style-name="gr22" draw:text-style-name="P6" draw:layer="layout" svg:x1="10.787cm" svg:y1="8.843cm" svg:x2="11.537cm" svg:y2="9.275cm">
                <text:p/>
              </draw:line>
              <draw:line draw:style-name="gr23" draw:text-style-name="P6" draw:layer="layout" svg:x1="10.859cm" svg:y1="8.802cm" svg:x2="11.609cm" svg:y2="9.234cm">
                <text:p/>
              </draw:line>
              <draw:line draw:style-name="gr24" draw:text-style-name="P6" draw:layer="layout" svg:x1="10.931cm" svg:y1="8.762cm" svg:x2="11.681cm" svg:y2="9.194cm">
                <text:p/>
              </draw:line>
              <draw:line draw:style-name="gr25" draw:text-style-name="P6" draw:layer="layout" svg:x1="11.609cm" svg:y1="9.152cm" svg:x2="11.681cm" svg:y2="9.111cm">
                <text:p/>
              </draw:line>
              <draw:line draw:style-name="gr26" draw:text-style-name="P6" draw:layer="layout" svg:x1="11.537cm" svg:y1="9.11cm" svg:x2="11.609cm" svg:y2="9.069cm">
                <text:p/>
              </draw:line>
              <draw:line draw:style-name="gr27" draw:text-style-name="P6" draw:layer="layout" svg:x1="11.466cm" svg:y1="9.07cm" svg:x2="11.538cm" svg:y2="9.029cm">
                <text:p/>
              </draw:line>
              <draw:line draw:style-name="gr28" draw:text-style-name="P6" draw:layer="layout" svg:x1="11.502cm" svg:y1="9.172cm" svg:x2="11.574cm" svg:y2="9.131cm">
                <text:p/>
              </draw:line>
              <draw:line draw:style-name="gr29" draw:text-style-name="P6" draw:layer="layout" svg:x1="11.431cm" svg:y1="9.131cm" svg:x2="11.503cm" svg:y2="9.09cm">
                <text:p/>
              </draw:line>
              <draw:line draw:style-name="gr30" draw:text-style-name="P6" draw:layer="layout" svg:x1="11.359cm" svg:y1="9.09cm" svg:x2="11.431cm" svg:y2="9.049cm">
                <text:p/>
              </draw:line>
              <draw:line draw:style-name="gr31" draw:text-style-name="P6" draw:layer="layout" svg:x1="11.395cm" svg:y1="9.029cm" svg:x2="11.467cm" svg:y2="8.988cm">
                <text:p/>
              </draw:line>
              <draw:line draw:style-name="gr32" draw:text-style-name="P6" draw:layer="layout" svg:x1="11.287cm" svg:y1="9.049cm" svg:x2="11.359cm" svg:y2="9.008cm">
                <text:p/>
              </draw:line>
              <draw:line draw:style-name="gr33" draw:text-style-name="P6" draw:layer="layout" svg:x1="11.323cm" svg:y1="8.987cm" svg:x2="11.395cm" svg:y2="8.946cm">
                <text:p/>
              </draw:line>
              <draw:line draw:style-name="gr34" draw:text-style-name="P6" draw:layer="layout" svg:x1="11.252cm" svg:y1="8.946cm" svg:x2="11.324cm" svg:y2="8.905cm">
                <text:p/>
              </draw:line>
              <draw:line draw:style-name="gr35" draw:text-style-name="P6" draw:layer="layout" svg:x1="11.181cm" svg:y1="8.905cm" svg:x2="11.253cm" svg:y2="8.864cm">
                <text:p/>
              </draw:line>
              <draw:line draw:style-name="gr36" draw:text-style-name="P6" draw:layer="layout" svg:x1="11.216cm" svg:y1="9.008cm" svg:x2="11.288cm" svg:y2="8.967cm">
                <text:p/>
              </draw:line>
              <draw:line draw:style-name="gr37" draw:text-style-name="P6" draw:layer="layout" svg:x1="11.145cm" svg:y1="8.967cm" svg:x2="11.217cm" svg:y2="8.926cm">
                <text:p/>
              </draw:line>
              <draw:line draw:style-name="gr38" draw:text-style-name="P6" draw:layer="layout" svg:x1="11.073cm" svg:y1="8.926cm" svg:x2="11.145cm" svg:y2="8.885cm">
                <text:p/>
              </draw:line>
              <draw:line draw:style-name="gr39" draw:text-style-name="P6" draw:layer="layout" svg:x1="11.109cm" svg:y1="8.864cm" svg:x2="11.181cm" svg:y2="8.823cm">
                <text:p/>
              </draw:line>
              <draw:line draw:style-name="gr40" draw:text-style-name="P6" draw:layer="layout" svg:x1="11.002cm" svg:y1="8.884cm" svg:x2="11.074cm" svg:y2="8.843cm">
                <text:p/>
              </draw:line>
              <draw:line draw:style-name="gr41" draw:text-style-name="P6" draw:layer="layout" svg:x1="11.037cm" svg:y1="8.823cm" svg:x2="11.109cm" svg:y2="8.782cm">
                <text:p/>
              </draw:line>
              <draw:line draw:style-name="gr42" draw:text-style-name="P6" draw:layer="layout" svg:x1="10.966cm" svg:y1="8.782cm" svg:x2="11.038cm" svg:y2="8.741cm">
                <text:p/>
              </draw:line>
              <draw:line draw:style-name="gr43" draw:text-style-name="P6" draw:layer="layout" svg:x1="10.931cm" svg:y1="8.843cm" svg:x2="11.003cm" svg:y2="8.802cm">
                <text:p/>
              </draw:line>
              <draw:line draw:style-name="gr44" draw:text-style-name="P6" draw:layer="layout" svg:x1="11.395cm" svg:y1="9.193cm" svg:x2="11.467cm" svg:y2="9.152cm">
                <text:p/>
              </draw:line>
              <draw:line draw:style-name="gr45" draw:text-style-name="P6" draw:layer="layout" svg:x1="11.323cm" svg:y1="9.152cm" svg:x2="11.395cm" svg:y2="9.111cm">
                <text:p/>
              </draw:line>
              <draw:line draw:style-name="gr46" draw:text-style-name="P6" draw:layer="layout" svg:x1="11.252cm" svg:y1="9.11cm" svg:x2="11.324cm" svg:y2="9.069cm">
                <text:p/>
              </draw:line>
              <draw:line draw:style-name="gr47" draw:text-style-name="P6" draw:layer="layout" svg:x1="11.216cm" svg:y1="9.172cm" svg:x2="11.288cm" svg:y2="9.131cm">
                <text:p/>
              </draw:line>
              <draw:line draw:style-name="gr48" draw:text-style-name="P6" draw:layer="layout" svg:x1="11.145cm" svg:y1="9.131cm" svg:x2="11.217cm" svg:y2="9.09cm">
                <text:p/>
              </draw:line>
              <draw:line draw:style-name="gr49" draw:text-style-name="P6" draw:layer="layout" svg:x1="11.181cm" svg:y1="9.07cm" svg:x2="11.253cm" svg:y2="9.029cm">
                <text:p/>
              </draw:line>
              <draw:line draw:style-name="gr50" draw:text-style-name="P6" draw:layer="layout" svg:x1="11.109cm" svg:y1="9.029cm" svg:x2="11.181cm" svg:y2="8.988cm">
                <text:p/>
              </draw:line>
              <draw:line draw:style-name="gr51" draw:text-style-name="P6" draw:layer="layout" svg:x1="11.037cm" svg:y1="8.987cm" svg:x2="11.109cm" svg:y2="8.946cm">
                <text:p/>
              </draw:line>
              <draw:line draw:style-name="gr52" draw:text-style-name="P6" draw:layer="layout" svg:x1="10.966cm" svg:y1="8.946cm" svg:x2="11.038cm" svg:y2="8.905cm">
                <text:p/>
              </draw:line>
              <draw:line draw:style-name="gr53" draw:text-style-name="P6" draw:layer="layout" svg:x1="10.859cm" svg:y1="8.967cm" svg:x2="10.931cm" svg:y2="8.926cm">
                <text:p/>
              </draw:line>
              <draw:line draw:style-name="gr54" draw:text-style-name="P6" draw:layer="layout" svg:x1="10.895cm" svg:y1="8.905cm" svg:x2="10.967cm" svg:y2="8.864cm">
                <text:p/>
              </draw:line>
              <draw:line draw:style-name="gr55" draw:text-style-name="P6" draw:layer="layout" svg:x1="10.787cm" svg:y1="8.926cm" svg:x2="10.859cm" svg:y2="8.885cm">
                <text:p/>
              </draw:line>
              <draw:line draw:style-name="gr56" draw:text-style-name="P6" draw:layer="layout" svg:x1="11.359cm" svg:y1="9.255cm" svg:x2="11.431cm" svg:y2="9.214cm">
                <text:p/>
              </draw:line>
              <draw:line draw:style-name="gr57" draw:text-style-name="P6" draw:layer="layout" svg:x1="11.287cm" svg:y1="9.213cm" svg:x2="11.359cm" svg:y2="9.172cm">
                <text:p/>
              </draw:line>
              <draw:line draw:style-name="gr58" draw:text-style-name="P6" draw:layer="layout" svg:x1="11.609cm" svg:y1="9.399cm" svg:x2="11.895cm" svg:y2="9.234cm">
                <text:p/>
              </draw:line>
              <draw:line draw:style-name="gr59" draw:text-style-name="P6" draw:layer="layout" svg:x1="11.681cm" svg:y1="9.44cm" svg:x2="11.967cm" svg:y2="9.275cm">
                <text:p/>
              </draw:line>
              <draw:line draw:style-name="gr60" draw:text-style-name="P6" draw:layer="layout" svg:x1="11.752cm" svg:y1="9.234cm" svg:x2="11.966cm" svg:y2="9.357cm">
                <text:p/>
              </draw:line>
              <draw:line draw:style-name="gr61" draw:text-style-name="P6" draw:layer="layout" svg:x1="11.681cm" svg:y1="9.275cm" svg:x2="11.895cm" svg:y2="9.398cm">
                <text:p/>
              </draw:line>
              <draw:line draw:style-name="gr62" draw:text-style-name="P6" draw:layer="layout" svg:x1="11.609cm" svg:y1="9.316cm" svg:x2="11.752cm" svg:y2="9.398cm">
                <text:p/>
              </draw:line>
              <draw:polygon draw:style-name="gr63" draw:text-style-name="P2" draw:layer="layout" svg:width="1.142cm" svg:height="0.738cm" svg:x="10.609cm" svg:y="8.885cm" svg:viewBox="0 0 1143 739" draw:points="0,82 0,0 1143,658 1143,739">
                <text:p/>
              </draw:polygon>
              <draw:polygon draw:style-name="gr64" draw:text-style-name="P5" draw:layer="layout" svg:width="1.535cm" svg:height="0.964cm" svg:x="10.609cm" svg:y="8.659cm" svg:viewBox="0 0 1536 965" draw:points="393,0 1536,658 1536,739 1143,965 0,308 0,226">
                <text:p/>
              </draw:polygon>
            </draw:g>
          </draw:g>
        </draw:g>
        <draw:g xml:id="id9" draw:id="id9">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lue-point draw:id="12" svg:x="1.145cm" svg:y="0.323cm"/>
          <draw:g>
            <draw:path draw:style-name="gr65" draw:text-style-name="P1" draw:layer="layout" svg:width="0.391cm" svg:height="0.245cm" svg:x="15.482cm" svg:y="9.583cm" svg:viewBox="0 0 392 246" svg:d="M0 246c98 0 392-81 392-143s-10-103-108-103c0 61-286 61-284 246z">
              <text:p/>
            </draw:path>
            <draw:g>
              <draw:polygon draw:style-name="gr66" draw:text-style-name="P2" draw:layer="layout" svg:width="0.177cm" svg:height="0.205cm" svg:x="15.338cm" svg:y="9.624cm" svg:viewBox="0 0 178 206" draw:points="0,123 36,0 178,82 143,206">
                <text:p/>
              </draw:polygon>
              <draw:polygon draw:style-name="gr67" draw:text-style-name="P3" draw:layer="layout" svg:width="0.392cm" svg:height="0.225cm" svg:x="15.374cm" svg:y="9.481cm" svg:viewBox="0 0 393 226" draw:points="0,144 72,82 178,20 250,0 393,82 322,103 214,165 143,226">
                <text:p/>
              </draw:polygon>
              <draw:path draw:style-name="gr68" draw:text-style-name="P4" draw:layer="layout" svg:width="0.321cm" svg:height="0.266cm" svg:x="15.481cm" svg:y="9.562cm" svg:viewBox="0 0 322 267" svg:d="M322 82c0-123-72-82-144-41-71 41-142 41-178 226 0 0 143-82 322-185z">
                <text:p/>
              </draw:path>
              <draw:path draw:style-name="gr69" draw:text-style-name="P5" draw:layer="layout" svg:width="0.463cm" svg:height="0.348cm" svg:x="15.338cm" svg:y="9.481cm" svg:viewBox="0 0 464 349" svg:d="M286 0c-72 20-72 20-143 61-36 21-107 42-143 206 72 41 72 41 143 82 41-18 250-143 321-184 0-104-71-104-178-165z">
                <text:p/>
              </draw:path>
            </draw:g>
          </draw:g>
          <draw:g>
            <draw:path draw:style-name="gr70" draw:text-style-name="P1" draw:layer="layout" svg:width="0.642cm" svg:height="0.492cm" svg:x="15.16cm" svg:y="8.597cm" svg:viewBox="0 0 643 493" svg:d="M2 493c98 0 641-21 641-206 0-184-186-287-285-287 0 61-392 41-356 493z">
              <text:p/>
            </draw:path>
            <draw:g>
              <draw:polygon draw:style-name="gr71" draw:text-style-name="P2" draw:layer="layout" svg:width="0.356cm" svg:height="0.286cm" svg:x="14.802cm" svg:y="8.802cm" svg:viewBox="0 0 357 287" draw:points="0,82 0,0 357,206 357,287">
                <text:p/>
              </draw:polygon>
              <draw:polygon draw:style-name="gr72" draw:text-style-name="P2" draw:layer="layout" svg:width="0.356cm" svg:height="0.348cm" svg:x="15.088cm" svg:y="8.494cm" svg:viewBox="0 0 357 349" draw:points="0,144 0,0 357,206 357,349">
                <text:p/>
              </draw:polygon>
              <draw:polygon draw:style-name="gr73" draw:text-style-name="P3" draw:layer="layout" svg:width="0.642cm" svg:height="0.369cm" svg:x="14.802cm" svg:y="8.638cm" svg:viewBox="0 0 643 370" draw:points="0,165 286,0 643,206 357,370">
                <text:p/>
              </draw:polygon>
              <draw:line draw:style-name="gr74" draw:text-style-name="P6" draw:layer="layout" svg:x1="15.088cm" svg:y1="8.638cm" svg:x2="15.445cm" svg:y2="8.844cm">
                <text:p/>
              </draw:line>
              <draw:polygon draw:style-name="gr75" draw:text-style-name="P4" draw:layer="layout" svg:width="0.356cm" svg:height="0.348cm" svg:x="15.16cm" svg:y="8.741cm" svg:viewBox="0 0 357 349" draw:points="0,349 0,267 286,103 286,0 357,41 357,144">
                <text:p/>
              </draw:polygon>
              <draw:polygon draw:style-name="gr76" draw:text-style-name="P2" draw:layer="layout" svg:width="1.142cm" svg:height="1.561cm" svg:x="14.41cm" svg:y="7.241cm" svg:viewBox="0 0 1143 1562" draw:points="0,904 0,0 1143,658 1143,1562">
                <text:p/>
              </draw:polygon>
              <draw:polygon draw:style-name="gr77" draw:text-style-name="P7" draw:layer="layout" svg:width="1.071cm" svg:height="1.437cm" svg:x="14.446cm" svg:y="7.303cm" svg:viewBox="0 0 1072 1438" draw:points="0,822 0,0 1072,616 1072,1438">
                <text:p/>
              </draw:polygon>
              <draw:polygon draw:style-name="gr78" draw:text-style-name="P3" draw:layer="layout" svg:width="1.213cm" svg:height="0.697cm" svg:x="14.41cm" svg:y="7.2cm" svg:viewBox="0 0 1214 698" draw:points="1143,698 0,41 72,0 1214,658">
                <text:p/>
              </draw:polygon>
              <draw:polygon draw:style-name="gr79" draw:text-style-name="P4" draw:layer="layout" svg:width="0.071cm" svg:height="0.944cm" svg:x="15.553cm" svg:y="7.858cm" svg:viewBox="0 0 72 945" draw:points="0,945 0,41 72,0 72,904">
                <text:p/>
              </draw:polygon>
              <draw:polygon draw:style-name="gr80" draw:text-style-name="P5" draw:layer="layout" svg:width="1.213cm" svg:height="1.889cm" svg:x="14.41cm" svg:y="7.2cm" svg:viewBox="0 0 1214 1890" draw:points="72,0 1214,658 1214,1562 1143,1602 1107,1582 1107,1685 750,1890 393,1685 393,1602 678,1438 678,1336 0,945 0,41">
                <text:p/>
              </draw:polygon>
            </draw:g>
          </draw:g>
          <draw:g>
            <draw:path draw:style-name="gr81" draw:text-style-name="P1" draw:layer="layout" svg:width="0.464cm" svg:height="0.245cm" svg:x="15.016cm" svg:y="9.357cm" svg:viewBox="0 0 465 246" svg:d="M2 246c99 0 463-102 463-164s-9-82-107-82c0 61-393 41-356 246z">
              <text:p/>
            </draw:path>
            <draw:g>
              <draw:polygon draw:style-name="gr82" draw:text-style-name="P3" draw:layer="layout" svg:width="1.535cm" svg:height="0.883cm" svg:x="13.874cm" svg:y="8.659cm" svg:viewBox="0 0 1536 884" draw:points="1143,884 0,226 393,0 1536,658">
                <text:p/>
              </draw:polygon>
              <draw:polygon draw:style-name="gr83" draw:text-style-name="P8" draw:layer="layout" svg:width="1.035cm" svg:height="0.595cm" svg:x="13.981cm" svg:y="8.72cm" svg:viewBox="0 0 1036 596" draw:points="0,165 286,0 1036,432 750,596">
                <text:p/>
              </draw:polygon>
              <draw:polygon draw:style-name="gr84" draw:text-style-name="P8" draw:layer="layout" svg:width="0.499cm" svg:height="0.286cm" svg:x="14.802cm" svg:y="9.193cm" svg:viewBox="0 0 500 287" draw:points="0,165 286,0 500,123 214,287">
                <text:p/>
              </draw:polygon>
              <draw:polygon draw:style-name="gr85" draw:text-style-name="P4" draw:layer="layout" svg:width="0.392cm" svg:height="0.307cm" svg:x="15.017cm" svg:y="9.316cm" svg:viewBox="0 0 393 308" draw:points="0,308 0,226 393,0 393,82">
                <text:p/>
              </draw:polygon>
              <draw:line draw:style-name="gr86" draw:text-style-name="P6" draw:layer="layout" svg:x1="14.052cm" svg:y1="8.843cm" svg:x2="14.802cm" svg:y2="9.275cm">
                <text:p/>
              </draw:line>
              <draw:line draw:style-name="gr87" draw:text-style-name="P6" draw:layer="layout" svg:x1="14.124cm" svg:y1="8.802cm" svg:x2="14.874cm" svg:y2="9.234cm">
                <text:p/>
              </draw:line>
              <draw:line draw:style-name="gr88" draw:text-style-name="P6" draw:layer="layout" svg:x1="14.196cm" svg:y1="8.762cm" svg:x2="14.946cm" svg:y2="9.194cm">
                <text:p/>
              </draw:line>
              <draw:line draw:style-name="gr89" draw:text-style-name="P6" draw:layer="layout" svg:x1="14.874cm" svg:y1="9.152cm" svg:x2="14.946cm" svg:y2="9.111cm">
                <text:p/>
              </draw:line>
              <draw:line draw:style-name="gr90" draw:text-style-name="P6" draw:layer="layout" svg:x1="14.802cm" svg:y1="9.11cm" svg:x2="14.874cm" svg:y2="9.069cm">
                <text:p/>
              </draw:line>
              <draw:line draw:style-name="gr91" draw:text-style-name="P6" draw:layer="layout" svg:x1="14.731cm" svg:y1="9.07cm" svg:x2="14.803cm" svg:y2="9.029cm">
                <text:p/>
              </draw:line>
              <draw:line draw:style-name="gr92" draw:text-style-name="P6" draw:layer="layout" svg:x1="14.767cm" svg:y1="9.172cm" svg:x2="14.839cm" svg:y2="9.131cm">
                <text:p/>
              </draw:line>
              <draw:line draw:style-name="gr93" draw:text-style-name="P6" draw:layer="layout" svg:x1="14.696cm" svg:y1="9.131cm" svg:x2="14.768cm" svg:y2="9.09cm">
                <text:p/>
              </draw:line>
              <draw:line draw:style-name="gr94" draw:text-style-name="P6" draw:layer="layout" svg:x1="14.624cm" svg:y1="9.09cm" svg:x2="14.696cm" svg:y2="9.049cm">
                <text:p/>
              </draw:line>
              <draw:line draw:style-name="gr95" draw:text-style-name="P6" draw:layer="layout" svg:x1="14.66cm" svg:y1="9.029cm" svg:x2="14.732cm" svg:y2="8.988cm">
                <text:p/>
              </draw:line>
              <draw:line draw:style-name="gr96" draw:text-style-name="P6" draw:layer="layout" svg:x1="14.552cm" svg:y1="9.049cm" svg:x2="14.624cm" svg:y2="9.008cm">
                <text:p/>
              </draw:line>
              <draw:line draw:style-name="gr97" draw:text-style-name="P6" draw:layer="layout" svg:x1="14.588cm" svg:y1="8.987cm" svg:x2="14.66cm" svg:y2="8.946cm">
                <text:p/>
              </draw:line>
              <draw:line draw:style-name="gr98" draw:text-style-name="P6" draw:layer="layout" svg:x1="14.517cm" svg:y1="8.946cm" svg:x2="14.589cm" svg:y2="8.905cm">
                <text:p/>
              </draw:line>
              <draw:line draw:style-name="gr99" draw:text-style-name="P6" draw:layer="layout" svg:x1="14.446cm" svg:y1="8.905cm" svg:x2="14.518cm" svg:y2="8.864cm">
                <text:p/>
              </draw:line>
              <draw:line draw:style-name="gr100" draw:text-style-name="P6" draw:layer="layout" svg:x1="14.481cm" svg:y1="9.008cm" svg:x2="14.553cm" svg:y2="8.967cm">
                <text:p/>
              </draw:line>
              <draw:line draw:style-name="gr101" draw:text-style-name="P6" draw:layer="layout" svg:x1="14.41cm" svg:y1="8.967cm" svg:x2="14.482cm" svg:y2="8.926cm">
                <text:p/>
              </draw:line>
              <draw:line draw:style-name="gr102" draw:text-style-name="P6" draw:layer="layout" svg:x1="14.338cm" svg:y1="8.926cm" svg:x2="14.41cm" svg:y2="8.885cm">
                <text:p/>
              </draw:line>
              <draw:line draw:style-name="gr103" draw:text-style-name="P6" draw:layer="layout" svg:x1="14.374cm" svg:y1="8.864cm" svg:x2="14.446cm" svg:y2="8.823cm">
                <text:p/>
              </draw:line>
              <draw:line draw:style-name="gr104" draw:text-style-name="P6" draw:layer="layout" svg:x1="14.267cm" svg:y1="8.884cm" svg:x2="14.339cm" svg:y2="8.843cm">
                <text:p/>
              </draw:line>
              <draw:line draw:style-name="gr105" draw:text-style-name="P6" draw:layer="layout" svg:x1="14.302cm" svg:y1="8.823cm" svg:x2="14.374cm" svg:y2="8.782cm">
                <text:p/>
              </draw:line>
              <draw:line draw:style-name="gr106" draw:text-style-name="P6" draw:layer="layout" svg:x1="14.231cm" svg:y1="8.782cm" svg:x2="14.303cm" svg:y2="8.741cm">
                <text:p/>
              </draw:line>
              <draw:line draw:style-name="gr107" draw:text-style-name="P6" draw:layer="layout" svg:x1="14.196cm" svg:y1="8.843cm" svg:x2="14.268cm" svg:y2="8.802cm">
                <text:p/>
              </draw:line>
              <draw:line draw:style-name="gr108" draw:text-style-name="P6" draw:layer="layout" svg:x1="14.66cm" svg:y1="9.193cm" svg:x2="14.732cm" svg:y2="9.152cm">
                <text:p/>
              </draw:line>
              <draw:line draw:style-name="gr109" draw:text-style-name="P6" draw:layer="layout" svg:x1="14.588cm" svg:y1="9.152cm" svg:x2="14.66cm" svg:y2="9.111cm">
                <text:p/>
              </draw:line>
              <draw:line draw:style-name="gr110" draw:text-style-name="P6" draw:layer="layout" svg:x1="14.517cm" svg:y1="9.11cm" svg:x2="14.589cm" svg:y2="9.069cm">
                <text:p/>
              </draw:line>
              <draw:line draw:style-name="gr111" draw:text-style-name="P6" draw:layer="layout" svg:x1="14.481cm" svg:y1="9.172cm" svg:x2="14.553cm" svg:y2="9.131cm">
                <text:p/>
              </draw:line>
              <draw:line draw:style-name="gr112" draw:text-style-name="P6" draw:layer="layout" svg:x1="14.41cm" svg:y1="9.131cm" svg:x2="14.482cm" svg:y2="9.09cm">
                <text:p/>
              </draw:line>
              <draw:line draw:style-name="gr113" draw:text-style-name="P6" draw:layer="layout" svg:x1="14.446cm" svg:y1="9.07cm" svg:x2="14.518cm" svg:y2="9.029cm">
                <text:p/>
              </draw:line>
              <draw:line draw:style-name="gr114" draw:text-style-name="P6" draw:layer="layout" svg:x1="14.374cm" svg:y1="9.029cm" svg:x2="14.446cm" svg:y2="8.988cm">
                <text:p/>
              </draw:line>
              <draw:line draw:style-name="gr115" draw:text-style-name="P6" draw:layer="layout" svg:x1="14.302cm" svg:y1="8.987cm" svg:x2="14.374cm" svg:y2="8.946cm">
                <text:p/>
              </draw:line>
              <draw:line draw:style-name="gr116" draw:text-style-name="P6" draw:layer="layout" svg:x1="14.231cm" svg:y1="8.946cm" svg:x2="14.303cm" svg:y2="8.905cm">
                <text:p/>
              </draw:line>
              <draw:line draw:style-name="gr117" draw:text-style-name="P6" draw:layer="layout" svg:x1="14.124cm" svg:y1="8.967cm" svg:x2="14.196cm" svg:y2="8.926cm">
                <text:p/>
              </draw:line>
              <draw:line draw:style-name="gr118" draw:text-style-name="P6" draw:layer="layout" svg:x1="14.16cm" svg:y1="8.905cm" svg:x2="14.232cm" svg:y2="8.864cm">
                <text:p/>
              </draw:line>
              <draw:line draw:style-name="gr119" draw:text-style-name="P6" draw:layer="layout" svg:x1="14.052cm" svg:y1="8.926cm" svg:x2="14.124cm" svg:y2="8.885cm">
                <text:p/>
              </draw:line>
              <draw:line draw:style-name="gr120" draw:text-style-name="P6" draw:layer="layout" svg:x1="14.624cm" svg:y1="9.255cm" svg:x2="14.696cm" svg:y2="9.214cm">
                <text:p/>
              </draw:line>
              <draw:line draw:style-name="gr121" draw:text-style-name="P6" draw:layer="layout" svg:x1="14.552cm" svg:y1="9.213cm" svg:x2="14.624cm" svg:y2="9.172cm">
                <text:p/>
              </draw:line>
              <draw:line draw:style-name="gr122" draw:text-style-name="P6" draw:layer="layout" svg:x1="14.874cm" svg:y1="9.399cm" svg:x2="15.16cm" svg:y2="9.234cm">
                <text:p/>
              </draw:line>
              <draw:line draw:style-name="gr123" draw:text-style-name="P6" draw:layer="layout" svg:x1="14.946cm" svg:y1="9.44cm" svg:x2="15.232cm" svg:y2="9.275cm">
                <text:p/>
              </draw:line>
              <draw:line draw:style-name="gr124" draw:text-style-name="P6" draw:layer="layout" svg:x1="15.017cm" svg:y1="9.234cm" svg:x2="15.231cm" svg:y2="9.357cm">
                <text:p/>
              </draw:line>
              <draw:line draw:style-name="gr125" draw:text-style-name="P6" draw:layer="layout" svg:x1="14.946cm" svg:y1="9.275cm" svg:x2="15.16cm" svg:y2="9.398cm">
                <text:p/>
              </draw:line>
              <draw:line draw:style-name="gr126" draw:text-style-name="P6" draw:layer="layout" svg:x1="14.874cm" svg:y1="9.316cm" svg:x2="15.017cm" svg:y2="9.398cm">
                <text:p/>
              </draw:line>
              <draw:polygon draw:style-name="gr127" draw:text-style-name="P2" draw:layer="layout" svg:width="1.142cm" svg:height="0.738cm" svg:x="13.874cm" svg:y="8.885cm" svg:viewBox="0 0 1143 739" draw:points="0,82 0,0 1143,658 1143,739">
                <text:p/>
              </draw:polygon>
              <draw:polygon draw:style-name="gr128" draw:text-style-name="P5" draw:layer="layout" svg:width="1.535cm" svg:height="0.964cm" svg:x="13.874cm" svg:y="8.659cm" svg:viewBox="0 0 1536 965" draw:points="393,0 1536,658 1536,739 1143,965 0,308 0,226">
                <text:p/>
              </draw:polygon>
            </draw:g>
          </draw:g>
        </draw:g>
        <draw:g xml:id="id1" draw:id="id1">
          <draw:glue-point draw:id="4" svg:x="4.471cm" svg:y="-1.286cm"/>
          <draw:glue-point draw:id="5" svg:x="4.12cm" svg:y="-0.963cm"/>
          <draw:glue-point draw:id="6" svg:x="3.768cm" svg:y="-0.481cm"/>
          <draw:glue-point draw:id="7" svg:x="4.12cm" svg:y="-0.804cm"/>
          <draw:glue-point draw:id="8" svg:x="4.471cm" svg:y="-1.127cm"/>
          <draw:glue-point draw:id="9" svg:x="4.471cm" svg:y="-1.127cm"/>
          <draw:glue-point draw:id="10" svg:x="3.42cm" svg:y="-0.159cm"/>
          <draw:glue-point draw:id="11" svg:x="2.891cm" svg:y="0.318cm"/>
          <draw:glue-point draw:id="12" svg:x="2.542cm" svg:y="0.64cm"/>
          <draw:glue-point draw:id="13" svg:x="2.191cm" svg:y="0.963cm"/>
          <draw:glue-point draw:id="14" svg:x="1.84cm" svg:y="1.286cm"/>
          <draw:glue-point draw:id="15" svg:x="1.314cm" svg:y="1.772cm"/>
          <draw:glue-point draw:id="16" svg:x="0.962cm" svg:y="2.095cm"/>
          <draw:glue-point draw:id="17" svg:x="0.611cm" svg:y="2.418cm"/>
          <draw:glue-point draw:id="18" svg:x="0.26cm" svg:y="2.74cm"/>
          <draw:glue-point draw:id="19" svg:x="2.014cm" svg:y="-5cm"/>
          <draw:glue-point draw:id="20" svg:x="-4.122cm" svg:y="1.45cm"/>
          <draw:glue-point draw:id="21" svg:x="4.997cm" svg:y="-2.095cm"/>
          <draw:glue-point draw:id="22" svg:x="2.014cm" svg:y="1.45cm"/>
          <draw:glue-point draw:id="23" svg:x="-0.788cm" svg:y="-2.418cm"/>
          <draw:glue-point draw:id="24" svg:x="3.242cm" svg:y="-3.868cm"/>
          <draw:glue-point draw:id="25" svg:x="-3.068cm" svg:y="3.222cm"/>
          <draw:glue-point draw:id="26" svg:x="-4.122cm" svg:y="0.64cm"/>
          <draw:glue-point draw:id="27" svg:x="4.317cm" svg:y="-1.872cm"/>
          <draw:glue-point draw:id="28" svg:x="4.317cm" svg:y="-1.25cm"/>
          <draw:glue-point draw:id="29" svg:x="4.145cm" svg:y="-1.559cm"/>
          <draw:glue-point draw:id="30" svg:x="3.977cm" svg:y="-0.936cm"/>
          <draw:glue-point draw:id="31" svg:x="3.634cm" svg:y="-1.25cm"/>
          <draw:glue-point draw:id="32" svg:x="3.634cm" svg:y="-0.463cm"/>
          <draw:glue-point draw:id="33" svg:x="3.297cm" svg:y="-0.936cm"/>
          <draw:glue-point draw:id="34" svg:x="3.297cm" svg:y="-0.309cm"/>
          <draw:glue-point draw:id="35" svg:x="2.785cm" svg:y="-0.309cm"/>
          <draw:glue-point draw:id="36" svg:x="2.785cm" svg:y="0.309cm"/>
          <draw:glue-point draw:id="37" svg:x="2.445cm" svg:y="0cm"/>
          <draw:glue-point draw:id="38" svg:x="2.445cm" svg:y="0.777cm"/>
          <draw:glue-point draw:id="39" svg:x="2.105cm" svg:y="0.309cm"/>
          <draw:glue-point draw:id="40" svg:x="2.105cm" svg:y="0.936cm"/>
          <draw:glue-point draw:id="41" svg:x="1.765cm" svg:y="0.463cm"/>
          <draw:glue-point draw:id="42" svg:x="1.765cm" svg:y="1.25cm"/>
          <draw:glue-point draw:id="43" svg:x="1.254cm" svg:y="1.09cm"/>
          <draw:glue-point draw:id="44" svg:x="1.254cm" svg:y="1.713cm"/>
          <draw:glue-point draw:id="45" svg:x="0.914cm" svg:y="1.404cm"/>
          <draw:glue-point draw:id="46" svg:x="0.402cm" svg:y="1.713cm"/>
          <draw:glue-point draw:id="47" svg:x="0.574cm" svg:y="2.34cm"/>
          <draw:glue-point draw:id="48" svg:x="0.062cm" svg:y="2.027cm"/>
          <draw:glue-point draw:id="49" svg:x="0.062cm" svg:y="2.809cm"/>
          <draw:glue-point draw:id="50" svg:x="0.574cm" svg:y="-0.309cm"/>
          <draw:path draw:style-name="gr129" draw:text-style-name="P1" draw:layer="layout" svg:width="0.946cm" svg:height="0.757cm" svg:x="8.105cm" svg:y="11.43cm" svg:viewBox="0 0 947 758" svg:d="M947 758c-144 0-947-303-947-455s382-303 526-303c0 91 421 637 421 758z">
            <text:p/>
          </draw:path>
          <draw:g>
            <draw:polygon draw:style-name="gr130" draw:text-style-name="P2" draw:layer="layout" svg:width="1.841cm" svg:height="1.364cm" svg:x="9.158cm" svg:y="10.763cm" svg:viewBox="0 0 1842 1365" draw:points="1842,303 1842,0 0,1061 0,1365">
              <text:p/>
            </draw:polygon>
            <draw:polygon draw:style-name="gr131" draw:text-style-name="P9" draw:layer="layout" svg:width="0.788cm" svg:height="0.757cm" svg:x="8.368cm" svg:y="11.369cm" svg:viewBox="0 0 789 758" draw:points="789,758 789,455 0,0 0,303">
              <text:p/>
            </draw:polygon>
            <draw:polygon draw:style-name="gr132" draw:text-style-name="P3" draw:layer="layout" svg:width="2.631cm" svg:height="1.515cm" svg:x="8.368cm" svg:y="10.308cm" svg:viewBox="0 0 2632 1516" draw:points="789,1516 2632,455 1842,0 0,1061">
              <text:p/>
            </draw:polygon>
            <draw:polygon draw:style-name="gr133" draw:text-style-name="P10" draw:layer="layout" svg:width="0.104cm" svg:height="0.181cm" svg:x="9.263cm" svg:y="11.794cm" svg:viewBox="0 0 105 182" draw:points="105,121 105,0 0,61 0,182">
              <text:p/>
            </draw:polygon>
            <draw:polygon draw:style-name="gr134" draw:text-style-name="P2" draw:layer="layout" svg:width="0.104cm" svg:height="0.363cm" svg:x="11cm" svg:y="10.702cm" svg:viewBox="0 0 105 364" draw:points="105,303 105,0 0,61 0,364">
              <text:p/>
            </draw:polygon>
            <draw:polygon draw:style-name="gr135" draw:text-style-name="P2" draw:layer="layout" svg:width="0.104cm" svg:height="0.363cm" svg:x="9.052cm" svg:y="11.824cm" svg:viewBox="0 0 105 364" draw:points="105,303 105,0 0,61 0,364">
              <text:p/>
            </draw:polygon>
            <draw:polygon draw:style-name="gr136" draw:text-style-name="P5" draw:layer="layout" svg:width="2.736cm" svg:height="1.879cm" svg:x="8.368cm" svg:y="10.308cm" svg:viewBox="0 0 2737 1880" draw:points="2737,697 2737,394 2632,455 1842,0 0,1061 0,1365 684,1759 684,1880">
              <text:p/>
            </draw:polygon>
            <draw:polygon draw:style-name="gr137" draw:text-style-name="P11" draw:layer="layout" svg:width="0.052cm" svg:height="0.09cm" svg:x="10.894cm" svg:y="10.975cm" svg:viewBox="0 0 53 91" draw:points="53,61 53,0 0,30 0,91">
              <text:p/>
            </draw:polygon>
            <draw:polygon draw:style-name="gr138" draw:text-style-name="P11" draw:layer="layout" svg:width="0.052cm" svg:height="0.09cm" svg:x="10.894cm" svg:y="10.854cm" svg:viewBox="0 0 53 91" draw:points="53,61 53,0 0,30 0,91">
              <text:p/>
            </draw:polygon>
            <draw:polygon draw:style-name="gr139" draw:text-style-name="P11" draw:layer="layout" svg:width="0.052cm" svg:height="0.09cm" svg:x="10.789cm" svg:y="11.036cm" svg:viewBox="0 0 53 91" draw:points="53,61 53,0 0,30 0,91">
              <text:p/>
            </draw:polygon>
            <draw:polygon draw:style-name="gr140" draw:text-style-name="P11" draw:layer="layout" svg:width="0.052cm" svg:height="0.09cm" svg:x="10.789cm" svg:y="10.914cm" svg:viewBox="0 0 53 91" draw:points="53,61 53,0 0,30 0,91">
              <text:p/>
            </draw:polygon>
            <draw:polygon draw:style-name="gr141" draw:text-style-name="P11" draw:layer="layout" svg:width="0.052cm" svg:height="0.09cm" svg:x="10.684cm" svg:y="11.097cm" svg:viewBox="0 0 53 91" draw:points="53,61 53,0 0,30 0,91">
              <text:p/>
            </draw:polygon>
            <draw:polygon draw:style-name="gr142" draw:text-style-name="P11" draw:layer="layout" svg:width="0.052cm" svg:height="0.09cm" svg:x="10.684cm" svg:y="10.975cm" svg:viewBox="0 0 53 91" draw:points="53,61 53,0 0,30 0,91">
              <text:p/>
            </draw:polygon>
            <draw:polygon draw:style-name="gr143" draw:text-style-name="P11" draw:layer="layout" svg:width="0.052cm" svg:height="0.09cm" svg:x="10.579cm" svg:y="11.157cm" svg:viewBox="0 0 53 91" draw:points="53,61 53,0 0,30 0,91">
              <text:p/>
            </draw:polygon>
            <draw:polygon draw:style-name="gr144" draw:text-style-name="P11" draw:layer="layout" svg:width="0.052cm" svg:height="0.09cm" svg:x="10.579cm" svg:y="11.036cm" svg:viewBox="0 0 53 91" draw:points="53,61 53,0 0,30 0,91">
              <text:p/>
            </draw:polygon>
            <draw:polygon draw:style-name="gr145" draw:text-style-name="P11" draw:layer="layout" svg:width="0.052cm" svg:height="0.09cm" svg:x="10.421cm" svg:y="11.248cm" svg:viewBox="0 0 53 91" draw:points="53,61 53,0 0,30 0,91">
              <text:p/>
            </draw:polygon>
            <draw:polygon draw:style-name="gr146" draw:text-style-name="P11" draw:layer="layout" svg:width="0.052cm" svg:height="0.09cm" svg:x="10.421cm" svg:y="11.127cm" svg:viewBox="0 0 53 91" draw:points="53,61 53,0 0,30 0,91">
              <text:p/>
            </draw:polygon>
            <draw:polygon draw:style-name="gr147" draw:text-style-name="P11" draw:layer="layout" svg:width="0.052cm" svg:height="0.09cm" svg:x="10.316cm" svg:y="11.309cm" svg:viewBox="0 0 53 91" draw:points="53,61 53,0 0,30 0,91">
              <text:p/>
            </draw:polygon>
            <draw:polygon draw:style-name="gr148" draw:text-style-name="P11" draw:layer="layout" svg:width="0.052cm" svg:height="0.09cm" svg:x="10.316cm" svg:y="11.187cm" svg:viewBox="0 0 53 91" draw:points="53,61 53,0 0,30 0,91">
              <text:p/>
            </draw:polygon>
            <draw:polygon draw:style-name="gr149" draw:text-style-name="P11" draw:layer="layout" svg:width="0.052cm" svg:height="0.09cm" svg:x="10.21cm" svg:y="11.369cm" svg:viewBox="0 0 53 91" draw:points="53,61 53,0 0,30 0,91">
              <text:p/>
            </draw:polygon>
            <draw:polygon draw:style-name="gr150" draw:text-style-name="P11" draw:layer="layout" svg:width="0.052cm" svg:height="0.09cm" svg:x="10.21cm" svg:y="11.248cm" svg:viewBox="0 0 53 91" draw:points="53,61 53,0 0,30 0,91">
              <text:p/>
            </draw:polygon>
            <draw:polygon draw:style-name="gr151" draw:text-style-name="P11" draw:layer="layout" svg:width="0.052cm" svg:height="0.09cm" svg:x="10.105cm" svg:y="11.43cm" svg:viewBox="0 0 53 91" draw:points="53,61 53,0 0,30 0,91">
              <text:p/>
            </draw:polygon>
            <draw:polygon draw:style-name="gr152" draw:text-style-name="P11" draw:layer="layout" svg:width="0.052cm" svg:height="0.09cm" svg:x="10.105cm" svg:y="11.309cm" svg:viewBox="0 0 53 91" draw:points="53,61 53,0 0,30 0,91">
              <text:p/>
            </draw:polygon>
            <draw:polygon draw:style-name="gr153" draw:text-style-name="P11" draw:layer="layout" svg:width="0.052cm" svg:height="0.09cm" svg:x="9.947cm" svg:y="11.521cm" svg:viewBox="0 0 53 91" draw:points="53,61 53,0 0,30 0,91">
              <text:p/>
            </draw:polygon>
            <draw:polygon draw:style-name="gr154" draw:text-style-name="P11" draw:layer="layout" svg:width="0.052cm" svg:height="0.09cm" svg:x="9.947cm" svg:y="11.399cm" svg:viewBox="0 0 53 91" draw:points="53,61 53,0 0,30 0,91">
              <text:p/>
            </draw:polygon>
            <draw:polygon draw:style-name="gr155" draw:text-style-name="P11" draw:layer="layout" svg:width="0.052cm" svg:height="0.09cm" svg:x="9.842cm" svg:y="11.582cm" svg:viewBox="0 0 53 91" draw:points="53,61 53,0 0,30 0,91">
              <text:p/>
            </draw:polygon>
            <draw:polygon draw:style-name="gr156" draw:text-style-name="P11" draw:layer="layout" svg:width="0.052cm" svg:height="0.09cm" svg:x="9.842cm" svg:y="11.46cm" svg:viewBox="0 0 53 91" draw:points="53,61 53,0 0,30 0,91">
              <text:p/>
            </draw:polygon>
            <draw:polygon draw:style-name="gr157" draw:text-style-name="P11" draw:layer="layout" svg:width="0.052cm" svg:height="0.09cm" svg:x="9.737cm" svg:y="11.642cm" svg:viewBox="0 0 53 91" draw:points="53,61 53,0 0,30 0,91">
              <text:p/>
            </draw:polygon>
            <draw:polygon draw:style-name="gr158" draw:text-style-name="P11" draw:layer="layout" svg:width="0.052cm" svg:height="0.09cm" svg:x="9.737cm" svg:y="11.521cm" svg:viewBox="0 0 53 91" draw:points="53,61 53,0 0,30 0,91">
              <text:p/>
            </draw:polygon>
            <draw:polygon draw:style-name="gr159" draw:text-style-name="P11" draw:layer="layout" svg:width="0.052cm" svg:height="0.09cm" svg:x="9.631cm" svg:y="11.703cm" svg:viewBox="0 0 53 91" draw:points="53,61 53,0 0,30 0,91">
              <text:p/>
            </draw:polygon>
            <draw:polygon draw:style-name="gr160" draw:text-style-name="P11" draw:layer="layout" svg:width="0.052cm" svg:height="0.09cm" svg:x="9.631cm" svg:y="11.582cm" svg:viewBox="0 0 53 91" draw:points="53,61 53,0 0,30 0,91">
              <text:p/>
            </draw:polygon>
          </draw:g>
        </draw:g>
        <draw:connector draw:style-name="gr161" draw:text-style-name="P12" draw:layer="layout" draw:line-skew="0cm 0.615cm" svg:x1="10.134cm" svg:y1="11.483cm" svg:x2="10.271cm" svg:y2="14.911cm" draw:start-shape="id1" draw:start-glue-point="42" draw:end-shape="id2" draw:end-glue-point="14" svg:d="M10134 11483v1544h-5v1884h142" svg:viewBox="0 0 143 3429">
          <text:p/>
        </draw:connector>
        <draw:frame draw:style-name="gr162" draw:text-style-name="P13" draw:layer="layout" svg:width="2.998cm" svg:height="1.85cm" svg:x="7.635cm" svg:y="1.498cm">
          <draw:text-box>
            <text:p text:style-name="P12"><text:span text:style-name="T1">DSL-Router</text:span><text:span text:style-name="T2"><text:line-break/></text:span><text:span text:style-name="T3">192.168.178.1</text:span><text:span text:style-name="T2"><text:line-break/></text:span><text:span text:style-name="T4">88.12.12.14</text:span></text:p>
          </draw:text-box>
        </draw:frame>
        <draw:custom-shape draw:style-name="gr163" draw:text-style-name="P15" draw:layer="layout" svg:width="6.5cm" svg:height="2.81cm" svg:x="10.29cm" svg:y="12.922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4"><text:span text:style-name="T5">WLA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lue-point draw:id="4" svg:x="3.888cm" svg:y="0.154cm"/>
          <draw:glue-point draw:id="5" svg:x="1.148cm" svg:y="-3.571cm"/>
          <draw:glue-point draw:id="6" svg:x="-5cm" svg:y="2.113cm"/>
          <draw:glue-point draw:id="7" svg:x="0.185cm" svg:y="5cm"/>
          <draw:glue-point draw:id="8" svg:x="3.703cm" svg:y="3.041cm"/>
          <draw:path draw:style-name="gr164" draw:text-style-name="P1" draw:layer="layout" svg:width="1.136cm" svg:height="0.703cm" svg:x="14.947cm" svg:y="16.135cm" svg:viewBox="0 0 1137 704" svg:d="M2 704c119 0 1135-251 1135-477 0-227-274-227-394-227 0 76-785 151-741 704z">
            <text:p/>
          </draw:path>
          <draw:g>
            <draw:polygon draw:style-name="gr165" draw:text-style-name="P3" draw:layer="layout" svg:width="2.053cm" svg:height="1.181cm" svg:x="13.724cm" svg:y="15.532cm" svg:viewBox="0 0 2054 1182" draw:points="1224,1182 0,478 830,0 2054,704">
              <text:p/>
            </draw:polygon>
            <draw:polygon draw:style-name="gr166" draw:text-style-name="P8" draw:layer="layout" svg:width="1.354cm" svg:height="0.779cm" svg:x="14.205cm" svg:y="15.658cm" svg:viewBox="0 0 1355 780" draw:points="0,201 350,0 1355,579 1005,780">
              <text:p/>
            </draw:polygon>
            <draw:polygon draw:style-name="gr167" draw:text-style-name="P2" draw:layer="layout" svg:width="1.223cm" svg:height="1.81cm" svg:x="14.554cm" svg:y="14.425cm" svg:viewBox="0 0 1224 1811" draw:points="0,1107 0,0 1224,704 1224,1811">
              <text:p/>
            </draw:polygon>
            <draw:polygon draw:style-name="gr168" draw:text-style-name="P7" draw:layer="layout" svg:width="1.135cm" svg:height="1.584cm" svg:x="14.598cm" svg:y="14.501cm" svg:viewBox="0 0 1136 1585" draw:points="0,931 0,0 1136,654 1136,1585">
              <text:p/>
            </draw:polygon>
            <draw:polygon draw:style-name="gr169" draw:text-style-name="P3" draw:layer="layout" svg:width="1.266cm" svg:height="0.729cm" svg:x="14.554cm" svg:y="14.4cm" svg:viewBox="0 0 1267 730" draw:points="1224,730 0,25 44,0 1267,704">
              <text:p/>
            </draw:polygon>
            <draw:polygon draw:style-name="gr170" draw:text-style-name="P4" draw:layer="layout" svg:width="0.043cm" svg:height="1.131cm" svg:x="15.778cm" svg:y="15.104cm" svg:viewBox="0 0 44 1132" draw:points="0,1132 0,25 44,0 44,1107">
              <text:p/>
            </draw:polygon>
            <draw:polygon draw:style-name="gr171" draw:text-style-name="P4" draw:layer="layout" svg:width="0.829cm" svg:height="0.603cm" svg:x="14.948cm" svg:y="16.236cm" svg:viewBox="0 0 830 604" draw:points="0,604 0,478 830,0 830,126">
              <text:p/>
            </draw:polygon>
            <draw:line draw:style-name="gr172" draw:text-style-name="P6" draw:layer="layout" svg:x1="14.292cm" svg:y1="15.809cm" svg:x2="15.297cm" svg:y2="16.388cm">
              <text:p/>
            </draw:line>
            <draw:line draw:style-name="gr173" draw:text-style-name="P6" draw:layer="layout" svg:x1="14.38cm" svg:y1="15.758cm" svg:x2="15.385cm" svg:y2="16.337cm">
              <text:p/>
            </draw:line>
            <draw:line draw:style-name="gr174" draw:text-style-name="P6" draw:layer="layout" svg:x1="14.467cm" svg:y1="15.708cm" svg:x2="15.472cm" svg:y2="16.287cm">
              <text:p/>
            </draw:line>
            <draw:line draw:style-name="gr175" draw:text-style-name="P6" draw:layer="layout" svg:x1="15.341cm" svg:y1="16.211cm" svg:x2="15.429cm" svg:y2="16.161cm">
              <text:p/>
            </draw:line>
            <draw:line draw:style-name="gr176" draw:text-style-name="P6" draw:layer="layout" svg:x1="15.254cm" svg:y1="16.16cm" svg:x2="15.342cm" svg:y2="16.11cm">
              <text:p/>
            </draw:line>
            <draw:line draw:style-name="gr177" draw:text-style-name="P6" draw:layer="layout" svg:x1="15.166cm" svg:y1="16.11cm" svg:x2="15.254cm" svg:y2="16.06cm">
              <text:p/>
            </draw:line>
            <draw:line draw:style-name="gr178" draw:text-style-name="P6" draw:layer="layout" svg:x1="15.21cm" svg:y1="16.236cm" svg:x2="15.298cm" svg:y2="16.186cm">
              <text:p/>
            </draw:line>
            <draw:line draw:style-name="gr179" draw:text-style-name="P6" draw:layer="layout" svg:x1="15.122cm" svg:y1="16.185cm" svg:x2="15.21cm" svg:y2="16.135cm">
              <text:p/>
            </draw:line>
            <draw:line draw:style-name="gr180" draw:text-style-name="P6" draw:layer="layout" svg:x1="15.035cm" svg:y1="16.135cm" svg:x2="15.123cm" svg:y2="16.085cm">
              <text:p/>
            </draw:line>
            <draw:line draw:style-name="gr181" draw:text-style-name="P6" draw:layer="layout" svg:x1="15.079cm" svg:y1="16.06cm" svg:x2="15.167cm" svg:y2="16.01cm">
              <text:p/>
            </draw:line>
            <draw:line draw:style-name="gr182" draw:text-style-name="P6" draw:layer="layout" svg:x1="14.948cm" svg:y1="16.085cm" svg:x2="15.036cm" svg:y2="16.035cm">
              <text:p/>
            </draw:line>
            <draw:line draw:style-name="gr183" draw:text-style-name="P6" draw:layer="layout" svg:x1="14.991cm" svg:y1="16.01cm" svg:x2="15.079cm" svg:y2="15.96cm">
              <text:p/>
            </draw:line>
            <draw:line draw:style-name="gr184" draw:text-style-name="P6" draw:layer="layout" svg:x1="14.904cm" svg:y1="15.959cm" svg:x2="14.992cm" svg:y2="15.909cm">
              <text:p/>
            </draw:line>
            <draw:line draw:style-name="gr185" draw:text-style-name="P6" draw:layer="layout" svg:x1="14.817cm" svg:y1="15.909cm" svg:x2="14.905cm" svg:y2="15.859cm">
              <text:p/>
            </draw:line>
            <draw:line draw:style-name="gr186" draw:text-style-name="P6" draw:layer="layout" svg:x1="14.86cm" svg:y1="16.035cm" svg:x2="14.948cm" svg:y2="15.985cm">
              <text:p/>
            </draw:line>
            <draw:line draw:style-name="gr187" draw:text-style-name="P6" draw:layer="layout" svg:x1="14.773cm" svg:y1="15.984cm" svg:x2="14.861cm" svg:y2="15.934cm">
              <text:p/>
            </draw:line>
            <draw:line draw:style-name="gr188" draw:text-style-name="P6" draw:layer="layout" svg:x1="14.686cm" svg:y1="15.934cm" svg:x2="14.774cm" svg:y2="15.884cm">
              <text:p/>
            </draw:line>
            <draw:line draw:style-name="gr189" draw:text-style-name="P6" draw:layer="layout" svg:x1="14.729cm" svg:y1="15.859cm" svg:x2="14.817cm" svg:y2="15.809cm">
              <text:p/>
            </draw:line>
            <draw:line draw:style-name="gr190" draw:text-style-name="P6" draw:layer="layout" svg:x1="14.598cm" svg:y1="15.884cm" svg:x2="14.686cm" svg:y2="15.834cm">
              <text:p/>
            </draw:line>
            <draw:line draw:style-name="gr191" draw:text-style-name="P6" draw:layer="layout" svg:x1="14.642cm" svg:y1="15.808cm" svg:x2="14.73cm" svg:y2="15.758cm">
              <text:p/>
            </draw:line>
            <draw:line draw:style-name="gr192" draw:text-style-name="P6" draw:layer="layout" svg:x1="14.554cm" svg:y1="15.758cm" svg:x2="14.642cm" svg:y2="15.708cm">
              <text:p/>
            </draw:line>
            <draw:line draw:style-name="gr193" draw:text-style-name="P6" draw:layer="layout" svg:x1="14.511cm" svg:y1="15.833cm" svg:x2="14.599cm" svg:y2="15.783cm">
              <text:p/>
            </draw:line>
            <draw:line draw:style-name="gr194" draw:text-style-name="P6" draw:layer="layout" svg:x1="15.079cm" svg:y1="16.261cm" svg:x2="15.167cm" svg:y2="16.211cm">
              <text:p/>
            </draw:line>
            <draw:line draw:style-name="gr195" draw:text-style-name="P6" draw:layer="layout" svg:x1="14.991cm" svg:y1="16.211cm" svg:x2="15.079cm" svg:y2="16.161cm">
              <text:p/>
            </draw:line>
            <draw:line draw:style-name="gr196" draw:text-style-name="P6" draw:layer="layout" svg:x1="14.904cm" svg:y1="16.16cm" svg:x2="14.992cm" svg:y2="16.11cm">
              <text:p/>
            </draw:line>
            <draw:line draw:style-name="gr197" draw:text-style-name="P6" draw:layer="layout" svg:x1="14.86cm" svg:y1="16.236cm" svg:x2="14.948cm" svg:y2="16.186cm">
              <text:p/>
            </draw:line>
            <draw:line draw:style-name="gr198" draw:text-style-name="P6" draw:layer="layout" svg:x1="14.773cm" svg:y1="16.185cm" svg:x2="14.861cm" svg:y2="16.135cm">
              <text:p/>
            </draw:line>
            <draw:line draw:style-name="gr199" draw:text-style-name="P6" draw:layer="layout" svg:x1="14.817cm" svg:y1="16.11cm" svg:x2="14.905cm" svg:y2="16.06cm">
              <text:p/>
            </draw:line>
            <draw:line draw:style-name="gr200" draw:text-style-name="P6" draw:layer="layout" svg:x1="14.729cm" svg:y1="16.06cm" svg:x2="14.817cm" svg:y2="16.01cm">
              <text:p/>
            </draw:line>
            <draw:line draw:style-name="gr201" draw:text-style-name="P6" draw:layer="layout" svg:x1="14.642cm" svg:y1="16.01cm" svg:x2="14.73cm" svg:y2="15.96cm">
              <text:p/>
            </draw:line>
            <draw:line draw:style-name="gr202" draw:text-style-name="P6" draw:layer="layout" svg:x1="14.554cm" svg:y1="15.959cm" svg:x2="14.642cm" svg:y2="15.909cm">
              <text:p/>
            </draw:line>
            <draw:line draw:style-name="gr203" draw:text-style-name="P6" draw:layer="layout" svg:x1="14.423cm" svg:y1="15.984cm" svg:x2="14.511cm" svg:y2="15.934cm">
              <text:p/>
            </draw:line>
            <draw:line draw:style-name="gr204" draw:text-style-name="P6" draw:layer="layout" svg:x1="14.467cm" svg:y1="15.909cm" svg:x2="14.555cm" svg:y2="15.859cm">
              <text:p/>
            </draw:line>
            <draw:line draw:style-name="gr205" draw:text-style-name="P6" draw:layer="layout" svg:x1="14.336cm" svg:y1="15.934cm" svg:x2="14.424cm" svg:y2="15.884cm">
              <text:p/>
            </draw:line>
            <draw:line draw:style-name="gr206" draw:text-style-name="P6" draw:layer="layout" svg:x1="15.035cm" svg:y1="16.337cm" svg:x2="15.123cm" svg:y2="16.287cm">
              <text:p/>
            </draw:line>
            <draw:line draw:style-name="gr207" draw:text-style-name="P6" draw:layer="layout" svg:x1="14.948cm" svg:y1="16.286cm" svg:x2="15.036cm" svg:y2="16.236cm">
              <text:p/>
            </draw:line>
            <draw:polygon draw:style-name="gr208" draw:text-style-name="P2" draw:layer="layout" svg:width="1.223cm" svg:height="0.829cm" svg:x="13.724cm" svg:y="16.01cm" svg:viewBox="0 0 1224 830" draw:points="0,126 0,0 1224,704 1224,830">
              <text:p/>
            </draw:polygon>
            <draw:polygon draw:style-name="gr209" draw:text-style-name="P5" draw:layer="layout" svg:width="2.097cm" svg:height="2.439cm" svg:x="13.724cm" svg:y="14.4cm" svg:viewBox="0 0 2098 2440" draw:points="874,0 2098,704 2098,1811 2054,1836 2054,1962 1224,2440 0,1735 0,1610 830,1132 830,25">
              <text:p/>
            </draw:polygon>
            <draw:polygon draw:style-name="gr210" draw:text-style-name="P16" draw:layer="layout" svg:width="0.524cm" svg:height="0.301cm" svg:x="14.249cm" svg:y="16.085cm" svg:viewBox="0 0 525 302" draw:points="0,126 219,0 525,176 306,302">
              <text:p/>
            </draw:polygon>
            <draw:line draw:style-name="gr211" draw:text-style-name="P6" draw:layer="layout" svg:x1="15.297cm" svg:y1="16.286cm" svg:x2="15.385cm" svg:y2="16.236cm">
              <text:p/>
            </draw:line>
            <draw:line draw:style-name="gr212" draw:text-style-name="P6" draw:layer="layout" svg:x1="15.166cm" svg:y1="16.311cm" svg:x2="15.254cm" svg:y2="16.261cm">
              <text:p/>
            </draw:line>
          </draw:g>
        </draw:g>
        <draw:g>
          <draw:glue-point draw:id="4" svg:x="3.888cm" svg:y="0.154cm"/>
          <draw:glue-point draw:id="5" svg:x="1.148cm" svg:y="-3.571cm"/>
          <draw:glue-point draw:id="6" svg:x="-5cm" svg:y="2.113cm"/>
          <draw:glue-point draw:id="7" svg:x="0.185cm" svg:y="5cm"/>
          <draw:glue-point draw:id="8" svg:x="3.703cm" svg:y="3.041cm"/>
          <draw:path draw:style-name="gr213" draw:text-style-name="P1" draw:layer="layout" svg:width="1.136cm" svg:height="0.703cm" svg:x="14.947cm" svg:y="12.971cm" svg:viewBox="0 0 1137 704" svg:d="M2 704c119 0 1135-251 1135-477 0-227-274-227-394-227 0 76-785 151-741 704z">
            <text:p/>
          </draw:path>
          <draw:g>
            <draw:polygon draw:style-name="gr214" draw:text-style-name="P3" draw:layer="layout" svg:width="2.053cm" svg:height="1.181cm" svg:x="13.724cm" svg:y="12.368cm" svg:viewBox="0 0 2054 1182" draw:points="1224,1182 0,478 830,0 2054,704">
              <text:p/>
            </draw:polygon>
            <draw:polygon draw:style-name="gr215" draw:text-style-name="P8" draw:layer="layout" svg:width="1.354cm" svg:height="0.779cm" svg:x="14.205cm" svg:y="12.494cm" svg:viewBox="0 0 1355 780" draw:points="0,201 350,0 1355,579 1005,780">
              <text:p/>
            </draw:polygon>
            <draw:polygon draw:style-name="gr216" draw:text-style-name="P2" draw:layer="layout" svg:width="1.223cm" svg:height="1.81cm" svg:x="14.554cm" svg:y="11.261cm" svg:viewBox="0 0 1224 1811" draw:points="0,1107 0,0 1224,704 1224,1811">
              <text:p/>
            </draw:polygon>
            <draw:polygon draw:style-name="gr217" draw:text-style-name="P7" draw:layer="layout" svg:width="1.135cm" svg:height="1.584cm" svg:x="14.598cm" svg:y="11.337cm" svg:viewBox="0 0 1136 1585" draw:points="0,931 0,0 1136,654 1136,1585">
              <text:p/>
            </draw:polygon>
            <draw:polygon draw:style-name="gr218" draw:text-style-name="P3" draw:layer="layout" svg:width="1.266cm" svg:height="0.729cm" svg:x="14.554cm" svg:y="11.236cm" svg:viewBox="0 0 1267 730" draw:points="1224,730 0,25 44,0 1267,704">
              <text:p/>
            </draw:polygon>
            <draw:polygon draw:style-name="gr219" draw:text-style-name="P4" draw:layer="layout" svg:width="0.043cm" svg:height="1.131cm" svg:x="15.778cm" svg:y="11.94cm" svg:viewBox="0 0 44 1132" draw:points="0,1132 0,25 44,0 44,1107">
              <text:p/>
            </draw:polygon>
            <draw:polygon draw:style-name="gr220" draw:text-style-name="P4" draw:layer="layout" svg:width="0.829cm" svg:height="0.603cm" svg:x="14.948cm" svg:y="13.072cm" svg:viewBox="0 0 830 604" draw:points="0,604 0,478 830,0 830,126">
              <text:p/>
            </draw:polygon>
            <draw:line draw:style-name="gr221" draw:text-style-name="P6" draw:layer="layout" svg:x1="14.292cm" svg:y1="12.645cm" svg:x2="15.297cm" svg:y2="13.224cm">
              <text:p/>
            </draw:line>
            <draw:line draw:style-name="gr222" draw:text-style-name="P6" draw:layer="layout" svg:x1="14.38cm" svg:y1="12.594cm" svg:x2="15.385cm" svg:y2="13.173cm">
              <text:p/>
            </draw:line>
            <draw:line draw:style-name="gr223" draw:text-style-name="P6" draw:layer="layout" svg:x1="14.467cm" svg:y1="12.544cm" svg:x2="15.472cm" svg:y2="13.123cm">
              <text:p/>
            </draw:line>
            <draw:line draw:style-name="gr224" draw:text-style-name="P6" draw:layer="layout" svg:x1="15.341cm" svg:y1="13.047cm" svg:x2="15.429cm" svg:y2="12.997cm">
              <text:p/>
            </draw:line>
            <draw:line draw:style-name="gr225" draw:text-style-name="P6" draw:layer="layout" svg:x1="15.254cm" svg:y1="12.996cm" svg:x2="15.342cm" svg:y2="12.946cm">
              <text:p/>
            </draw:line>
            <draw:line draw:style-name="gr226" draw:text-style-name="P6" draw:layer="layout" svg:x1="15.166cm" svg:y1="12.946cm" svg:x2="15.254cm" svg:y2="12.896cm">
              <text:p/>
            </draw:line>
            <draw:line draw:style-name="gr227" draw:text-style-name="P6" draw:layer="layout" svg:x1="15.21cm" svg:y1="13.072cm" svg:x2="15.298cm" svg:y2="13.022cm">
              <text:p/>
            </draw:line>
            <draw:line draw:style-name="gr228" draw:text-style-name="P6" draw:layer="layout" svg:x1="15.122cm" svg:y1="13.021cm" svg:x2="15.21cm" svg:y2="12.971cm">
              <text:p/>
            </draw:line>
            <draw:line draw:style-name="gr229" draw:text-style-name="P6" draw:layer="layout" svg:x1="15.035cm" svg:y1="12.971cm" svg:x2="15.123cm" svg:y2="12.921cm">
              <text:p/>
            </draw:line>
            <draw:line draw:style-name="gr230" draw:text-style-name="P6" draw:layer="layout" svg:x1="15.079cm" svg:y1="12.896cm" svg:x2="15.167cm" svg:y2="12.846cm">
              <text:p/>
            </draw:line>
            <draw:line draw:style-name="gr231" draw:text-style-name="P6" draw:layer="layout" svg:x1="14.948cm" svg:y1="12.921cm" svg:x2="15.036cm" svg:y2="12.871cm">
              <text:p/>
            </draw:line>
            <draw:line draw:style-name="gr232" draw:text-style-name="P6" draw:layer="layout" svg:x1="14.991cm" svg:y1="12.846cm" svg:x2="15.079cm" svg:y2="12.796cm">
              <text:p/>
            </draw:line>
            <draw:line draw:style-name="gr233" draw:text-style-name="P6" draw:layer="layout" svg:x1="14.904cm" svg:y1="12.795cm" svg:x2="14.992cm" svg:y2="12.745cm">
              <text:p/>
            </draw:line>
            <draw:line draw:style-name="gr234" draw:text-style-name="P6" draw:layer="layout" svg:x1="14.817cm" svg:y1="12.745cm" svg:x2="14.905cm" svg:y2="12.695cm">
              <text:p/>
            </draw:line>
            <draw:line draw:style-name="gr235" draw:text-style-name="P6" draw:layer="layout" svg:x1="14.86cm" svg:y1="12.871cm" svg:x2="14.948cm" svg:y2="12.821cm">
              <text:p/>
            </draw:line>
            <draw:line draw:style-name="gr236" draw:text-style-name="P6" draw:layer="layout" svg:x1="14.773cm" svg:y1="12.82cm" svg:x2="14.861cm" svg:y2="12.77cm">
              <text:p/>
            </draw:line>
            <draw:line draw:style-name="gr237" draw:text-style-name="P6" draw:layer="layout" svg:x1="14.686cm" svg:y1="12.77cm" svg:x2="14.774cm" svg:y2="12.72cm">
              <text:p/>
            </draw:line>
            <draw:line draw:style-name="gr238" draw:text-style-name="P6" draw:layer="layout" svg:x1="14.729cm" svg:y1="12.695cm" svg:x2="14.817cm" svg:y2="12.645cm">
              <text:p/>
            </draw:line>
            <draw:line draw:style-name="gr239" draw:text-style-name="P6" draw:layer="layout" svg:x1="14.598cm" svg:y1="12.72cm" svg:x2="14.686cm" svg:y2="12.67cm">
              <text:p/>
            </draw:line>
            <draw:line draw:style-name="gr240" draw:text-style-name="P6" draw:layer="layout" svg:x1="14.642cm" svg:y1="12.644cm" svg:x2="14.73cm" svg:y2="12.594cm">
              <text:p/>
            </draw:line>
            <draw:line draw:style-name="gr241" draw:text-style-name="P6" draw:layer="layout" svg:x1="14.554cm" svg:y1="12.594cm" svg:x2="14.642cm" svg:y2="12.544cm">
              <text:p/>
            </draw:line>
            <draw:line draw:style-name="gr242" draw:text-style-name="P6" draw:layer="layout" svg:x1="14.511cm" svg:y1="12.669cm" svg:x2="14.599cm" svg:y2="12.619cm">
              <text:p/>
            </draw:line>
            <draw:line draw:style-name="gr243" draw:text-style-name="P6" draw:layer="layout" svg:x1="15.079cm" svg:y1="13.097cm" svg:x2="15.167cm" svg:y2="13.047cm">
              <text:p/>
            </draw:line>
            <draw:line draw:style-name="gr244" draw:text-style-name="P6" draw:layer="layout" svg:x1="14.991cm" svg:y1="13.047cm" svg:x2="15.079cm" svg:y2="12.997cm">
              <text:p/>
            </draw:line>
            <draw:line draw:style-name="gr245" draw:text-style-name="P6" draw:layer="layout" svg:x1="14.904cm" svg:y1="12.996cm" svg:x2="14.992cm" svg:y2="12.946cm">
              <text:p/>
            </draw:line>
            <draw:line draw:style-name="gr246" draw:text-style-name="P6" draw:layer="layout" svg:x1="14.86cm" svg:y1="13.072cm" svg:x2="14.948cm" svg:y2="13.022cm">
              <text:p/>
            </draw:line>
            <draw:line draw:style-name="gr247" draw:text-style-name="P6" draw:layer="layout" svg:x1="14.773cm" svg:y1="13.021cm" svg:x2="14.861cm" svg:y2="12.971cm">
              <text:p/>
            </draw:line>
            <draw:line draw:style-name="gr248" draw:text-style-name="P6" draw:layer="layout" svg:x1="14.817cm" svg:y1="12.946cm" svg:x2="14.905cm" svg:y2="12.896cm">
              <text:p/>
            </draw:line>
            <draw:line draw:style-name="gr249" draw:text-style-name="P6" draw:layer="layout" svg:x1="14.729cm" svg:y1="12.896cm" svg:x2="14.817cm" svg:y2="12.846cm">
              <text:p/>
            </draw:line>
            <draw:line draw:style-name="gr250" draw:text-style-name="P6" draw:layer="layout" svg:x1="14.642cm" svg:y1="12.846cm" svg:x2="14.73cm" svg:y2="12.796cm">
              <text:p/>
            </draw:line>
            <draw:line draw:style-name="gr251" draw:text-style-name="P6" draw:layer="layout" svg:x1="14.554cm" svg:y1="12.795cm" svg:x2="14.642cm" svg:y2="12.745cm">
              <text:p/>
            </draw:line>
            <draw:line draw:style-name="gr252" draw:text-style-name="P6" draw:layer="layout" svg:x1="14.423cm" svg:y1="12.82cm" svg:x2="14.511cm" svg:y2="12.77cm">
              <text:p/>
            </draw:line>
            <draw:line draw:style-name="gr253" draw:text-style-name="P6" draw:layer="layout" svg:x1="14.467cm" svg:y1="12.745cm" svg:x2="14.555cm" svg:y2="12.695cm">
              <text:p/>
            </draw:line>
            <draw:line draw:style-name="gr254" draw:text-style-name="P6" draw:layer="layout" svg:x1="14.336cm" svg:y1="12.77cm" svg:x2="14.424cm" svg:y2="12.72cm">
              <text:p/>
            </draw:line>
            <draw:line draw:style-name="gr255" draw:text-style-name="P6" draw:layer="layout" svg:x1="15.035cm" svg:y1="13.173cm" svg:x2="15.123cm" svg:y2="13.123cm">
              <text:p/>
            </draw:line>
            <draw:line draw:style-name="gr256" draw:text-style-name="P6" draw:layer="layout" svg:x1="14.948cm" svg:y1="13.122cm" svg:x2="15.036cm" svg:y2="13.072cm">
              <text:p/>
            </draw:line>
            <draw:polygon draw:style-name="gr257" draw:text-style-name="P2" draw:layer="layout" svg:width="1.223cm" svg:height="0.829cm" svg:x="13.724cm" svg:y="12.846cm" svg:viewBox="0 0 1224 830" draw:points="0,126 0,0 1224,704 1224,830">
              <text:p/>
            </draw:polygon>
            <draw:polygon draw:style-name="gr258" draw:text-style-name="P5" draw:layer="layout" svg:width="2.097cm" svg:height="2.439cm" svg:x="13.724cm" svg:y="11.236cm" svg:viewBox="0 0 2098 2440" draw:points="874,0 2098,704 2098,1811 2054,1836 2054,1962 1224,2440 0,1735 0,1610 830,1132 830,25">
              <text:p/>
            </draw:polygon>
            <draw:polygon draw:style-name="gr259" draw:text-style-name="P16" draw:layer="layout" svg:width="0.524cm" svg:height="0.301cm" svg:x="14.249cm" svg:y="12.921cm" svg:viewBox="0 0 525 302" draw:points="0,126 219,0 525,176 306,302">
              <text:p/>
            </draw:polygon>
            <draw:line draw:style-name="gr260" draw:text-style-name="P6" draw:layer="layout" svg:x1="15.297cm" svg:y1="13.122cm" svg:x2="15.385cm" svg:y2="13.072cm">
              <text:p/>
            </draw:line>
            <draw:line draw:style-name="gr261" draw:text-style-name="P6" draw:layer="layout" svg:x1="15.166cm" svg:y1="13.147cm" svg:x2="15.254cm" svg:y2="13.097cm">
              <text:p/>
            </draw:line>
          </draw:g>
        </draw:g>
        <draw:g xml:id="id2" draw:id="id2">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glue-point draw:id="14" svg:x="-3.84cm" svg:y="0.014cm"/>
          <draw:path draw:style-name="gr262" draw:text-style-name="P1" draw:layer="layout" svg:width="0.888cm" svg:height="0.553cm" svg:x="11.15cm" svg:y="15.399cm" svg:viewBox="0 0 889 554" svg:d="M0 554c204 0 889-213 889-383 0-171-74-171-148-171 0 128-741 384-741 554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263" draw:text-style-name="P9" draw:layer="layout" svg:width="0.74cm" svg:height="0.724cm" svg:x="11.15cm" svg:y="15.229cm" svg:viewBox="0 0 741 725" draw:points="0,725 0,427 741,0 741,299">
              <text:p/>
            </draw:polygon>
            <draw:polygon draw:style-name="gr264" draw:text-style-name="P3" draw:layer="layout" svg:width="1.851cm" svg:height="1.065cm" svg:x="10.039cm" svg:y="14.589cm" svg:viewBox="0 0 1852 1066" draw:points="1111,1066 0,427 741,0 1852,640">
              <text:p/>
            </draw:polygon>
            <draw:polygon draw:style-name="gr265" draw:text-style-name="P2" draw:layer="layout" svg:width="1.11cm" svg:height="0.937cm" svg:x="10.039cm" svg:y="15.015cm" svg:viewBox="0 0 1111 938" draw:points="0,299 0,0 1111,640 1111,938">
              <text:p/>
            </draw:polygon>
            <draw:polygon draw:style-name="gr266" draw:text-style-name="P5" draw:layer="layout" svg:width="1.851cm" svg:height="1.364cm" svg:x="10.039cm" svg:y="14.589cm" svg:viewBox="0 0 1852 1365" draw:points="0,725 0,427 741,0 1852,640 1852,938 1111,1365">
              <text:p/>
            </draw:polygon>
            <draw:polygon draw:style-name="gr267" draw:text-style-name="P17" draw:layer="layout" svg:width="0.073cm" svg:height="0.17cm" svg:x="10.928cm" svg:y="15.612cm" svg:viewBox="0 0 74 171" draw:points="0,128 0,0 74,42 74,171">
              <text:p/>
            </draw:polygon>
            <draw:polygon draw:style-name="gr268" draw:text-style-name="P18" draw:layer="layout" svg:width="0.073cm" svg:height="0.809cm" svg:x="10.854cm" svg:y="13.864cm" svg:viewBox="0 0 74 810" draw:points="0,768 0,0 74,0 74,810">
              <text:p/>
            </draw:polygon>
            <draw:polygon draw:style-name="gr269" draw:text-style-name="P18" draw:layer="layout" svg:width="0.073cm" svg:height="0.809cm" svg:x="11.743cm" svg:y="14.376cm" svg:viewBox="0 0 74 810" draw:points="0,768 0,0 74,0 74,810">
              <text:p/>
            </draw:polygon>
          </draw:g>
        </draw:g>
        <draw:g xml:id="id4" draw:id="id4">
          <draw:glue-point draw:id="4" svg:x="0cm" svg:y="0cm"/>
          <draw:glue-point draw:id="5" svg:x="0cm" svg:y="0cm"/>
          <draw:glue-point draw:id="6" svg:x="0cm" svg:y="0cm"/>
          <draw:glue-point draw:id="7" svg:x="0cm" svg:y="0cm"/>
          <draw:glue-point draw:id="8" svg:x="0cm" svg:y="0cm"/>
          <draw:glue-point draw:id="9" svg:x="0cm" svg:y="0cm"/>
          <draw:glue-point draw:id="10" svg:x="0cm" svg:y="0cm"/>
          <draw:glue-point draw:id="11" svg:x="0cm" svg:y="0cm"/>
          <draw:glue-point draw:id="12" svg:x="0cm" svg:y="0cm"/>
          <draw:glue-point draw:id="13" svg:x="0cm" svg:y="0cm"/>
          <draw:path draw:style-name="gr270" draw:text-style-name="P1" draw:layer="layout" svg:width="0.424cm" svg:height="0.265cm" svg:x="9.024cm" svg:y="1.382cm" svg:viewBox="0 0 425 266" svg:d="M0 266c97 0 425-102 425-184s-35-82-70-82c0 61-355 184-355 266z">
            <text:p/>
          </draw:path>
          <draw:g>
            <draw:glue-point draw:id="4" svg:x="0cm" svg:y="0cm"/>
            <draw:glue-point draw:id="5" svg:x="0cm" svg:y="0cm"/>
            <draw:glue-point draw:id="6" svg:x="0cm" svg:y="0cm"/>
            <draw:glue-point draw:id="7" svg:x="0cm" svg:y="0cm"/>
            <draw:glue-point draw:id="8" svg:x="0cm" svg:y="0cm"/>
            <draw:glue-point draw:id="9" svg:x="0cm" svg:y="0cm"/>
            <draw:glue-point draw:id="10" svg:x="0cm" svg:y="0cm"/>
            <draw:glue-point draw:id="11" svg:x="0cm" svg:y="0cm"/>
            <draw:glue-point draw:id="12" svg:x="0cm" svg:y="0cm"/>
            <draw:glue-point draw:id="13" svg:x="0cm" svg:y="0cm"/>
            <draw:glue-point draw:id="14" svg:x="0cm" svg:y="0cm"/>
            <draw:polygon draw:style-name="gr271" draw:text-style-name="P9" draw:layer="layout" svg:width="0.354cm" svg:height="0.347cm" svg:x="9.024cm" svg:y="1.3cm" svg:viewBox="0 0 355 348" draw:points="0,348 0,205 355,0 355,144">
              <text:p/>
            </draw:polygon>
            <draw:polygon draw:style-name="gr272" draw:text-style-name="P3" draw:layer="layout" svg:width="0.885cm" svg:height="0.511cm" svg:x="8.492cm" svg:y="0.993cm" svg:viewBox="0 0 886 512" draw:points="532,512 0,205 355,0 886,307">
              <text:p/>
            </draw:polygon>
            <draw:polygon draw:style-name="gr273" draw:text-style-name="P2" draw:layer="layout" svg:width="0.531cm" svg:height="0.45cm" svg:x="8.492cm" svg:y="1.198cm" svg:viewBox="0 0 532 451" draw:points="0,144 0,0 532,307 532,451">
              <text:p/>
            </draw:polygon>
            <draw:polygon draw:style-name="gr274" draw:text-style-name="P5" draw:layer="layout" svg:width="0.885cm" svg:height="0.655cm" svg:x="8.492cm" svg:y="0.993cm" svg:viewBox="0 0 886 656" draw:points="0,348 0,205 355,0 886,307 886,451 532,656">
              <text:p/>
            </draw:polygon>
            <draw:polygon draw:style-name="gr275" draw:text-style-name="P17" draw:layer="layout" svg:width="0.035cm" svg:height="0.081cm" svg:x="8.917cm" svg:y="1.485cm" svg:viewBox="0 0 36 82" draw:points="0,61 0,0 36,21 36,82">
              <text:p/>
            </draw:polygon>
            <draw:polygon draw:style-name="gr276" draw:text-style-name="P10" draw:layer="layout" svg:width="0.035cm" svg:height="0.081cm" svg:x="8.847cm" svg:y="1.444cm" svg:viewBox="0 0 36 82" draw:points="0,61 0,0 36,21 36,82">
              <text:p/>
            </draw:polygon>
            <draw:line draw:style-name="gr277" draw:text-style-name="P19" draw:layer="layout" svg:x1="8.528cm" svg:y1="1.259cm" svg:x2="8.812cm" svg:y2="1.423cm">
              <text:p/>
            </draw:line>
            <draw:line draw:style-name="gr278" draw:text-style-name="P19" draw:layer="layout" svg:x1="8.528cm" svg:y1="1.28cm" svg:x2="8.812cm" svg:y2="1.444cm">
              <text:p/>
            </draw:line>
            <draw:line draw:style-name="gr279" draw:text-style-name="P19" draw:layer="layout" svg:x1="8.528cm" svg:y1="1.3cm" svg:x2="8.812cm" svg:y2="1.464cm">
              <text:p/>
            </draw:line>
            <draw:line draw:style-name="gr280" draw:text-style-name="P19" draw:layer="layout" svg:x1="8.528cm" svg:y1="1.321cm" svg:x2="8.812cm" svg:y2="1.485cm">
              <text:p/>
            </draw:line>
          </draw:g>
        </draw:g>
        <draw:g xml:id="id7" draw:id="id7">
          <draw:glue-point draw:id="4" svg:x="0.487cm" svg:y="-5cm"/>
          <draw:glue-point draw:id="5" svg:x="2.194cm" svg:y="-3.6cm"/>
          <draw:glue-point draw:id="6" svg:x="4.145cm" svg:y="-1.9cm"/>
          <draw:glue-point draw:id="7" svg:x="4.145cm" svg:y="-0.1cm"/>
          <draw:glue-point draw:id="8" svg:x="4.145cm" svg:y="2cm"/>
          <draw:glue-point draw:id="9" svg:x="2.56cm" svg:y="3.3cm"/>
          <draw:glue-point draw:id="10" svg:x="0.487cm" svg:y="5cm"/>
          <draw:glue-point draw:id="11" svg:x="-3.171cm" svg:y="-0.2cm"/>
          <draw:glue-point draw:id="12" svg:x="-3.171cm" svg:y="-2cm"/>
          <draw:glue-point draw:id="13" svg:x="-1.342cm" svg:y="-3.5cm"/>
          <draw:path draw:style-name="gr281" draw:text-style-name="P1" draw:layer="layout" svg:width="0.765cm" svg:height="0.479cm" svg:x="11.933cm" svg:y="4.44cm" svg:viewBox="0 0 766 480" svg:d="M1 480c56 0 765-156 765-300s-170-180-228-180c0 36-559 216-537 480z">
            <text:p/>
          </draw:path>
          <draw:g>
            <draw:polygon draw:style-name="gr282" draw:text-style-name="P2" draw:layer="layout" svg:width="0.621cm" svg:height="0.839cm" svg:x="11.311cm" svg:y="4.092cm" svg:viewBox="0 0 622 840" draw:points="0,480 0,0 622,360 622,840">
              <text:p/>
            </draw:polygon>
            <draw:polygon draw:style-name="gr283" draw:text-style-name="P9" draw:layer="layout" svg:width="0.621cm" svg:height="0.839cm" svg:x="11.933cm" svg:y="4.092cm" svg:viewBox="0 0 622 840" draw:points="0,840 0,360 622,0 622,480">
              <text:p/>
            </draw:polygon>
            <draw:polygon draw:style-name="gr284" draw:text-style-name="P3" draw:layer="layout" svg:width="1.243cm" svg:height="0.719cm" svg:x="11.311cm" svg:y="3.732cm" svg:viewBox="0 0 1244 720" draw:points="622,720 0,360 622,0 1244,360">
              <text:p/>
            </draw:polygon>
            <draw:polygon draw:style-name="gr285" draw:text-style-name="P10" draw:layer="layout" svg:width="0.041cm" svg:height="0.071cm" svg:x="11.85cm" svg:y="4.452cm" svg:viewBox="0 0 42 72" draw:points="0,48 0,0 42,24 42,72">
              <text:p/>
            </draw:polygon>
            <draw:polygon draw:style-name="gr286" draw:text-style-name="P9" draw:layer="layout" svg:width="0.413cm" svg:height="0.239cm" svg:x="11.518cm" svg:y="3.852cm" svg:viewBox="0 0 414 240" draw:points="0,240 414,0 414,96">
              <text:p/>
            </draw:polygon>
            <draw:polygon draw:style-name="gr287" draw:text-style-name="P2" draw:layer="layout" svg:width="0.413cm" svg:height="0.287cm" svg:x="11.933cm" svg:y="3.852cm" svg:viewBox="0 0 414 288" draw:points="0,96 0,0 414,240 332,288">
              <text:p/>
            </draw:polygon>
            <draw:line draw:style-name="gr288" draw:text-style-name="P6" draw:layer="layout" svg:x1="12.306cm" svg:y1="4.116cm" svg:x2="11.974cm" svg:y2="3.924cm">
              <text:p/>
            </draw:line>
            <draw:polygon draw:style-name="gr289" draw:text-style-name="P9" draw:layer="layout" svg:width="0.413cm" svg:height="0.227cm" svg:x="11.414cm" svg:y="4.572cm" svg:viewBox="0 0 414 228" draw:points="0,168 414,0 414,96 0,228">
              <text:p/>
            </draw:polygon>
            <draw:polygon draw:style-name="gr290" draw:text-style-name="P5" draw:layer="layout" svg:width="0.829cm" svg:height="0.479cm" svg:x="11.518cm" svg:y="3.852cm" svg:viewBox="0 0 830 480" draw:points="0,240 414,0 830,240 414,480">
              <text:p/>
            </draw:polygon>
            <draw:polygon draw:style-name="gr291" draw:text-style-name="P2" draw:layer="layout" svg:width="0.413cm" svg:height="0.299cm" svg:x="11cm" svg:y="4.5cm" svg:viewBox="0 0 414 300" draw:points="0,60 0,0 414,240 414,300">
              <text:p/>
            </draw:polygon>
            <draw:polyline draw:style-name="gr292" draw:text-style-name="P6" draw:layer="layout" svg:width="0.413cm" svg:height="0.275cm" svg:x="11.414cm" svg:y="4.284cm" svg:viewBox="0 0 414 276" draw:points="0,48 0,0 414,240 414,276">
              <text:p/>
            </draw:polyline>
            <draw:polygon draw:style-name="gr293" draw:text-style-name="P3" draw:layer="layout" svg:width="0.829cm" svg:height="0.407cm" svg:x="11cm" svg:y="4.332cm" svg:viewBox="0 0 830 408" draw:points="414,408 0,168 414,0 830,240">
              <text:p/>
            </draw:polygon>
            <draw:path draw:style-name="gr294" draw:text-style-name="P20" draw:layer="layout" svg:width="0.745cm" svg:height="0.347cm" svg:x="11.02cm" svg:y="4.368cm" svg:viewBox="0 0 746 348" svg:d="M290 348c-82-48-207-120-290-168 104-60 311-144 456-180 83 48 186 108 290 168-124 36-332 120-456 180z">
              <text:p/>
            </draw:path>
            <draw:polygon draw:style-name="gr295" draw:text-style-name="P5" draw:layer="layout" svg:width="1.554cm" svg:height="1.199cm" svg:x="11cm" svg:y="3.732cm" svg:viewBox="0 0 1555 1200" draw:points="311,648 311,360 933,0 1555,360 1555,840 933,1200 602,1008 414,1068 0,828 0,768">
              <text:p/>
            </draw:polygon>
          </draw:g>
        </draw:g>
        <draw:g xml:id="id12" draw:id="id12">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lue-point draw:id="12" svg:x="3.21cm" svg:y="1.243cm"/>
          <draw:g>
            <draw:path draw:style-name="gr296" draw:text-style-name="P1" draw:layer="layout" svg:width="0.391cm" svg:height="0.245cm" svg:x="7.89cm" svg:y="15.293cm" svg:viewBox="0 0 392 246" svg:d="M0 246c98 0 392-81 392-143s-10-103-108-103c0 61-286 61-284 246z">
              <text:p/>
            </draw:path>
            <draw:g>
              <draw:polygon draw:style-name="gr297" draw:text-style-name="P2" draw:layer="layout" svg:width="0.177cm" svg:height="0.205cm" svg:x="7.746cm" svg:y="15.334cm" svg:viewBox="0 0 178 206" draw:points="0,123 36,0 178,82 143,206">
                <text:p/>
              </draw:polygon>
              <draw:polygon draw:style-name="gr298" draw:text-style-name="P3" draw:layer="layout" svg:width="0.392cm" svg:height="0.225cm" svg:x="7.782cm" svg:y="15.191cm" svg:viewBox="0 0 393 226" draw:points="0,144 72,82 178,20 250,0 393,82 322,103 214,165 143,226">
                <text:p/>
              </draw:polygon>
              <draw:path draw:style-name="gr299" draw:text-style-name="P4" draw:layer="layout" svg:width="0.321cm" svg:height="0.266cm" svg:x="7.889cm" svg:y="15.272cm" svg:viewBox="0 0 322 267" svg:d="M322 82c0-123-72-82-144-41-71 41-142 41-178 226 0 0 143-82 322-185z">
                <text:p/>
              </draw:path>
              <draw:path draw:style-name="gr300" draw:text-style-name="P5" draw:layer="layout" svg:width="0.463cm" svg:height="0.348cm" svg:x="7.746cm" svg:y="15.191cm" svg:viewBox="0 0 464 349" svg:d="M286 0c-72 20-72 20-143 61-36 21-107 42-143 206 72 41 72 41 143 82 41-18 250-143 321-184 0-104-71-104-178-165z">
                <text:p/>
              </draw:path>
            </draw:g>
          </draw:g>
          <draw:g>
            <draw:path draw:style-name="gr301" draw:text-style-name="P1" draw:layer="layout" svg:width="0.642cm" svg:height="0.492cm" svg:x="7.568cm" svg:y="14.307cm" svg:viewBox="0 0 643 493" svg:d="M2 493c98 0 641-21 641-206 0-184-186-287-285-287 0 61-392 41-356 493z">
              <text:p/>
            </draw:path>
            <draw:g>
              <draw:polygon draw:style-name="gr302" draw:text-style-name="P2" draw:layer="layout" svg:width="0.356cm" svg:height="0.286cm" svg:x="7.21cm" svg:y="14.512cm" svg:viewBox="0 0 357 287" draw:points="0,82 0,0 357,206 357,287">
                <text:p/>
              </draw:polygon>
              <draw:polygon draw:style-name="gr303" draw:text-style-name="P2" draw:layer="layout" svg:width="0.356cm" svg:height="0.348cm" svg:x="7.496cm" svg:y="14.204cm" svg:viewBox="0 0 357 349" draw:points="0,144 0,0 357,206 357,349">
                <text:p/>
              </draw:polygon>
              <draw:polygon draw:style-name="gr304" draw:text-style-name="P3" draw:layer="layout" svg:width="0.642cm" svg:height="0.369cm" svg:x="7.21cm" svg:y="14.348cm" svg:viewBox="0 0 643 370" draw:points="0,165 286,0 643,206 357,370">
                <text:p/>
              </draw:polygon>
              <draw:line draw:style-name="gr305" draw:text-style-name="P6" draw:layer="layout" svg:x1="7.496cm" svg:y1="14.348cm" svg:x2="7.853cm" svg:y2="14.554cm">
                <text:p/>
              </draw:line>
              <draw:polygon draw:style-name="gr306" draw:text-style-name="P4" draw:layer="layout" svg:width="0.356cm" svg:height="0.348cm" svg:x="7.568cm" svg:y="14.451cm" svg:viewBox="0 0 357 349" draw:points="0,349 0,267 286,103 286,0 357,41 357,144">
                <text:p/>
              </draw:polygon>
              <draw:polygon draw:style-name="gr307" draw:text-style-name="P2" draw:layer="layout" svg:width="1.142cm" svg:height="1.561cm" svg:x="6.818cm" svg:y="12.951cm" svg:viewBox="0 0 1143 1562" draw:points="0,904 0,0 1143,658 1143,1562">
                <text:p/>
              </draw:polygon>
              <draw:polygon draw:style-name="gr308" draw:text-style-name="P7" draw:layer="layout" svg:width="1.071cm" svg:height="1.437cm" svg:x="6.854cm" svg:y="13.013cm" svg:viewBox="0 0 1072 1438" draw:points="0,822 0,0 1072,616 1072,1438">
                <text:p/>
              </draw:polygon>
              <draw:polygon draw:style-name="gr309" draw:text-style-name="P3" draw:layer="layout" svg:width="1.213cm" svg:height="0.697cm" svg:x="6.818cm" svg:y="12.91cm" svg:viewBox="0 0 1214 698" draw:points="1143,698 0,41 72,0 1214,658">
                <text:p/>
              </draw:polygon>
              <draw:polygon draw:style-name="gr310" draw:text-style-name="P4" draw:layer="layout" svg:width="0.071cm" svg:height="0.944cm" svg:x="7.961cm" svg:y="13.568cm" svg:viewBox="0 0 72 945" draw:points="0,945 0,41 72,0 72,904">
                <text:p/>
              </draw:polygon>
              <draw:polygon draw:style-name="gr311" draw:text-style-name="P5" draw:layer="layout" svg:width="1.213cm" svg:height="1.889cm" svg:x="6.818cm" svg:y="12.91cm" svg:viewBox="0 0 1214 1890" draw:points="72,0 1214,658 1214,1562 1143,1602 1107,1582 1107,1685 750,1890 393,1685 393,1602 678,1438 678,1336 0,945 0,41">
                <text:p/>
              </draw:polygon>
            </draw:g>
          </draw:g>
          <draw:g>
            <draw:path draw:style-name="gr312" draw:text-style-name="P1" draw:layer="layout" svg:width="0.464cm" svg:height="0.245cm" svg:x="7.424cm" svg:y="15.067cm" svg:viewBox="0 0 465 246" svg:d="M2 246c99 0 463-102 463-164s-9-82-107-82c0 61-393 41-356 246z">
              <text:p/>
            </draw:path>
            <draw:g>
              <draw:polygon draw:style-name="gr313" draw:text-style-name="P3" draw:layer="layout" svg:width="1.535cm" svg:height="0.883cm" svg:x="6.282cm" svg:y="14.369cm" svg:viewBox="0 0 1536 884" draw:points="1143,884 0,226 393,0 1536,658">
                <text:p/>
              </draw:polygon>
              <draw:polygon draw:style-name="gr314" draw:text-style-name="P8" draw:layer="layout" svg:width="1.035cm" svg:height="0.595cm" svg:x="6.389cm" svg:y="14.43cm" svg:viewBox="0 0 1036 596" draw:points="0,165 286,0 1036,432 750,596">
                <text:p/>
              </draw:polygon>
              <draw:polygon draw:style-name="gr315" draw:text-style-name="P8" draw:layer="layout" svg:width="0.499cm" svg:height="0.286cm" svg:x="7.21cm" svg:y="14.903cm" svg:viewBox="0 0 500 287" draw:points="0,165 286,0 500,123 214,287">
                <text:p/>
              </draw:polygon>
              <draw:polygon draw:style-name="gr316" draw:text-style-name="P4" draw:layer="layout" svg:width="0.392cm" svg:height="0.307cm" svg:x="7.425cm" svg:y="15.026cm" svg:viewBox="0 0 393 308" draw:points="0,308 0,226 393,0 393,82">
                <text:p/>
              </draw:polygon>
              <draw:line draw:style-name="gr317" draw:text-style-name="P6" draw:layer="layout" svg:x1="6.46cm" svg:y1="14.553cm" svg:x2="7.21cm" svg:y2="14.985cm">
                <text:p/>
              </draw:line>
              <draw:line draw:style-name="gr318" draw:text-style-name="P6" draw:layer="layout" svg:x1="6.532cm" svg:y1="14.512cm" svg:x2="7.282cm" svg:y2="14.944cm">
                <text:p/>
              </draw:line>
              <draw:line draw:style-name="gr319" draw:text-style-name="P6" draw:layer="layout" svg:x1="6.604cm" svg:y1="14.472cm" svg:x2="7.354cm" svg:y2="14.904cm">
                <text:p/>
              </draw:line>
              <draw:line draw:style-name="gr320" draw:text-style-name="P6" draw:layer="layout" svg:x1="7.282cm" svg:y1="14.862cm" svg:x2="7.354cm" svg:y2="14.821cm">
                <text:p/>
              </draw:line>
              <draw:line draw:style-name="gr321" draw:text-style-name="P6" draw:layer="layout" svg:x1="7.21cm" svg:y1="14.82cm" svg:x2="7.282cm" svg:y2="14.779cm">
                <text:p/>
              </draw:line>
              <draw:line draw:style-name="gr322" draw:text-style-name="P6" draw:layer="layout" svg:x1="7.139cm" svg:y1="14.78cm" svg:x2="7.211cm" svg:y2="14.739cm">
                <text:p/>
              </draw:line>
              <draw:line draw:style-name="gr323" draw:text-style-name="P6" draw:layer="layout" svg:x1="7.175cm" svg:y1="14.882cm" svg:x2="7.247cm" svg:y2="14.841cm">
                <text:p/>
              </draw:line>
              <draw:line draw:style-name="gr324" draw:text-style-name="P6" draw:layer="layout" svg:x1="7.104cm" svg:y1="14.841cm" svg:x2="7.176cm" svg:y2="14.8cm">
                <text:p/>
              </draw:line>
              <draw:line draw:style-name="gr325" draw:text-style-name="P6" draw:layer="layout" svg:x1="7.032cm" svg:y1="14.8cm" svg:x2="7.104cm" svg:y2="14.759cm">
                <text:p/>
              </draw:line>
              <draw:line draw:style-name="gr326" draw:text-style-name="P6" draw:layer="layout" svg:x1="7.068cm" svg:y1="14.739cm" svg:x2="7.14cm" svg:y2="14.698cm">
                <text:p/>
              </draw:line>
              <draw:line draw:style-name="gr327" draw:text-style-name="P6" draw:layer="layout" svg:x1="6.96cm" svg:y1="14.759cm" svg:x2="7.032cm" svg:y2="14.718cm">
                <text:p/>
              </draw:line>
              <draw:line draw:style-name="gr328" draw:text-style-name="P6" draw:layer="layout" svg:x1="6.996cm" svg:y1="14.697cm" svg:x2="7.068cm" svg:y2="14.656cm">
                <text:p/>
              </draw:line>
              <draw:line draw:style-name="gr329" draw:text-style-name="P6" draw:layer="layout" svg:x1="6.925cm" svg:y1="14.656cm" svg:x2="6.997cm" svg:y2="14.615cm">
                <text:p/>
              </draw:line>
              <draw:line draw:style-name="gr330" draw:text-style-name="P6" draw:layer="layout" svg:x1="6.854cm" svg:y1="14.615cm" svg:x2="6.926cm" svg:y2="14.574cm">
                <text:p/>
              </draw:line>
              <draw:line draw:style-name="gr331" draw:text-style-name="P6" draw:layer="layout" svg:x1="6.889cm" svg:y1="14.718cm" svg:x2="6.961cm" svg:y2="14.677cm">
                <text:p/>
              </draw:line>
              <draw:line draw:style-name="gr332" draw:text-style-name="P6" draw:layer="layout" svg:x1="6.818cm" svg:y1="14.677cm" svg:x2="6.89cm" svg:y2="14.636cm">
                <text:p/>
              </draw:line>
              <draw:line draw:style-name="gr333" draw:text-style-name="P6" draw:layer="layout" svg:x1="6.746cm" svg:y1="14.636cm" svg:x2="6.818cm" svg:y2="14.595cm">
                <text:p/>
              </draw:line>
              <draw:line draw:style-name="gr334" draw:text-style-name="P6" draw:layer="layout" svg:x1="6.782cm" svg:y1="14.574cm" svg:x2="6.854cm" svg:y2="14.533cm">
                <text:p/>
              </draw:line>
              <draw:line draw:style-name="gr335" draw:text-style-name="P6" draw:layer="layout" svg:x1="6.675cm" svg:y1="14.594cm" svg:x2="6.747cm" svg:y2="14.553cm">
                <text:p/>
              </draw:line>
              <draw:line draw:style-name="gr336" draw:text-style-name="P6" draw:layer="layout" svg:x1="6.71cm" svg:y1="14.533cm" svg:x2="6.782cm" svg:y2="14.492cm">
                <text:p/>
              </draw:line>
              <draw:line draw:style-name="gr337" draw:text-style-name="P6" draw:layer="layout" svg:x1="6.639cm" svg:y1="14.492cm" svg:x2="6.711cm" svg:y2="14.451cm">
                <text:p/>
              </draw:line>
              <draw:line draw:style-name="gr338" draw:text-style-name="P6" draw:layer="layout" svg:x1="6.604cm" svg:y1="14.553cm" svg:x2="6.676cm" svg:y2="14.512cm">
                <text:p/>
              </draw:line>
              <draw:line draw:style-name="gr339" draw:text-style-name="P6" draw:layer="layout" svg:x1="7.068cm" svg:y1="14.903cm" svg:x2="7.14cm" svg:y2="14.862cm">
                <text:p/>
              </draw:line>
              <draw:line draw:style-name="gr340" draw:text-style-name="P6" draw:layer="layout" svg:x1="6.996cm" svg:y1="14.862cm" svg:x2="7.068cm" svg:y2="14.821cm">
                <text:p/>
              </draw:line>
              <draw:line draw:style-name="gr341" draw:text-style-name="P6" draw:layer="layout" svg:x1="6.925cm" svg:y1="14.82cm" svg:x2="6.997cm" svg:y2="14.779cm">
                <text:p/>
              </draw:line>
              <draw:line draw:style-name="gr342" draw:text-style-name="P6" draw:layer="layout" svg:x1="6.889cm" svg:y1="14.882cm" svg:x2="6.961cm" svg:y2="14.841cm">
                <text:p/>
              </draw:line>
              <draw:line draw:style-name="gr343" draw:text-style-name="P6" draw:layer="layout" svg:x1="6.818cm" svg:y1="14.841cm" svg:x2="6.89cm" svg:y2="14.8cm">
                <text:p/>
              </draw:line>
              <draw:line draw:style-name="gr344" draw:text-style-name="P6" draw:layer="layout" svg:x1="6.854cm" svg:y1="14.78cm" svg:x2="6.926cm" svg:y2="14.739cm">
                <text:p/>
              </draw:line>
              <draw:line draw:style-name="gr345" draw:text-style-name="P6" draw:layer="layout" svg:x1="6.782cm" svg:y1="14.739cm" svg:x2="6.854cm" svg:y2="14.698cm">
                <text:p/>
              </draw:line>
              <draw:line draw:style-name="gr346" draw:text-style-name="P6" draw:layer="layout" svg:x1="6.71cm" svg:y1="14.697cm" svg:x2="6.782cm" svg:y2="14.656cm">
                <text:p/>
              </draw:line>
              <draw:line draw:style-name="gr347" draw:text-style-name="P6" draw:layer="layout" svg:x1="6.639cm" svg:y1="14.656cm" svg:x2="6.711cm" svg:y2="14.615cm">
                <text:p/>
              </draw:line>
              <draw:line draw:style-name="gr348" draw:text-style-name="P6" draw:layer="layout" svg:x1="6.532cm" svg:y1="14.677cm" svg:x2="6.604cm" svg:y2="14.636cm">
                <text:p/>
              </draw:line>
              <draw:line draw:style-name="gr349" draw:text-style-name="P6" draw:layer="layout" svg:x1="6.568cm" svg:y1="14.615cm" svg:x2="6.64cm" svg:y2="14.574cm">
                <text:p/>
              </draw:line>
              <draw:line draw:style-name="gr350" draw:text-style-name="P6" draw:layer="layout" svg:x1="6.46cm" svg:y1="14.636cm" svg:x2="6.532cm" svg:y2="14.595cm">
                <text:p/>
              </draw:line>
              <draw:line draw:style-name="gr351" draw:text-style-name="P6" draw:layer="layout" svg:x1="7.032cm" svg:y1="14.965cm" svg:x2="7.104cm" svg:y2="14.924cm">
                <text:p/>
              </draw:line>
              <draw:line draw:style-name="gr352" draw:text-style-name="P6" draw:layer="layout" svg:x1="6.96cm" svg:y1="14.923cm" svg:x2="7.032cm" svg:y2="14.882cm">
                <text:p/>
              </draw:line>
              <draw:line draw:style-name="gr353" draw:text-style-name="P6" draw:layer="layout" svg:x1="7.282cm" svg:y1="15.109cm" svg:x2="7.568cm" svg:y2="14.944cm">
                <text:p/>
              </draw:line>
              <draw:line draw:style-name="gr354" draw:text-style-name="P6" draw:layer="layout" svg:x1="7.354cm" svg:y1="15.15cm" svg:x2="7.64cm" svg:y2="14.985cm">
                <text:p/>
              </draw:line>
              <draw:line draw:style-name="gr355" draw:text-style-name="P6" draw:layer="layout" svg:x1="7.425cm" svg:y1="14.944cm" svg:x2="7.639cm" svg:y2="15.067cm">
                <text:p/>
              </draw:line>
              <draw:line draw:style-name="gr356" draw:text-style-name="P6" draw:layer="layout" svg:x1="7.354cm" svg:y1="14.985cm" svg:x2="7.568cm" svg:y2="15.108cm">
                <text:p/>
              </draw:line>
              <draw:line draw:style-name="gr357" draw:text-style-name="P6" draw:layer="layout" svg:x1="7.282cm" svg:y1="15.026cm" svg:x2="7.425cm" svg:y2="15.108cm">
                <text:p/>
              </draw:line>
              <draw:polygon draw:style-name="gr358" draw:text-style-name="P2" draw:layer="layout" svg:width="1.142cm" svg:height="0.738cm" svg:x="6.282cm" svg:y="14.595cm" svg:viewBox="0 0 1143 739" draw:points="0,82 0,0 1143,658 1143,739">
                <text:p/>
              </draw:polygon>
              <draw:polygon draw:style-name="gr359" draw:text-style-name="P5" draw:layer="layout" svg:width="1.535cm" svg:height="0.964cm" svg:x="6.282cm" svg:y="14.369cm" svg:viewBox="0 0 1536 965" draw:points="393,0 1536,658 1536,739 1143,965 0,308 0,226">
                <text:p/>
              </draw:polygon>
            </draw:g>
          </draw:g>
        </draw:g>
        <draw:g xml:id="id6" draw:id="id6">
          <draw:glue-point draw:id="4" svg:x="4.471cm" svg:y="-1.286cm"/>
          <draw:glue-point draw:id="5" svg:x="4.12cm" svg:y="-0.963cm"/>
          <draw:glue-point draw:id="6" svg:x="3.768cm" svg:y="-0.481cm"/>
          <draw:glue-point draw:id="7" svg:x="4.12cm" svg:y="-0.804cm"/>
          <draw:glue-point draw:id="8" svg:x="4.471cm" svg:y="-1.127cm"/>
          <draw:glue-point draw:id="9" svg:x="4.471cm" svg:y="-1.127cm"/>
          <draw:glue-point draw:id="10" svg:x="3.42cm" svg:y="-0.159cm"/>
          <draw:glue-point draw:id="11" svg:x="2.891cm" svg:y="0.318cm"/>
          <draw:glue-point draw:id="12" svg:x="2.542cm" svg:y="0.64cm"/>
          <draw:glue-point draw:id="13" svg:x="2.191cm" svg:y="0.963cm"/>
          <draw:glue-point draw:id="14" svg:x="1.84cm" svg:y="1.286cm"/>
          <draw:glue-point draw:id="15" svg:x="1.314cm" svg:y="1.772cm"/>
          <draw:glue-point draw:id="16" svg:x="0.962cm" svg:y="2.095cm"/>
          <draw:glue-point draw:id="17" svg:x="0.611cm" svg:y="2.418cm"/>
          <draw:glue-point draw:id="18" svg:x="0.26cm" svg:y="2.74cm"/>
          <draw:glue-point draw:id="19" svg:x="2.014cm" svg:y="-5cm"/>
          <draw:glue-point draw:id="20" svg:x="-4.122cm" svg:y="1.45cm"/>
          <draw:glue-point draw:id="21" svg:x="4.997cm" svg:y="-2.095cm"/>
          <draw:glue-point draw:id="22" svg:x="2.014cm" svg:y="1.45cm"/>
          <draw:glue-point draw:id="23" svg:x="-0.788cm" svg:y="-2.418cm"/>
          <draw:glue-point draw:id="24" svg:x="3.242cm" svg:y="-3.868cm"/>
          <draw:glue-point draw:id="25" svg:x="-3.068cm" svg:y="3.222cm"/>
          <draw:glue-point draw:id="26" svg:x="-4.122cm" svg:y="0.64cm"/>
          <draw:glue-point draw:id="27" svg:x="4.317cm" svg:y="-1.872cm"/>
          <draw:glue-point draw:id="28" svg:x="4.317cm" svg:y="-1.25cm"/>
          <draw:glue-point draw:id="29" svg:x="4.145cm" svg:y="-1.559cm"/>
          <draw:glue-point draw:id="30" svg:x="3.977cm" svg:y="-0.936cm"/>
          <draw:glue-point draw:id="31" svg:x="3.634cm" svg:y="-1.25cm"/>
          <draw:glue-point draw:id="32" svg:x="3.634cm" svg:y="-0.463cm"/>
          <draw:glue-point draw:id="33" svg:x="3.297cm" svg:y="-0.936cm"/>
          <draw:glue-point draw:id="34" svg:x="3.297cm" svg:y="-0.309cm"/>
          <draw:glue-point draw:id="35" svg:x="2.785cm" svg:y="-0.309cm"/>
          <draw:glue-point draw:id="36" svg:x="2.785cm" svg:y="0.309cm"/>
          <draw:glue-point draw:id="37" svg:x="2.445cm" svg:y="0cm"/>
          <draw:glue-point draw:id="38" svg:x="2.445cm" svg:y="0.777cm"/>
          <draw:glue-point draw:id="39" svg:x="2.105cm" svg:y="0.309cm"/>
          <draw:glue-point draw:id="40" svg:x="2.105cm" svg:y="0.936cm"/>
          <draw:glue-point draw:id="41" svg:x="1.765cm" svg:y="0.463cm"/>
          <draw:glue-point draw:id="42" svg:x="1.765cm" svg:y="1.25cm"/>
          <draw:glue-point draw:id="43" svg:x="1.254cm" svg:y="1.09cm"/>
          <draw:glue-point draw:id="44" svg:x="1.254cm" svg:y="1.713cm"/>
          <draw:glue-point draw:id="45" svg:x="0.914cm" svg:y="1.404cm"/>
          <draw:glue-point draw:id="46" svg:x="0.402cm" svg:y="1.713cm"/>
          <draw:glue-point draw:id="47" svg:x="0.574cm" svg:y="2.34cm"/>
          <draw:glue-point draw:id="48" svg:x="0.062cm" svg:y="2.027cm"/>
          <draw:glue-point draw:id="49" svg:x="0.062cm" svg:y="2.809cm"/>
          <draw:glue-point draw:id="50" svg:x="0.574cm" svg:y="-0.309cm"/>
          <draw:path draw:style-name="gr360" draw:text-style-name="P1" draw:layer="layout" svg:width="0.946cm" svg:height="0.757cm" svg:x="8.105cm" svg:y="6.464cm" svg:viewBox="0 0 947 758" svg:d="M947 758c-144 0-947-303-947-455s382-303 526-303c0 91 421 637 421 758z">
            <text:p/>
          </draw:path>
          <draw:g>
            <draw:polygon draw:style-name="gr361" draw:text-style-name="P2" draw:layer="layout" svg:width="1.841cm" svg:height="1.364cm" svg:x="9.158cm" svg:y="5.797cm" svg:viewBox="0 0 1842 1365" draw:points="1842,303 1842,0 0,1061 0,1365">
              <text:p/>
            </draw:polygon>
            <draw:polygon draw:style-name="gr362" draw:text-style-name="P9" draw:layer="layout" svg:width="0.788cm" svg:height="0.757cm" svg:x="8.368cm" svg:y="6.403cm" svg:viewBox="0 0 789 758" draw:points="789,758 789,455 0,0 0,303">
              <text:p/>
            </draw:polygon>
            <draw:polygon draw:style-name="gr363" draw:text-style-name="P3" draw:layer="layout" svg:width="2.631cm" svg:height="1.515cm" svg:x="8.368cm" svg:y="5.342cm" svg:viewBox="0 0 2632 1516" draw:points="789,1516 2632,455 1842,0 0,1061">
              <text:p/>
            </draw:polygon>
            <draw:polygon draw:style-name="gr364" draw:text-style-name="P10" draw:layer="layout" svg:width="0.104cm" svg:height="0.181cm" svg:x="9.263cm" svg:y="6.828cm" svg:viewBox="0 0 105 182" draw:points="105,121 105,0 0,61 0,182">
              <text:p/>
            </draw:polygon>
            <draw:polygon draw:style-name="gr365" draw:text-style-name="P2" draw:layer="layout" svg:width="0.104cm" svg:height="0.363cm" svg:x="11cm" svg:y="5.736cm" svg:viewBox="0 0 105 364" draw:points="105,303 105,0 0,61 0,364">
              <text:p/>
            </draw:polygon>
            <draw:polygon draw:style-name="gr366" draw:text-style-name="P2" draw:layer="layout" svg:width="0.104cm" svg:height="0.363cm" svg:x="9.052cm" svg:y="6.858cm" svg:viewBox="0 0 105 364" draw:points="105,303 105,0 0,61 0,364">
              <text:p/>
            </draw:polygon>
            <draw:polygon draw:style-name="gr367" draw:text-style-name="P5" draw:layer="layout" svg:width="2.736cm" svg:height="1.879cm" svg:x="8.368cm" svg:y="5.342cm" svg:viewBox="0 0 2737 1880" draw:points="2737,697 2737,394 2632,455 1842,0 0,1061 0,1365 684,1759 684,1880">
              <text:p/>
            </draw:polygon>
            <draw:polygon draw:style-name="gr368" draw:text-style-name="P11" draw:layer="layout" svg:width="0.052cm" svg:height="0.09cm" svg:x="10.894cm" svg:y="6.009cm" svg:viewBox="0 0 53 91" draw:points="53,61 53,0 0,30 0,91">
              <text:p/>
            </draw:polygon>
            <draw:polygon draw:style-name="gr369" draw:text-style-name="P11" draw:layer="layout" svg:width="0.052cm" svg:height="0.09cm" svg:x="10.894cm" svg:y="5.888cm" svg:viewBox="0 0 53 91" draw:points="53,61 53,0 0,30 0,91">
              <text:p/>
            </draw:polygon>
            <draw:polygon draw:style-name="gr370" draw:text-style-name="P11" draw:layer="layout" svg:width="0.052cm" svg:height="0.09cm" svg:x="10.789cm" svg:y="6.07cm" svg:viewBox="0 0 53 91" draw:points="53,61 53,0 0,30 0,91">
              <text:p/>
            </draw:polygon>
            <draw:polygon draw:style-name="gr371" draw:text-style-name="P11" draw:layer="layout" svg:width="0.052cm" svg:height="0.09cm" svg:x="10.789cm" svg:y="5.948cm" svg:viewBox="0 0 53 91" draw:points="53,61 53,0 0,30 0,91">
              <text:p/>
            </draw:polygon>
            <draw:polygon draw:style-name="gr372" draw:text-style-name="P11" draw:layer="layout" svg:width="0.052cm" svg:height="0.09cm" svg:x="10.684cm" svg:y="6.131cm" svg:viewBox="0 0 53 91" draw:points="53,61 53,0 0,30 0,91">
              <text:p/>
            </draw:polygon>
            <draw:polygon draw:style-name="gr373" draw:text-style-name="P11" draw:layer="layout" svg:width="0.052cm" svg:height="0.09cm" svg:x="10.684cm" svg:y="6.009cm" svg:viewBox="0 0 53 91" draw:points="53,61 53,0 0,30 0,91">
              <text:p/>
            </draw:polygon>
            <draw:polygon draw:style-name="gr374" draw:text-style-name="P11" draw:layer="layout" svg:width="0.052cm" svg:height="0.09cm" svg:x="10.579cm" svg:y="6.191cm" svg:viewBox="0 0 53 91" draw:points="53,61 53,0 0,30 0,91">
              <text:p/>
            </draw:polygon>
            <draw:polygon draw:style-name="gr375" draw:text-style-name="P11" draw:layer="layout" svg:width="0.052cm" svg:height="0.09cm" svg:x="10.579cm" svg:y="6.07cm" svg:viewBox="0 0 53 91" draw:points="53,61 53,0 0,30 0,91">
              <text:p/>
            </draw:polygon>
            <draw:polygon draw:style-name="gr376" draw:text-style-name="P11" draw:layer="layout" svg:width="0.052cm" svg:height="0.09cm" svg:x="10.421cm" svg:y="6.282cm" svg:viewBox="0 0 53 91" draw:points="53,61 53,0 0,30 0,91">
              <text:p/>
            </draw:polygon>
            <draw:polygon draw:style-name="gr377" draw:text-style-name="P11" draw:layer="layout" svg:width="0.052cm" svg:height="0.09cm" svg:x="10.421cm" svg:y="6.161cm" svg:viewBox="0 0 53 91" draw:points="53,61 53,0 0,30 0,91">
              <text:p/>
            </draw:polygon>
            <draw:polygon draw:style-name="gr378" draw:text-style-name="P11" draw:layer="layout" svg:width="0.052cm" svg:height="0.09cm" svg:x="10.316cm" svg:y="6.343cm" svg:viewBox="0 0 53 91" draw:points="53,61 53,0 0,30 0,91">
              <text:p/>
            </draw:polygon>
            <draw:polygon draw:style-name="gr379" draw:text-style-name="P11" draw:layer="layout" svg:width="0.052cm" svg:height="0.09cm" svg:x="10.316cm" svg:y="6.221cm" svg:viewBox="0 0 53 91" draw:points="53,61 53,0 0,30 0,91">
              <text:p/>
            </draw:polygon>
            <draw:polygon draw:style-name="gr380" draw:text-style-name="P11" draw:layer="layout" svg:width="0.052cm" svg:height="0.09cm" svg:x="10.21cm" svg:y="6.403cm" svg:viewBox="0 0 53 91" draw:points="53,61 53,0 0,30 0,91">
              <text:p/>
            </draw:polygon>
            <draw:polygon draw:style-name="gr381" draw:text-style-name="P11" draw:layer="layout" svg:width="0.052cm" svg:height="0.09cm" svg:x="10.21cm" svg:y="6.282cm" svg:viewBox="0 0 53 91" draw:points="53,61 53,0 0,30 0,91">
              <text:p/>
            </draw:polygon>
            <draw:polygon draw:style-name="gr382" draw:text-style-name="P11" draw:layer="layout" svg:width="0.052cm" svg:height="0.09cm" svg:x="10.105cm" svg:y="6.464cm" svg:viewBox="0 0 53 91" draw:points="53,61 53,0 0,30 0,91">
              <text:p/>
            </draw:polygon>
            <draw:polygon draw:style-name="gr383" draw:text-style-name="P11" draw:layer="layout" svg:width="0.052cm" svg:height="0.09cm" svg:x="10.105cm" svg:y="6.343cm" svg:viewBox="0 0 53 91" draw:points="53,61 53,0 0,30 0,91">
              <text:p/>
            </draw:polygon>
            <draw:polygon draw:style-name="gr384" draw:text-style-name="P11" draw:layer="layout" svg:width="0.052cm" svg:height="0.09cm" svg:x="9.947cm" svg:y="6.555cm" svg:viewBox="0 0 53 91" draw:points="53,61 53,0 0,30 0,91">
              <text:p/>
            </draw:polygon>
            <draw:polygon draw:style-name="gr385" draw:text-style-name="P11" draw:layer="layout" svg:width="0.052cm" svg:height="0.09cm" svg:x="9.947cm" svg:y="6.433cm" svg:viewBox="0 0 53 91" draw:points="53,61 53,0 0,30 0,91">
              <text:p/>
            </draw:polygon>
            <draw:polygon draw:style-name="gr386" draw:text-style-name="P11" draw:layer="layout" svg:width="0.052cm" svg:height="0.09cm" svg:x="9.842cm" svg:y="6.616cm" svg:viewBox="0 0 53 91" draw:points="53,61 53,0 0,30 0,91">
              <text:p/>
            </draw:polygon>
            <draw:polygon draw:style-name="gr387" draw:text-style-name="P11" draw:layer="layout" svg:width="0.052cm" svg:height="0.09cm" svg:x="9.842cm" svg:y="6.494cm" svg:viewBox="0 0 53 91" draw:points="53,61 53,0 0,30 0,91">
              <text:p/>
            </draw:polygon>
            <draw:polygon draw:style-name="gr388" draw:text-style-name="P11" draw:layer="layout" svg:width="0.052cm" svg:height="0.09cm" svg:x="9.737cm" svg:y="6.676cm" svg:viewBox="0 0 53 91" draw:points="53,61 53,0 0,30 0,91">
              <text:p/>
            </draw:polygon>
            <draw:polygon draw:style-name="gr389" draw:text-style-name="P11" draw:layer="layout" svg:width="0.052cm" svg:height="0.09cm" svg:x="9.737cm" svg:y="6.555cm" svg:viewBox="0 0 53 91" draw:points="53,61 53,0 0,30 0,91">
              <text:p/>
            </draw:polygon>
            <draw:polygon draw:style-name="gr390" draw:text-style-name="P11" draw:layer="layout" svg:width="0.052cm" svg:height="0.09cm" svg:x="9.631cm" svg:y="6.737cm" svg:viewBox="0 0 53 91" draw:points="53,61 53,0 0,30 0,91">
              <text:p/>
            </draw:polygon>
            <draw:polygon draw:style-name="gr391" draw:text-style-name="P11" draw:layer="layout" svg:width="0.052cm" svg:height="0.09cm" svg:x="9.631cm" svg:y="6.616cm" svg:viewBox="0 0 53 91" draw:points="53,61 53,0 0,30 0,91">
              <text:p/>
            </draw:polygon>
          </draw:g>
        </draw:g>
        <draw:connector draw:style-name="gr392" draw:text-style-name="P12" draw:layer="layout" svg:x1="7.591cm" svg:y1="8.07cm" svg:x2="8.492cm" svg:y2="1.321cm" draw:start-shape="id3" draw:start-glue-point="1" draw:end-shape="id4" draw:end-glue-point="3" svg:d="M7591 8070v-6749h901" svg:viewBox="0 0 902 6750">
          <text:p/>
        </draw:connector>
        <draw:connector draw:style-name="gr393" draw:text-style-name="P12" draw:layer="layout" svg:x1="9.449cm" svg:y1="1.321cm" svg:x2="13.818cm" svg:y2="1.321cm" draw:start-shape="id4" draw:start-glue-point="1" svg:d="M9449 1321h4369" svg:viewBox="0 0 4370 1">
          <text:p/>
        </draw:connector>
        <draw:connector draw:style-name="gr394" draw:text-style-name="P12" draw:layer="layout" draw:line-skew="0.696cm" svg:x1="7.652cm" svg:y1="8.61cm" svg:x2="9.683cm" svg:y2="6.797cm" draw:start-shape="id5" draw:start-glue-point="1" draw:end-shape="id6" draw:end-glue-point="18" svg:d="M7652 8610v2h2031v-1815" svg:viewBox="0 0 2032 1816">
          <text:p/>
        </draw:connector>
        <draw:connector draw:style-name="gr394" draw:text-style-name="P12" draw:layer="layout" svg:x1="10.9cm" svg:y1="5.931cm" svg:x2="11.849cm" svg:y2="4.932cm" draw:start-shape="id6" draw:start-glue-point="27" draw:end-shape="id7" svg:d="M10900 5931h949v-999" svg:viewBox="0 0 950 1000">
          <text:p/>
        </draw:connector>
        <draw:connector draw:style-name="gr394" draw:text-style-name="P12" draw:layer="layout" draw:line-skew="1.136cm -1.47cm -2.746cm" svg:x1="10.946cm" svg:y1="6.071cm" svg:x2="15.156cm" svg:y2="5.533cm" draw:start-shape="id6" draw:start-glue-point="8" draw:end-shape="id8" draw:end-glue-point="12" svg:d="M10946 6071h2680v-249h3v-289h1527" svg:viewBox="0 0 4211 539">
          <text:p/>
        </draw:connector>
        <draw:connector draw:style-name="gr394" draw:text-style-name="P12" draw:layer="layout" draw:line-skew="-2.736cm" svg:x1="10.735cm" svg:y1="6.192cm" svg:x2="15.103cm" svg:y2="8.599cm" draw:start-shape="id6" draw:start-glue-point="6" draw:end-shape="id9" draw:end-glue-point="12" svg:d="M10735 6192h2904v2407h1464" svg:viewBox="0 0 4369 2408">
          <text:p/>
        </draw:connector>
        <draw:connector draw:style-name="gr394" draw:text-style-name="P12" draw:layer="layout" draw:line-skew="-2.435cm" svg:x1="10.631cm" svg:y1="6.253cm" svg:x2="11.834cm" svg:y2="8.602cm" draw:start-shape="id6" draw:start-glue-point="10" draw:end-shape="id10" draw:end-glue-point="12" svg:d="M10631 6253h44v2349h1159" svg:viewBox="0 0 1204 2350">
          <text:p/>
        </draw:connector>
        <draw:g xml:id="id8" draw:id="id8">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lue-point draw:id="12" svg:x="1.41cm" svg:y="0.311cm"/>
          <draw:g>
            <draw:path draw:style-name="gr395" draw:text-style-name="P1" draw:layer="layout" svg:width="0.391cm" svg:height="0.245cm" svg:x="15.482cm" svg:y="6.52cm" svg:viewBox="0 0 392 246" svg:d="M0 246c98 0 392-81 392-143s-10-103-108-103c0 61-286 61-284 246z">
              <text:p/>
            </draw:path>
            <draw:g>
              <draw:polygon draw:style-name="gr396" draw:text-style-name="P2" draw:layer="layout" svg:width="0.177cm" svg:height="0.205cm" svg:x="15.338cm" svg:y="6.561cm" svg:viewBox="0 0 178 206" draw:points="0,123 36,0 178,82 143,206">
                <text:p/>
              </draw:polygon>
              <draw:polygon draw:style-name="gr397" draw:text-style-name="P3" draw:layer="layout" svg:width="0.392cm" svg:height="0.225cm" svg:x="15.374cm" svg:y="6.418cm" svg:viewBox="0 0 393 226" draw:points="0,144 72,82 178,20 250,0 393,82 322,103 214,165 143,226">
                <text:p/>
              </draw:polygon>
              <draw:path draw:style-name="gr398" draw:text-style-name="P4" draw:layer="layout" svg:width="0.321cm" svg:height="0.266cm" svg:x="15.481cm" svg:y="6.499cm" svg:viewBox="0 0 322 267" svg:d="M322 82c0-123-72-82-144-41-71 41-142 41-178 226 0 0 143-82 322-185z">
                <text:p/>
              </draw:path>
              <draw:path draw:style-name="gr399" draw:text-style-name="P5" draw:layer="layout" svg:width="0.463cm" svg:height="0.348cm" svg:x="15.338cm" svg:y="6.418cm" svg:viewBox="0 0 464 349" svg:d="M286 0c-72 20-72 20-143 61-36 21-107 42-143 206 72 41 72 41 143 82 41-18 250-143 321-184 0-104-71-104-178-165z">
                <text:p/>
              </draw:path>
            </draw:g>
          </draw:g>
          <draw:g>
            <draw:path draw:style-name="gr400" draw:text-style-name="P1" draw:layer="layout" svg:width="0.642cm" svg:height="0.492cm" svg:x="15.16cm" svg:y="5.534cm" svg:viewBox="0 0 643 493" svg:d="M2 493c98 0 641-21 641-206 0-184-186-287-285-287 0 61-392 41-356 493z">
              <text:p/>
            </draw:path>
            <draw:g>
              <draw:polygon draw:style-name="gr401" draw:text-style-name="P2" draw:layer="layout" svg:width="0.356cm" svg:height="0.286cm" svg:x="14.802cm" svg:y="5.739cm" svg:viewBox="0 0 357 287" draw:points="0,82 0,0 357,206 357,287">
                <text:p/>
              </draw:polygon>
              <draw:polygon draw:style-name="gr402" draw:text-style-name="P2" draw:layer="layout" svg:width="0.356cm" svg:height="0.348cm" svg:x="15.088cm" svg:y="5.431cm" svg:viewBox="0 0 357 349" draw:points="0,144 0,0 357,206 357,349">
                <text:p/>
              </draw:polygon>
              <draw:polygon draw:style-name="gr403" draw:text-style-name="P3" draw:layer="layout" svg:width="0.642cm" svg:height="0.369cm" svg:x="14.802cm" svg:y="5.575cm" svg:viewBox="0 0 643 370" draw:points="0,165 286,0 643,206 357,370">
                <text:p/>
              </draw:polygon>
              <draw:line draw:style-name="gr404" draw:text-style-name="P6" draw:layer="layout" svg:x1="15.088cm" svg:y1="5.575cm" svg:x2="15.445cm" svg:y2="5.781cm">
                <text:p/>
              </draw:line>
              <draw:polygon draw:style-name="gr405" draw:text-style-name="P4" draw:layer="layout" svg:width="0.356cm" svg:height="0.348cm" svg:x="15.16cm" svg:y="5.678cm" svg:viewBox="0 0 357 349" draw:points="0,349 0,267 286,103 286,0 357,41 357,144">
                <text:p/>
              </draw:polygon>
              <draw:polygon draw:style-name="gr406" draw:text-style-name="P2" draw:layer="layout" svg:width="1.142cm" svg:height="1.561cm" svg:x="14.41cm" svg:y="4.178cm" svg:viewBox="0 0 1143 1562" draw:points="0,904 0,0 1143,658 1143,1562">
                <text:p/>
              </draw:polygon>
              <draw:polygon draw:style-name="gr407" draw:text-style-name="P7" draw:layer="layout" svg:width="1.071cm" svg:height="1.437cm" svg:x="14.446cm" svg:y="4.24cm" svg:viewBox="0 0 1072 1438" draw:points="0,822 0,0 1072,616 1072,1438">
                <text:p/>
              </draw:polygon>
              <draw:polygon draw:style-name="gr408" draw:text-style-name="P3" draw:layer="layout" svg:width="1.213cm" svg:height="0.697cm" svg:x="14.41cm" svg:y="4.137cm" svg:viewBox="0 0 1214 698" draw:points="1143,698 0,41 72,0 1214,658">
                <text:p/>
              </draw:polygon>
              <draw:polygon draw:style-name="gr409" draw:text-style-name="P4" draw:layer="layout" svg:width="0.071cm" svg:height="0.944cm" svg:x="15.553cm" svg:y="4.795cm" svg:viewBox="0 0 72 945" draw:points="0,945 0,41 72,0 72,904">
                <text:p/>
              </draw:polygon>
              <draw:polygon draw:style-name="gr410" draw:text-style-name="P5" draw:layer="layout" svg:width="1.213cm" svg:height="1.889cm" svg:x="14.41cm" svg:y="4.137cm" svg:viewBox="0 0 1214 1890" draw:points="72,0 1214,658 1214,1562 1143,1602 1107,1582 1107,1685 750,1890 393,1685 393,1602 678,1438 678,1336 0,945 0,41">
                <text:p/>
              </draw:polygon>
            </draw:g>
          </draw:g>
          <draw:g>
            <draw:path draw:style-name="gr411" draw:text-style-name="P1" draw:layer="layout" svg:width="0.464cm" svg:height="0.245cm" svg:x="15.016cm" svg:y="6.294cm" svg:viewBox="0 0 465 246" svg:d="M2 246c99 0 463-102 463-164s-9-82-107-82c0 61-393 41-356 246z">
              <text:p/>
            </draw:path>
            <draw:g>
              <draw:polygon draw:style-name="gr412" draw:text-style-name="P3" draw:layer="layout" svg:width="1.535cm" svg:height="0.883cm" svg:x="13.874cm" svg:y="5.596cm" svg:viewBox="0 0 1536 884" draw:points="1143,884 0,226 393,0 1536,658">
                <text:p/>
              </draw:polygon>
              <draw:polygon draw:style-name="gr413" draw:text-style-name="P8" draw:layer="layout" svg:width="1.035cm" svg:height="0.595cm" svg:x="13.981cm" svg:y="5.657cm" svg:viewBox="0 0 1036 596" draw:points="0,165 286,0 1036,432 750,596">
                <text:p/>
              </draw:polygon>
              <draw:polygon draw:style-name="gr414" draw:text-style-name="P8" draw:layer="layout" svg:width="0.499cm" svg:height="0.286cm" svg:x="14.802cm" svg:y="6.13cm" svg:viewBox="0 0 500 287" draw:points="0,165 286,0 500,123 214,287">
                <text:p/>
              </draw:polygon>
              <draw:polygon draw:style-name="gr415" draw:text-style-name="P4" draw:layer="layout" svg:width="0.392cm" svg:height="0.307cm" svg:x="15.017cm" svg:y="6.253cm" svg:viewBox="0 0 393 308" draw:points="0,308 0,226 393,0 393,82">
                <text:p/>
              </draw:polygon>
              <draw:line draw:style-name="gr416" draw:text-style-name="P6" draw:layer="layout" svg:x1="14.052cm" svg:y1="5.78cm" svg:x2="14.802cm" svg:y2="6.212cm">
                <text:p/>
              </draw:line>
              <draw:line draw:style-name="gr417" draw:text-style-name="P6" draw:layer="layout" svg:x1="14.124cm" svg:y1="5.739cm" svg:x2="14.874cm" svg:y2="6.171cm">
                <text:p/>
              </draw:line>
              <draw:line draw:style-name="gr418" draw:text-style-name="P6" draw:layer="layout" svg:x1="14.196cm" svg:y1="5.699cm" svg:x2="14.946cm" svg:y2="6.131cm">
                <text:p/>
              </draw:line>
              <draw:line draw:style-name="gr419" draw:text-style-name="P6" draw:layer="layout" svg:x1="14.874cm" svg:y1="6.089cm" svg:x2="14.946cm" svg:y2="6.048cm">
                <text:p/>
              </draw:line>
              <draw:line draw:style-name="gr420" draw:text-style-name="P6" draw:layer="layout" svg:x1="14.802cm" svg:y1="6.047cm" svg:x2="14.874cm" svg:y2="6.006cm">
                <text:p/>
              </draw:line>
              <draw:line draw:style-name="gr421" draw:text-style-name="P6" draw:layer="layout" svg:x1="14.731cm" svg:y1="6.007cm" svg:x2="14.803cm" svg:y2="5.966cm">
                <text:p/>
              </draw:line>
              <draw:line draw:style-name="gr422" draw:text-style-name="P6" draw:layer="layout" svg:x1="14.767cm" svg:y1="6.109cm" svg:x2="14.839cm" svg:y2="6.068cm">
                <text:p/>
              </draw:line>
              <draw:line draw:style-name="gr423" draw:text-style-name="P6" draw:layer="layout" svg:x1="14.696cm" svg:y1="6.068cm" svg:x2="14.768cm" svg:y2="6.027cm">
                <text:p/>
              </draw:line>
              <draw:line draw:style-name="gr424" draw:text-style-name="P6" draw:layer="layout" svg:x1="14.624cm" svg:y1="6.027cm" svg:x2="14.696cm" svg:y2="5.986cm">
                <text:p/>
              </draw:line>
              <draw:line draw:style-name="gr425" draw:text-style-name="P6" draw:layer="layout" svg:x1="14.66cm" svg:y1="5.966cm" svg:x2="14.732cm" svg:y2="5.925cm">
                <text:p/>
              </draw:line>
              <draw:line draw:style-name="gr426" draw:text-style-name="P6" draw:layer="layout" svg:x1="14.552cm" svg:y1="5.986cm" svg:x2="14.624cm" svg:y2="5.945cm">
                <text:p/>
              </draw:line>
              <draw:line draw:style-name="gr427" draw:text-style-name="P6" draw:layer="layout" svg:x1="14.588cm" svg:y1="5.924cm" svg:x2="14.66cm" svg:y2="5.883cm">
                <text:p/>
              </draw:line>
              <draw:line draw:style-name="gr428" draw:text-style-name="P6" draw:layer="layout" svg:x1="14.517cm" svg:y1="5.883cm" svg:x2="14.589cm" svg:y2="5.842cm">
                <text:p/>
              </draw:line>
              <draw:line draw:style-name="gr429" draw:text-style-name="P6" draw:layer="layout" svg:x1="14.446cm" svg:y1="5.842cm" svg:x2="14.518cm" svg:y2="5.801cm">
                <text:p/>
              </draw:line>
              <draw:line draw:style-name="gr430" draw:text-style-name="P6" draw:layer="layout" svg:x1="14.481cm" svg:y1="5.945cm" svg:x2="14.553cm" svg:y2="5.904cm">
                <text:p/>
              </draw:line>
              <draw:line draw:style-name="gr431" draw:text-style-name="P6" draw:layer="layout" svg:x1="14.41cm" svg:y1="5.904cm" svg:x2="14.482cm" svg:y2="5.863cm">
                <text:p/>
              </draw:line>
              <draw:line draw:style-name="gr432" draw:text-style-name="P6" draw:layer="layout" svg:x1="14.338cm" svg:y1="5.863cm" svg:x2="14.41cm" svg:y2="5.822cm">
                <text:p/>
              </draw:line>
              <draw:line draw:style-name="gr433" draw:text-style-name="P6" draw:layer="layout" svg:x1="14.374cm" svg:y1="5.801cm" svg:x2="14.446cm" svg:y2="5.76cm">
                <text:p/>
              </draw:line>
              <draw:line draw:style-name="gr434" draw:text-style-name="P6" draw:layer="layout" svg:x1="14.267cm" svg:y1="5.821cm" svg:x2="14.339cm" svg:y2="5.78cm">
                <text:p/>
              </draw:line>
              <draw:line draw:style-name="gr435" draw:text-style-name="P6" draw:layer="layout" svg:x1="14.302cm" svg:y1="5.76cm" svg:x2="14.374cm" svg:y2="5.719cm">
                <text:p/>
              </draw:line>
              <draw:line draw:style-name="gr436" draw:text-style-name="P6" draw:layer="layout" svg:x1="14.231cm" svg:y1="5.719cm" svg:x2="14.303cm" svg:y2="5.678cm">
                <text:p/>
              </draw:line>
              <draw:line draw:style-name="gr437" draw:text-style-name="P6" draw:layer="layout" svg:x1="14.196cm" svg:y1="5.78cm" svg:x2="14.268cm" svg:y2="5.739cm">
                <text:p/>
              </draw:line>
              <draw:line draw:style-name="gr438" draw:text-style-name="P6" draw:layer="layout" svg:x1="14.66cm" svg:y1="6.13cm" svg:x2="14.732cm" svg:y2="6.089cm">
                <text:p/>
              </draw:line>
              <draw:line draw:style-name="gr439" draw:text-style-name="P6" draw:layer="layout" svg:x1="14.588cm" svg:y1="6.089cm" svg:x2="14.66cm" svg:y2="6.048cm">
                <text:p/>
              </draw:line>
              <draw:line draw:style-name="gr440" draw:text-style-name="P6" draw:layer="layout" svg:x1="14.517cm" svg:y1="6.047cm" svg:x2="14.589cm" svg:y2="6.006cm">
                <text:p/>
              </draw:line>
              <draw:line draw:style-name="gr441" draw:text-style-name="P6" draw:layer="layout" svg:x1="14.481cm" svg:y1="6.109cm" svg:x2="14.553cm" svg:y2="6.068cm">
                <text:p/>
              </draw:line>
              <draw:line draw:style-name="gr442" draw:text-style-name="P6" draw:layer="layout" svg:x1="14.41cm" svg:y1="6.068cm" svg:x2="14.482cm" svg:y2="6.027cm">
                <text:p/>
              </draw:line>
              <draw:line draw:style-name="gr443" draw:text-style-name="P6" draw:layer="layout" svg:x1="14.446cm" svg:y1="6.007cm" svg:x2="14.518cm" svg:y2="5.966cm">
                <text:p/>
              </draw:line>
              <draw:line draw:style-name="gr444" draw:text-style-name="P6" draw:layer="layout" svg:x1="14.374cm" svg:y1="5.966cm" svg:x2="14.446cm" svg:y2="5.925cm">
                <text:p/>
              </draw:line>
              <draw:line draw:style-name="gr445" draw:text-style-name="P6" draw:layer="layout" svg:x1="14.302cm" svg:y1="5.924cm" svg:x2="14.374cm" svg:y2="5.883cm">
                <text:p/>
              </draw:line>
              <draw:line draw:style-name="gr446" draw:text-style-name="P6" draw:layer="layout" svg:x1="14.231cm" svg:y1="5.883cm" svg:x2="14.303cm" svg:y2="5.842cm">
                <text:p/>
              </draw:line>
              <draw:line draw:style-name="gr447" draw:text-style-name="P6" draw:layer="layout" svg:x1="14.124cm" svg:y1="5.904cm" svg:x2="14.196cm" svg:y2="5.863cm">
                <text:p/>
              </draw:line>
              <draw:line draw:style-name="gr448" draw:text-style-name="P6" draw:layer="layout" svg:x1="14.16cm" svg:y1="5.842cm" svg:x2="14.232cm" svg:y2="5.801cm">
                <text:p/>
              </draw:line>
              <draw:line draw:style-name="gr449" draw:text-style-name="P6" draw:layer="layout" svg:x1="14.052cm" svg:y1="5.863cm" svg:x2="14.124cm" svg:y2="5.822cm">
                <text:p/>
              </draw:line>
              <draw:line draw:style-name="gr450" draw:text-style-name="P6" draw:layer="layout" svg:x1="14.624cm" svg:y1="6.192cm" svg:x2="14.696cm" svg:y2="6.151cm">
                <text:p/>
              </draw:line>
              <draw:line draw:style-name="gr451" draw:text-style-name="P6" draw:layer="layout" svg:x1="14.552cm" svg:y1="6.15cm" svg:x2="14.624cm" svg:y2="6.109cm">
                <text:p/>
              </draw:line>
              <draw:line draw:style-name="gr452" draw:text-style-name="P6" draw:layer="layout" svg:x1="14.874cm" svg:y1="6.336cm" svg:x2="15.16cm" svg:y2="6.171cm">
                <text:p/>
              </draw:line>
              <draw:line draw:style-name="gr453" draw:text-style-name="P6" draw:layer="layout" svg:x1="14.946cm" svg:y1="6.377cm" svg:x2="15.232cm" svg:y2="6.212cm">
                <text:p/>
              </draw:line>
              <draw:line draw:style-name="gr454" draw:text-style-name="P6" draw:layer="layout" svg:x1="15.017cm" svg:y1="6.171cm" svg:x2="15.231cm" svg:y2="6.294cm">
                <text:p/>
              </draw:line>
              <draw:line draw:style-name="gr455" draw:text-style-name="P6" draw:layer="layout" svg:x1="14.946cm" svg:y1="6.212cm" svg:x2="15.16cm" svg:y2="6.335cm">
                <text:p/>
              </draw:line>
              <draw:line draw:style-name="gr456" draw:text-style-name="P6" draw:layer="layout" svg:x1="14.874cm" svg:y1="6.253cm" svg:x2="15.017cm" svg:y2="6.335cm">
                <text:p/>
              </draw:line>
              <draw:polygon draw:style-name="gr457" draw:text-style-name="P2" draw:layer="layout" svg:width="1.142cm" svg:height="0.738cm" svg:x="13.874cm" svg:y="5.822cm" svg:viewBox="0 0 1143 739" draw:points="0,82 0,0 1143,658 1143,739">
                <text:p/>
              </draw:polygon>
              <draw:polygon draw:style-name="gr458" draw:text-style-name="P5" draw:layer="layout" svg:width="1.535cm" svg:height="0.964cm" svg:x="13.874cm" svg:y="5.596cm" svg:viewBox="0 0 1536 965" draw:points="393,0 1536,658 1536,739 1143,965 0,308 0,226">
                <text:p/>
              </draw:polygon>
            </draw:g>
          </draw:g>
        </draw:g>
        <draw:connector draw:style-name="gr161" draw:text-style-name="P12" draw:layer="layout" draw:line-skew="-0.409cm" svg:x1="7.591cm" svg:y1="11.49cm" svg:x2="9.683cm" svg:y2="11.763cm" draw:start-shape="id11" draw:start-glue-point="1" draw:end-shape="id1" draw:end-glue-point="18" svg:d="M7591 11490v815h2092v-542" svg:viewBox="0 0 2093 816">
          <text:p/>
        </draw:connector>
        <draw:connector draw:style-name="gr161" draw:text-style-name="P12" draw:layer="layout" svg:x1="9.893cm" svg:y1="11.641cm" svg:x2="7.924cm" svg:y2="14.551cm" draw:start-shape="id1" draw:start-glue-point="16" draw:end-shape="id12" draw:end-glue-point="12" svg:d="M9893 11641v2910h-1969" svg:viewBox="0 0 1970 2911">
          <text:p/>
        </draw:connector>
        <draw:frame draw:style-name="gr459" draw:text-style-name="P13" draw:layer="layout" svg:width="2.849cm" svg:height="0.784cm" svg:x="11.593cm" svg:y="3.134cm">
          <draw:text-box>
            <text:p text:style-name="P12"><text:span text:style-name="T6">10.16.123.200</text:span></text:p>
          </draw:text-box>
        </draw:frame>
        <draw:frame draw:style-name="gr459" draw:text-style-name="P13" draw:layer="layout" svg:width="2.849cm" svg:height="0.784cm" svg:x="14.135cm" svg:y="3.5cm">
          <draw:text-box>
            <text:p text:style-name="P12"><text:span text:style-name="T6">10.16.123.101</text:span></text:p>
          </draw:text-box>
        </draw:frame>
        <draw:frame draw:style-name="gr459" draw:text-style-name="P13" draw:layer="layout" svg:width="2.849cm" svg:height="0.784cm" svg:x="14.136cm" svg:y="6.541cm">
          <draw:text-box>
            <text:p text:style-name="P12"><text:span text:style-name="T6">10.16.123.102</text:span></text:p>
          </draw:text-box>
        </draw:frame>
        <draw:frame draw:style-name="gr459" draw:text-style-name="P13" draw:layer="layout" svg:width="2.849cm" svg:height="0.784cm" svg:x="10.9cm" svg:y="6.541cm">
          <draw:text-box>
            <text:p text:style-name="P12"><text:span text:style-name="T6">10.16.123.103</text:span></text:p>
          </draw:text-box>
        </draw:frame>
        <draw:frame draw:style-name="gr459" draw:text-style-name="P21" draw:layer="layout" svg:width="2.849cm" svg:height="0.784cm" svg:x="10.681cm" svg:y="13.509cm">
          <draw:text-box>
            <text:p text:style-name="P12"><text:span text:style-name="T7">192.168.99.10</text:span></text:p>
          </draw:text-box>
        </draw:frame>
        <draw:frame draw:style-name="gr459" draw:text-style-name="P21" draw:layer="layout" svg:width="2.849cm" svg:height="0.784cm" svg:x="13.941cm" svg:y="10.6cm">
          <draw:text-box>
            <text:p text:style-name="P12"><text:span text:style-name="T7">192.168.99.50</text:span></text:p>
          </draw:text-box>
        </draw:frame>
        <draw:frame draw:style-name="gr459" draw:text-style-name="P21" draw:layer="layout" svg:width="2.849cm" svg:height="0.784cm" svg:x="13.941cm" svg:y="13.8cm">
          <draw:text-box>
            <text:p text:style-name="P12"><text:span text:style-name="T7">192.168.99.51</text:span></text:p>
          </draw:text-box>
        </draw:frame>
        <draw:g>
          <draw:line draw:style-name="gr460" draw:text-style-name="P22" xml:id="id11" draw:id="id11" draw:layer="layout" svg:x1="4.722cm" svg:y1="11.49cm" svg:x2="7.591cm" svg:y2="11.49cm">
            <text:p/>
          </draw:line>
          <draw:line draw:style-name="gr461" draw:text-style-name="P22" xml:id="id3" draw:id="id3" draw:layer="layout" svg:x1="4.951cm" svg:y1="8.07cm" svg:x2="7.591cm" svg:y2="8.07cm">
            <text:p/>
          </draw:line>
          <draw:line draw:style-name="gr462" draw:text-style-name="P22" xml:id="id5" draw:id="id5" draw:layer="layout" svg:x1="4.783cm" svg:y1="8.61cm" svg:x2="7.652cm" svg:y2="8.61cm">
            <text:p/>
          </draw:line>
          <draw:custom-shape draw:style-name="gr463" draw:text-style-name="P22" draw:layer="layout" svg:width="6.979cm" svg:height="8.807cm" svg:x="-0.004cm" svg:y="3.8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4" draw:text-style-name="P24" draw:layer="layout" svg:width="0.5cm" svg:height="0.5cm" svg:x="6.723cm" svg:y="7.82cm">
            <text:p text:style-name="P23"><text:span text:style-name="T8">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5" draw:text-style-name="P25" draw:layer="layout" svg:width="0.5cm" svg:height="0.5cm" svg:x="6.723cm" svg:y="8.36cm">
            <text:p text:style-name="P23"><text:span text:style-name="T8">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62" draw:text-style-name="P22" draw:layer="layout" svg:x1="4.722cm" svg:y1="6.302cm" svg:x2="6.182cm" svg:y2="6.302cm">
            <text:p/>
          </draw:line>
          <draw:line draw:style-name="gr462" draw:text-style-name="P22" draw:layer="layout" svg:x1="6.182cm" svg:y1="6.276cm" svg:x2="6.182cm" svg:y2="8.609cm">
            <text:p/>
          </draw:line>
          <draw:line draw:style-name="gr466" draw:text-style-name="P22" draw:layer="layout" svg:x1="4.722cm" svg:y1="9.128cm" svg:x2="6.209cm" svg:y2="9.128cm">
            <text:p/>
          </draw:line>
          <draw:line draw:style-name="gr466" draw:text-style-name="P22" draw:layer="layout" svg:x1="6.182cm" svg:y1="10.968cm" svg:x2="6.182cm" svg:y2="9.128cm">
            <text:p/>
          </draw:line>
          <draw:line draw:style-name="gr466" draw:text-style-name="P22" draw:layer="layout" svg:x1="6.208cm" svg:y1="10.968cm" svg:x2="4.722cm" svg:y2="10.968cm">
            <text:p/>
          </draw:line>
          <draw:g>
            <draw:frame draw:style-name="gr162" draw:text-style-name="P13" draw:layer="layout" svg:width="2.934cm" svg:height="1.85cm" svg:x="0.265cm" svg:y="4.832cm">
              <draw:text-box>
                <text:p text:style-name="P12"><text:span text:style-name="T1">VM: Server</text:span><text:span text:style-name="T2"><text:line-break/></text:span><text:span text:style-name="T2">linuxmuster.net</text:span><text:span text:style-name="T2"><text:line-break/></text:span><text:span text:style-name="T6">10.16.1.1</text:span></text:p>
              </draw:text-box>
            </draw:frame>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467" draw:text-style-name="P1" draw:layer="layout" svg:width="1.318cm" svg:height="0.819cm" svg:x="3.879cm" svg:y="5.951cm" svg:viewBox="0 0 1319 820" svg:d="M1 820c355 0 1280-185 1315-451 36-266-294-369-391-369 0 62-960 369-924 820z">
                  <text:p/>
                </draw:path>
                <draw:g>
                  <draw:polygon draw:style-name="gr468" draw:text-style-name="P2" draw:layer="layout" svg:width="0.71cm" svg:height="1.864cm" svg:x="3.168cm" svg:y="4.926cm" svg:viewBox="0 0 711 1865" draw:points="0,1455 0,0 711,410 711,1865">
                    <text:p/>
                  </draw:polygon>
                  <draw:polygon draw:style-name="gr469" draw:text-style-name="P9" draw:layer="layout" svg:width="1.066cm" svg:height="2.049cm" svg:x="3.879cm" svg:y="4.721cm" svg:viewBox="0 0 1067 2050" draw:points="0,2050 0,615 1067,0 1067,1435">
                    <text:p/>
                  </draw:polygon>
                  <draw:polygon draw:style-name="gr470" draw:text-style-name="P3" draw:layer="layout" svg:width="1.778cm" svg:height="1.024cm" svg:x="3.168cm" svg:y="4.311cm" svg:viewBox="0 0 1779 1025" draw:points="711,1025 0,615 1067,0 1779,410">
                    <text:p/>
                  </draw:polygon>
                  <draw:polygon draw:style-name="gr471" draw:text-style-name="P5" draw:layer="layout" svg:width="1.778cm" svg:height="2.459cm" svg:x="3.168cm" svg:y="4.311cm" svg:viewBox="0 0 1779 2460" draw:points="0,2050 0,615 1067,0 1779,410 1779,1845 711,2460">
                    <text:p/>
                  </draw:polygon>
                  <draw:line draw:style-name="gr472" draw:text-style-name="P6" draw:layer="layout" svg:x1="3.808cm" svg:y1="6.381cm" svg:x2="3.239cm" svg:y2="6.053cm">
                    <text:p/>
                  </draw:line>
                  <draw:line draw:style-name="gr473" draw:text-style-name="P6" draw:layer="layout" svg:x1="3.808cm" svg:y1="6.545cm" svg:x2="3.239cm" svg:y2="6.217cm">
                    <text:p/>
                  </draw:line>
                  <draw:line draw:style-name="gr474" draw:text-style-name="P6" draw:layer="layout" svg:x1="3.808cm" svg:y1="6.463cm" svg:x2="3.239cm" svg:y2="6.135cm">
                    <text:p/>
                  </draw:line>
                  <draw:line draw:style-name="gr475" draw:text-style-name="P6" draw:layer="layout" svg:x1="3.811cm" svg:y1="5.553cm" svg:x2="3.242cm" svg:y2="5.225cm">
                    <text:p/>
                  </draw:line>
                  <draw:line draw:style-name="gr476" draw:text-style-name="P6" draw:layer="layout" svg:x1="3.239cm" svg:y1="5.151cm" svg:x2="3.239cm" svg:y2="5.233cm">
                    <text:p/>
                  </draw:line>
                  <draw:line draw:style-name="gr477" draw:text-style-name="P6" draw:layer="layout" svg:x1="3.808cm" svg:y1="5.48cm" svg:x2="3.808cm" svg:y2="5.562cm">
                    <text:p/>
                  </draw:line>
                  <draw:line draw:style-name="gr478" draw:text-style-name="P6" draw:layer="layout" svg:x1="3.808cm" svg:y1="5.479cm" svg:x2="3.239cm" svg:y2="5.151cm">
                    <text:p/>
                  </draw:line>
                  <draw:polygon draw:style-name="gr479" draw:text-style-name="P10" draw:layer="layout" svg:width="0.07cm" svg:height="0.122cm" svg:x="3.453cm" svg:y="5.848cm" svg:viewBox="0 0 71 123" draw:points="0,82 0,0 71,41 71,123">
                    <text:p/>
                  </draw:polygon>
                </draw:g>
              </draw:g>
              <dr3d:scene draw:style-name="gr480" svg:width="0.759cm" svg:height="0.906cm" svg:x="4.245cm" svg:y="5.986cm" dr3d:transform="matrix (0.837123314319008 -0.390635556508692 0.382920903862281 0.189848429669158 0.863985519837924 0.466354581045959 -0.513012797477524 -0.317699360247298 0.797423968866467 -3.41910397843089cm 20.8373287219321cm 5.07012406014246cm)" dr3d:vrp="(0 0 26988.5714285714)" dr3d:vpn="(0 0 24988.5714285714)" dr3d:projection="perspective" dr3d:distance="2cm" dr3d:focal-length="10cm" dr3d:shadow-slant="1" dr3d:shade-mode="phong" dr3d:ambient-color="#ffffff" dr3d:lighting-mode="false">
                <dr3d:light dr3d:diffuse-color="#cccccc" dr3d:direction="(0.57735026918963 0.57735026918963 0.57735026918963)" dr3d:enabled="fals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481" draw:layer="layout" svg:viewBox="4724 -17387 2069 2069" svg:d="M5758-15318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4724-15318zM6793-17387z"/>
                <dr3d:extrude draw:style-name="gr482" draw:layer="layout" svg:viewBox="4683.5 -17426.5 2149 2149" svg:d="M5758-15277.5l1.93489002627939-0.0462461496317701 108.18212890625-5.17431640625 0.999003331737185-0.0586956975421344 0.957112675086137-0.0798010349481046 0.954707891772159-0.104717330843414 0.991788981792524-0.133444585228062 104.49365234375-15.22021484375 0.997865503061803-0.156569075221341 0.953680310738491-0.173896987065746 0.948776084993369-0.19892269288539 0.983152825825528-0.23164619268573 100.35107421875-24.81201171875 0.983612946782159-0.254777123003805 0.937636120099342-0.267921552278494 0.930218515908564-0.29263794106555 0.961360134208917-0.328926289364972 95.7543945312491-33.94970703125 0.957040571148355-0.351322706343126 0.90980696189672-0.35999298464958 0.899928746768637-0.384020712532219 0.927405925759558-0.423405889994683 90.70361328125-42.63330078125 0.783997713021563-0.37760822319251 0.744541261308768-0.378349897586304 0.735774885679348-0.395127387559114 0.757698586131482-0.427940693107303 0.510063511002954-0.29947259414439 85.1987304687509-50.86279296875 0.87135919186403-0.533426105474064 0.82321124479131-0.532701840784284 0.808746780615365-0.554415592825535 0.827965799338926-0.598567361601454 79.23974609375-58.63818359375 0.814515079668126-0.616886836945923 0.766668525418027-0.611414414044702 0.750128454445076-0.631597589766898 0.764894866749273-0.677436364116147 72.82666015625-65.95947265625 0.749626226375767-0.694272567478038 0.702554562726618-0.684103343093739 0.684103343095558-0.702554562725709 0.694272567477128-0.749626226377586 65.9594726562491-72.82666015625 0.677436364116147-0.764894866748364 0.631597589767807-0.750128454445076 0.611414414043793-0.766668525417117 0.616886836945923-0.814515079668126 58.63818359375-79.23974609375 0.598567361601454-0.827965799338926 0.554415592825535-0.808746780616275 0.532701840782465-0.82321124479131 0.533426105475883-0.87135919186403 50.86279296875-85.19873046875 0.299472594143481-0.510063511002954 0.427940693108212-0.757698586134211 0.395127387559114-0.735774885677529 0.378349897587213-0.744541261308768 0.37760822319251-0.783997713020653 42.63330078125-90.70361328125 0.423405889992864-0.927405925758649 0.384020712534948-0.899928746768637 0.359992984650489-0.90980696189763 0.351322706340397-0.957040571149264 33.94970703125-95.75439453125 0.328926289364972-0.961360134209826 0.29263794106555-0.930218515906745 0.267921552276675-0.937636120101161 0.254777123004715-0.98361294678034 24.81201171875-100.35107421875 0.23164619268664-0.983152825825528 0.198922692886299-0.948776084993369 0.173896987064836-0.95368031074031 0.156569075221341-0.997865503060893 15.22021484375-104.49365234375 0.133444585228062-0.991788981791615 0.104717330843414-0.95470789177125 0.0798010349481046-0.957112675087046 0.0586956975421344-0.999003331737185 5.17431640625-108.18212890625 0.0462461496317701-1.93489002627939-0.0462461496317701-1.93489002627939-5.17431640625-108.182128906248-0.0586956975421344-0.999003331737185-0.0798010349481046-0.957112675088865-0.104717330843414-0.954707891767612-0.133444585228062-0.991788981795253-15.22021484375-104.49365234375-0.156569075221341-0.997865503060893-0.173896987064836-0.953680310736672-0.198922692886299-0.948776084995188-0.23164619268664-0.983152825825528-24.81201171875-100.35107421875-0.254777123004715-0.983612946776702-0.267921552276675-0.93763612010298-0.29263794106555-0.930218515906745-0.328926289364972-0.961360134213464-33.94970703125-95.75439453125-0.351322706340397-0.957040571149264-0.359992984650489-0.909806961899449-0.384020712534948-0.89992874676318-0.423405889992864-0.927405925762287-42.63330078125-90.70361328125-0.37760822319251-0.783997713020653-0.378349897587213-0.744541261308768-0.395127387559114-0.735774885681167-0.427940693108212-0.757698586130573-0.299472594143481-0.510063511002954-50.86279296875-85.19873046875-0.533426105475883-0.871359191867668-0.532701840782465-0.823211244787672-0.554415592825535-0.808746780618094-0.598567361601454-0.827965799337107-58.63818359375-79.23974609375-0.616886836945923-0.814515079666307-0.611414414043793-0.766668525418936-0.631597589767807-0.750128454445076-0.677436364116147-0.764894866748364-65.9594726562491-72.82666015625-0.694272567477128-0.749626226373948-0.684103343095558-0.702554562725709-0.702554562726618-0.684103343097377-0.749626226375767-0.694272567478038-72.82666015625-65.95947265625-0.764894866749273-0.677436364116147-0.750128454445076-0.631597589766898-0.766668525418027-0.61141441404834-0.814515079668126-0.616886836942285-79.23974609375-58.63818359375-0.827965799338926-0.598567361601454-0.808746780615365-0.554415592821897-0.82321124479131-0.532701840784284-0.87135919186403-0.533426105477702-85.1987304687509-50.86279296875-0.510063511002954-0.299472594142571-0.757698586131482-0.427940693109122-0.735774885679348-0.395127387560933-0.744541261308768-0.378349897586304-0.783997713021563-0.37760822319251-90.70361328125-42.63330078125-0.927405925759558-0.423405889992864-0.899928746768637-0.384020712535857-0.90980696189672-0.359992984645942-0.957040571148355-0.351322706341307-95.7543945312491-33.94970703125-0.961360134209826-0.328926289366791-0.930218515909473-0.292637941067369-0.937636120099342-0.267921552276675-0.983612946782159-0.254777123001986-100.35107421875-24.8120117187464-0.983152825825528-0.23164619268573-0.94877608499246-0.198922692889028-0.953680310737582-0.173896987063927-0.997865503060893-0.156569075221341-104.49365234375-15.2202148437536-0.991788981793434-0.133444585226243-0.95470789177125-0.104717330847052-0.957112675087046-0.0798010349462857-0.999003331737185-0.0586956975421344-108.18212890625-5.17431640625-1.93489002627939-0.0462461496317701-1.93489002627939 0.0462461496317701-108.18212890625 5.17431640625-0.999003331737185 0.0586956975421344-0.957112675087046 0.0798010349462857-0.95470789177125 0.104717330847052-0.991788981793434 0.133444585226243-104.49365234375 15.2202148437536-0.997865503060893 0.156569075221341-0.953680310737582 0.173896987063927-0.94877608499246 0.198922692889028-0.983152825825528 0.23164619268573-100.35107421875 24.8120117187464-0.983612946782159 0.254777123001986-0.937636120099342 0.267921552276675-0.930218515908564 0.292637941067369-0.961360134209826 0.328926289366791-95.7543945312509 33.94970703125-0.957040571148355 0.351322706341307-0.90980696189763 0.359992984645942-0.899928746768637 0.384020712535857-0.927405925759558 0.423405889992864-90.70361328125 42.63330078125-0.783997713021563 0.37760822319251-0.744541261308768 0.378349897586304-0.735774885679348 0.395127387560933-0.757698586131482 0.427940693109122-0.510063511002954 0.299472594142571-85.1987304687491 50.86279296875-0.87135919186403 0.533426105477702-0.82321124479131 0.532701840784284-0.808746780615365 0.554415592821897-0.827965799338926 0.598567361601454-79.23974609375 58.63818359375-0.814515079668126 0.616886836942285-0.766668525418027 0.61141441404834-0.750128454445076 0.631597589766898-0.764894866749273 0.677436364116147-72.82666015625 65.95947265625-0.749626226375767 0.694272567478038-0.702554562726618 0.684103343097377-0.684103343094648 0.702554562725709-0.694272567477128 0.749626226373948-65.9594726562509 72.82666015625-0.677436364115238 0.764894866748364-0.631597589768717 0.750128454441438-0.611414414044702 0.766668525422574-0.616886836945923 0.814515079666307-58.6381835937491 79.23974609375-0.598567361600544 0.827965799337107-0.554415592825535 0.808746780618094-0.532701840782465 0.823211244787672-0.533426105475883 0.871359191867668-50.86279296875 85.19873046875-0.299472594143481 0.510063511002954-0.427940693108212 0.757698586130573-0.395127387559114 0.735774885681167-0.378349897586304 0.744541261308768-0.37760822319251 0.783997713020653-42.6333007812509 90.70361328125-0.423405889993774 0.927405925762287-0.384020712534038 0.89992874676318-0.359992984650489 0.909806961899449-0.351322706341307 0.957040571149264-33.9497070312491 95.75439453125-0.328926289364972 0.961360134213464-0.29263794106555 0.930218515906745-0.267921552276675 0.93763612010298-0.254777123004715 0.983612946776702-24.81201171875 100.35107421875-0.23164619268664 0.983152825825528-0.198922692886299 0.948776084995188-0.173896987064836 0.953680310736672-0.156569075221341 0.997865503060893-15.2202148437509 104.49365234375-0.133444585228972 0.991788981795253-0.104717330842504 0.954707891767612-0.0798010349481046 0.957112675088865-0.0586956975421344 0.999003331737185-5.17431640624909 108.182128906248-0.0462461496317701 1.93489002627939 0.0462461496317701 1.93489002627939 5.17431640624909 108.18212890625 0.0586956975421344 0.999003331737185 0.0798010349481046 0.957112675087046 0.104717330842504 0.954707891773069 0.133444585228972 0.991788981791615 15.2202148437509 104.49365234375 0.156569075221341 0.997865503060893 0.173896987064836 0.953680310738491 0.198922692886299 0.948776084993369 0.23164619268664 0.983152825825528 24.81201171875 100.35107421875 0.254777123004715 0.98361294678034 0.267921552276675 0.937636120101161 0.29263794106555 0.930218515906745 0.328926289364972 0.961360134209826 33.9497070312491 95.75439453125 0.351322706341307 0.957040571149264 0.359992984650489 0.90980696189763 0.384020712534038 0.899928746768637 0.423405889993774 0.927405925758649 42.6333007812509 90.70361328125 0.37760822319251 0.783997713020653 0.378349897586304 0.744541261308768 0.395127387559114 0.735774885677529 0.427940693108212 0.757698586134211 0.299472594143481 0.510063511002954 50.86279296875 85.19873046875 0.533426105475883 0.87135919186403 0.532701840782465 0.82321124479131 0.554415592825535 0.808746780618094 0.598567361600544 0.827965799337107 58.6381835937491 79.23974609375 0.616886836945923 0.814515079668126 0.611414414044702 0.766668525418936 0.631597589768717 0.750128454445076 0.677436364115238 0.764894866748364 65.9594726562509 72.82666015625 0.694272567477128 0.749626226375767 0.684103343094648 0.702554562725709 0.702554562726618 0.684103343093739 0.749626226375767 0.694272567478038 72.82666015625 65.95947265625 0.764894866749273 0.677436364116147 0.750128454445076 0.631597589766898 0.766668525418027 0.611414414044702 0.814515079668126 0.616886836945923 79.23974609375 58.63818359375 0.827965799338926 0.598567361601454 0.808746780615365 0.554415592825535 0.82321124479131 0.532701840784284 0.87135919186403 0.533426105474064 85.1987304687491 50.86279296875 0.510063511002954 0.29947259414439 0.757698586131482 0.427940693107303 0.735774885679348 0.395127387559114 0.744541261308768 0.378349897586304 0.783997713021563 0.37760822319251 90.70361328125 42.63330078125 0.927405925759558 0.423405889994683 0.899928746768637 0.384020712532219 0.90980696189763 0.35999298464958 0.957040571148355 0.351322706343126 95.7543945312509 33.94970703125 0.961360134209826 0.328926289364972 0.930218515907654 0.29263794106555 0.937636120098432 0.267921552278494 0.983612946782159 0.254777123003805 100.35107421875 24.81201171875 0.983152825825528 0.23164619268573 0.948776084993369 0.19892269288539 0.953680310738491 0.173896987065746 0.997865503061803 0.156569075221341 104.49365234375 15.22021484375 0.991788981792524 0.133444585228062 0.954707891772159 0.104717330843414 0.957112675086137 0.0798010349481046 0.999003331737185 0.0586956975421344 108.18212890625 5.17431640625zM6151.36286259119-17269.3401309546l87.0815295303146 40.9308174906473 81.7585991914211 48.8090688817683 76.0181235005885 56.2541515088378 69.8560249037155 63.2689533561643 63.268953356157 69.8560249037073 56.2541515088515 76.0181235006021 48.8090688817674 81.7585991914239 40.9308174906355 87.0815295302855 32.6155912544937 91.9915506186262 23.8581897442646 96.4933838050129 14.6517846734541 100.591122372498 4.98800435558496 104.286805795073-4.98800435558496 104.286805795073-14.6517846734532 100.591122372494-23.8581897442673 96.4933838050201-32.6155912544918 91.9915506186208-40.9308174906355 87.0815295302873-48.8090688817674 81.758599191422-56.2541515088515 76.0181235006021-63.268953356157 69.8560249037091-69.8560249037164 63.2689533561643-76.0181235005875 56.2541515088396-81.7585991914357 48.8090688817738-87.0815295302682 40.9308174906273-91.9915506186271 32.6155912544946-96.4933838050329 23.8581897442709-100.591122372487 14.6517846734514-104.286805795072 4.98800435558587-104.286805795072-4.98800435558587-100.591122372487-14.6517846734514-96.4933838050365-23.8581897442727-91.9915506186226-32.6155912544909-87.0815295302709-40.9308174906291-81.7585991914339-48.8090688817738-76.0181235005875-56.2541515088396-69.8560249037128-63.2689533561606-63.2689533561652-69.8560249037164-56.2541515088506-76.0181235006039-48.8090688817683-81.7585991914239-40.9308174906291-87.0815295302709-32.6155912544937-91.9915506186299-23.8581897442673-96.4933838050183-14.6517846734541-100.591122372498-4.98800435558405-104.286805795071 4.98800435558405-104.286805795073 14.6517846734541-100.591122372498 23.8581897442655-96.4933838050129 32.6155912544955-91.9915506186335 40.9308174906291-87.0815295302709 48.8090688817683-81.7585991914239 56.2541515088578-76.018123500613 63.2689533561488-69.8560249037 69.8560249037219-63.2689533561679 76.0181235005875-56.2541515088415 81.7585991914193-48.8090688817647 87.0815295303173-40.9308174906473 91.9915506185944-32.6155912544855 96.4933838050092-23.85818974426 100.591122372512-14.6517846734605 104.28680579507-4.98800435558223 104.28680579507 4.98800435558223 100.591122372512 14.6517846734605 96.4933838050065 23.85818974426z"/>
                <dr3d:extrude draw:style-name="gr483" draw:layer="layout" svg:viewBox="6373 -19000 2069 2069" svg:d="M7407-16931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6373-16931zM8442-19000z"/>
                <dr3d:extrude draw:style-name="gr484" draw:layer="layout" svg:viewBox="6332.5 -19039.5 2149 2149" svg:d="M7407-16890.5l1.93489002627939-0.0462461496317701 108.18212890625-5.17431640625 0.999003331737185-0.0586956975421344 0.957112675086137-0.0798010349462857 0.954707891772159-0.104717330847052 0.991788981792524-0.133444585226243 104.49365234375-15.22021484375 0.997865503061803-0.156569075217703 0.953680310738491-0.173896987067565 0.948776084993369-0.19892269288539 0.983152825825528-0.231646192689368 100.351074218749-24.81201171875 0.98361294678125-0.254777123001986 0.937636120099342-0.267921552276675 0.930218515908564-0.292637941067369 0.961360134208917-0.328926289366791 95.75439453125-33.94970703125 0.957040571148355-0.351322706341307 0.90980696189763-0.359992984645942 0.899928746767728-0.384020712535857 0.927405925759558-0.423405889992864 90.70361328125-42.6333007812464 0.783997713021563-0.37760822319251 0.744541261309678-0.378349897586304 0.735774885679348-0.395127387557295 0.757698586131482-0.42794069311276 0.510063511002954-0.299472594142571 85.19873046875-50.86279296875 0.871359191863121-0.533426105474064 0.823211244792219-0.532701840784284 0.808746780615365-0.554415592825535 0.827965799338926-0.598567361601454 79.2397460937509-58.63818359375 0.814515079669036-0.616886836945923 0.766668525418936-0.611414414044702 0.750128454445076-0.631597589766898 0.764894866748364-0.677436364116147 72.82666015625-65.9594726562536 0.749626226374858-0.694272567478038 0.702554562727528-0.684103343097377 0.684103343094648-0.702554562725709 0.694272567476219-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464 0.423405889994683-0.927405925758649 0.384020712532219-0.899928746770456 0.35999298464958-0.909806961899449 0.351322706343126-0.957040571145626 33.94970703125-95.7543945312536 0.328926289364972-0.961360134213464 0.29263794106555-0.930218515906745 0.267921552278494-0.93763612010298 0.254777123003805-0.983612946776702 24.8120117187482-100.35107421875 0.23164619268573-0.983152825825528 0.19892269288539-0.948776084995188 0.173896987063927-0.953680310736672 0.15656907522316-0.997865503060893 15.2202148437518-104.49365234375 0.133444585228062-0.991788981795253 0.104717330843414-0.954707891767612 0.0798010349481046-0.957112675088865 0.0586956975421344-0.999003331737185 5.17431640624818-108.18212890625 0.0462461496317701-1.93489002627757-0.0462461496317701-1.93489002627757-5.17431640624818-108.18212890625-0.0586956975421344-0.999003331737185-0.0798010349481046-0.957112675088865-0.104717330843414-0.954707891767612-0.133444585228062-0.991788981795253-15.2202148437518-104.49365234375-0.15656907522316-0.997865503060893-0.173896987063927-0.953680310736672-0.19892269288539-0.948776084995188-0.23164619268573-0.983152825825528-24.8120117187482-100.35107421875-0.254777123003805-0.983612946776702-0.267921552278494-0.93763612010298-0.29263794106555-0.930218515906745-0.328926289364972-0.961360134213464-33.94970703125-95.75439453125-0.351322706343126-0.957040571149264-0.35999298464958-0.909806961899449-0.384020712532219-0.89992874676318-0.423405889994683-0.927405925762287-42.63330078125-90.7036132812464-0.37760822319251-0.783997713020653-0.378349897586304-0.744541261308768-0.395127387559114-0.735774885677529-0.427940693107303-0.757698586134211-0.29947259414439-0.510063511002954-50.86279296875-85.19873046875-0.533426105474064-0.87135919186403-0.532701840784284-0.82321124479131-0.554415592825535-0.808746780614456-0.598567361599635-0.827965799340745-58.63818359375-79.2397460937536-0.616886836945923-0.814515079666307-0.611414414044702-0.766668525422574-0.631597589768717-0.750128454441438-0.677436364116147-0.764894866748364-65.95947265625-72.82666015625-0.694272567477128-0.749626226373948-0.684103343094648-0.702554562725709-0.702554562726618-0.684103343097377-0.749626226375767-0.694272567478038-72.82666015625-65.95947265625-0.764894866749273-0.677436364116147-0.750128454445076-0.631597589766898-0.766668525418936-0.61141441404834-0.814515079668126-0.616886836942285-79.2397460937509-58.6381835937464-0.827965799338017-0.598567361601454-0.808746780615365-0.554415592825535-0.8232112447904-0.532701840784284-0.87135919186403-0.533426105474064-85.19873046875-50.8627929687536-0.510063511003864-0.299472594142571-0.757698586131482-0.427940693109122-0.735774885679348-0.395127387560933-0.744541261308768-0.378349897586304-0.783997713021563-0.37760822319251-90.70361328125-42.63330078125-0.927405925759558-0.423405889992864-0.899928746768637-0.384020712535857-0.90980696189763-0.359992984653218-0.957040571149264-0.351322706337669-95.75439453125-33.9497070312464-0.961360134208917-0.328926289366791-0.930218515907654-0.292637941063731-0.937636120098432-0.267921552276675-0.98361294678125-0.254777123001986-100.351074218749-24.8120117187536-0.983152825826437-0.231646192689368-0.948776084993369-0.19892269288539-0.953680310738491-0.173896987067565-0.997865503061803-0.156569075217703-104.49365234375-15.22021484375-0.991788981792524-0.133444585226243-0.954707891772159-0.104717330847052-0.957112675086137-0.0798010349462857-0.999003331737185-0.0586956975421344-108.18212890625-5.17431640625-1.93489002627939-0.0462461496317701-1.93489002627939 0.0462461496317701-108.18212890625 5.17431640625-0.999003331737185 0.0586956975421344-0.957112675086137 0.0798010349462857-0.954707891772159 0.104717330847052-0.991788981792524 0.133444585226243-104.49365234375 15.22021484375-0.997865503061803 0.156569075217703-0.953680310738491 0.173896987067565-0.948776084993369 0.19892269288539-0.983152825826437 0.231646192689368-100.35107421875 24.8120117187536-0.98361294678125 0.254777123001986-0.937636120098432 0.267921552276675-0.930218515907654 0.292637941063731-0.961360134208917 0.328926289366791-95.7543945312509 33.9497070312464-0.957040571149264 0.351322706337669-0.90980696189763 0.359992984653218-0.899928746768637 0.384020712535857-0.927405925759558 0.423405889992864-90.70361328125 42.63330078125-0.783997713021563 0.37760822319251-0.744541261308768 0.378349897586304-0.735774885679348 0.395127387560933-0.757698586131482 0.427940693109122-0.510063511003864 0.299472594142571-85.1987304687491 50.8627929687536-0.871359191863121 0.533426105474064-0.82321124479131 0.532701840784284-0.808746780614456 0.554415592825535-0.827965799338926 0.598567361601454-79.23974609375 58.6381835937464-0.814515079668126 0.616886836942285-0.766668525418936 0.61141441404834-0.750128454445076 0.631597589766898-0.764894866749273 0.677436364116147-72.82666015625 65.95947265625-0.749626226375767 0.694272567478038-0.702554562726618 0.684103343097377-0.684103343094648 0.702554562725709-0.694272567477128 0.749626226373948-65.9594726562509 72.82666015625-0.677436364115238 0.764894866748364-0.631597589768717 0.750128454441438-0.611414414044702 0.766668525422574-0.616886836945923 0.814515079666307-58.6381835937491 79.2397460937536-0.598567361600544 0.827965799340745-0.554415592825535 0.808746780614456-0.532701840782465 0.82321124479131-0.533426105475883 0.87135919186403-50.86279296875 85.19873046875-0.299472594143481 0.510063511002954-0.427940693108212 0.757698586134211-0.395127387559114 0.735774885677529-0.378349897586304 0.744541261308768-0.37760822319251 0.783997713020653-42.6333007812509 90.7036132812464-0.423405889993774 0.927405925762287-0.384020712534038 0.89992874676318-0.359992984650489 0.909806961899449-0.351322706341307 0.957040571149264-33.9497070312491 95.75439453125-0.328926289364972 0.961360134213464-0.29263794106555 0.930218515906745-0.267921552276675 0.93763612010298-0.254777123004715 0.983612946776702-24.81201171875 100.35107421875-0.23164619268664 0.983152825825528-0.198922692886299 0.948776084995188-0.173896987064836 0.953680310736672-0.156569075221341 0.997865503060893-15.2202148437509 104.49365234375-0.133444585228972 0.991788981795253-0.104717330842504 0.954707891767612-0.0798010349481046 0.957112675088865-0.0586956975421344 0.999003331737185-5.17431640624909 108.18212890625-0.0462461496317701 1.93489002627757 0.0462461496317701 1.93489002627757 5.17431640624909 108.18212890625 0.0586956975421344 0.999003331737185 0.0798010349481046 0.957112675088865 0.104717330842504 0.954707891767612 0.133444585228972 0.991788981795253 15.2202148437509 104.49365234375 0.156569075221341 0.997865503060893 0.173896987064836 0.953680310736672 0.198922692886299 0.948776084995188 0.23164619268664 0.983152825825528 24.81201171875 100.35107421875 0.254777123002896 0.983612946776702 0.267921552278494 0.93763612010298 0.29263794106555 0.930218515906745 0.328926289364972 0.961360134213464 33.9497070312491 95.7543945312536 0.351322706341307 0.957040571145626 0.359992984650489 0.909806961899449 0.384020712534038 0.899928746770456 0.423405889993774 0.927405925758649 42.6333007812509 90.7036132812464 0.37760822319251 0.783997713020653 0.378349897586304 0.744541261308768 0.395127387559114 0.735774885681167 0.427940693108212 0.757698586130573 0.299472594143481 0.510063511002954 50.86279296875 85.19873046875 0.533426105475883 0.871359191867668 0.532701840782465 0.823211244787672 0.554415592825535 0.808746780618094 0.598567361600544 0.827965799337107 58.6381835937491 79.2397460937536 0.616886836945923 0.814515079669945 0.611414414044702 0.766668525415298 0.631597589768717 0.750128454448713 0.677436364116147 0.764894866744726 65.9594726562509 72.8266601562464 0.694272567477128 0.749626226373948 0.684103343093739 0.702554562725709 0.702554562726618 0.684103343097377 0.749626226374858 0.694272567478038 72.82666015625 65.9594726562536 0.764894866748364 0.677436364116147 0.750128454445076 0.631597589766898 0.766668525418936 0.611414414044702 0.814515079669036 0.616886836945923 79.23974609375 58.63818359375 0.827965799338926 0.598567361601454 0.808746780615365 0.554415592825535 0.82321124479131 0.532701840784284 0.87135919186403 0.533426105474064 85.1987304687491 50.86279296875 0.510063511002954 0.299472594142571 0.757698586131482 0.42794069311276 0.735774885679348 0.395127387557295 0.744541261309678 0.378349897586304 0.783997713021563 0.37760822319251 90.70361328125 42.6333007812464 0.927405925759558 0.423405889992864 0.899928746767728 0.384020712535857 0.90980696189763 0.359992984645942 0.957040571148355 0.351322706341307 95.7543945312509 33.94970703125 0.961360134209826 0.328926289366791 0.930218515907654 0.292637941067369 0.937636120098432 0.267921552276675 0.983612946782159 0.254777123001986 100.35107421875 24.81201171875 0.983152825825528 0.231646192689368 0.948776084993369 0.19892269288539 0.953680310738491 0.173896987067565 0.997865503061803 0.156569075217703 104.49365234375 15.22021484375 0.991788981792524 0.133444585226243 0.954707891772159 0.104717330847052 0.957112675086137 0.0798010349462857 0.999003331737185 0.0586956975421344 108.18212890625 5.17431640625zM7800.36286259121-18882.3401309546l87.0815295302828 40.9308174906364 81.7585991914348 48.8090688817756 76.0181235005757 56.2541515088269 69.8560249037255 63.2689533561716 63.2689533561479 69.8560249037 56.2541515088633 76.0181235006239 48.8090688817629 81.7585991914166 40.9308174906291 87.0815295302673 32.6155912544928 91.9915506186262 23.8581897442673 96.4933838050274 14.651784673455 100.591122372491 4.98800435558405 104.286805795073-4.98800435558405 104.286805795073-14.651784673455 100.591122372491-23.8581897442673 96.4933838050274-32.6155912544928 91.9915506186299-40.9308174906291 87.0815295302673-48.8090688817629 81.7585991914166-56.2541515088633 76.0181235006239-63.2689533561434 69.8560249036891-69.8560249037319 63.2689533561825-76.018123500583 56.2541515088342-81.7585991914229 48.8090688817683-87.08152953031 40.9308174906437-91.9915506185944 32.6155912544818-96.4933838050174 23.8581897442673-100.591122372505 14.6517846734569-104.286805795072 4.98800435558223-104.286805795072-4.98800435558223-100.591122372505-14.6517846734569-96.4933838050183-23.8581897442673-91.9915506185953-32.6155912544818-87.08152953031-40.9308174906437-81.758599191422-48.8090688817647-76.0181235005821-56.2541515088378-69.8560249037364-63.2689533561861-63.2689533561361-69.8560249036782-56.2541515088615-76.0181235006239-48.8090688817683-81.7585991914239-40.9308174906291-87.0815295302673-32.6155912544955-91.9915506186371-23.8581897442655-96.4933838050129-14.6517846734541-100.591122372498-4.98800435558405-104.286805795073 4.98800435558405-104.286805795073 14.6517846734541-100.591122372498 23.8581897442655-96.4933838050129 32.6155912544955-91.9915506186335 40.9308174906291-87.0815295302673 48.8090688817683-81.7585991914239 56.2541515088578-76.0181235006166 63.2689533561488-69.8560249037 69.8560249037255-63.2689533561716 76.0181235005757-56.2541515088269 81.758599191433-48.8090688817756 87.0815295302828-40.9308174906364 91.991550618649-32.6155912544964 96.4933838049919-23.8581897442637 100.591122372502-14.6517846734569 104.286805795072-4.98800435558223 104.286805795072 4.98800435558223 100.591122372502 14.6517846734569 96.493383804991 23.8581897442637z"/>
                <dr3d:extrude draw:style-name="gr485" draw:layer="layout" svg:viewBox="8022 -20686 2069 2069" svg:d="M9056-18617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8022-18617zM10091-20686z"/>
                <dr3d:extrude draw:style-name="gr486" draw:layer="layout" svg:viewBox="7981.5 -20725.5 2149 2149" svg:d="M9056-18576.5l1.93489002627939-0.0462461496317701 108.182128906252-5.17431640625 0.999003331737185-0.0586956975421344 0.957112675087046-0.0798010349462857 0.95470789177125-0.104717330847052 0.991788981791615-0.133444585226243 104.49365234375-15.22021484375 0.997865503062712-0.156569075217703 0.953680310738491-0.173896987067565 0.948776084993369-0.19892269288539 0.983152825827347-0.231646192689368 100.35107421875-24.8120117187536 0.98361294678034-0.254777123001986 0.937636120099342-0.267921552276675 0.930218515906745-0.292637941063731 0.961360134209826-0.328926289366791 95.75439453125-33.9497070312464 0.957040571149264-0.351322706337669 0.90980696189763-0.359992984653218 0.899928746768637-0.384020712535857 0.927405925758649-0.423405889992864 90.70361328125-42.63330078125 0.783997713020653-0.37760822319251 0.744541261308768-0.378349897586304 0.735774885677529-0.395127387560933 0.757698586134211-0.427940693109122 0.510063511002954-0.299472594142571 85.19873046875-50.86279296875 0.871359191862211-0.533426105477702 0.82321124479131-0.532701840784284 0.808746780616275-0.554415592821897 0.827965799340745-0.598567361601454 79.23974609375-58.63818359375 0.814515079668126-0.616886836942285 0.766668525418936-0.61141441404834 0.750128454445076-0.631597589766898 0.764894866748364-0.677436364116147 72.8266601562482-65.95947265625 0.749626226373948-0.694272567478038 0.702554562729347-0.684103343097377 0.684103343093739-0.702554562725709 0.694272567476219-0.749626226373948 65.9594726562518-72.82666015625 0.677436364116147-0.764894866748364 0.631597589768717-0.750128454441438 0.611414414044702-0.766668525422574 0.616886836945923-0.814515079666307 58.6381835937482-79.2397460937536 0.598567361601454-0.827965799340745 0.554415592825535-0.808746780614456 0.532701840780646-0.82321124479131 0.533426105475883-0.87135919186403 50.8627929687518-85.19873046875 0.29947259414439-0.510063511002954 0.427940693107303-0.757698586134211 0.395127387559114-0.735774885677529 0.378349897586304-0.744541261308768 0.37760822319251-0.783997713020653 42.63330078125-90.7036132812464 0.423405889994683-0.927405925762287 0.384020712532219-0.89992874676318 0.35999298464958-0.909806961899449 0.351322706343126-0.957040571149264 33.94970703125-95.75439453125 0.328926289364972-0.961360134213464 0.29263794106555-0.930218515906745 0.267921552278494-0.93763612010298 0.254777123003805-0.983612946776702 24.8120117187482-100.35107421875 0.23164619268573-0.983152825825528 0.19892269288539-0.948776084995188 0.173896987063927-0.953680310736672 0.15656907522316-0.997865503060893 15.2202148437518-104.49365234375 0.133444585228062-0.991788981795253 0.104717330843414-0.954707891767612 0.0798010349481046-0.957112675088865 0.0586956975421344-0.999003331737185 5.17431640624818-108.18212890625 0.0462461496317701-1.93489002627757-0.0462461496317701-1.93489002627757-5.17431640624818-108.182128906254-0.0586956975421344-0.999003331737185-0.0798010349481046-0.957112675085227-0.104717330843414-0.954707891774888-0.133444585228062-0.991788981791615-15.2202148437518-104.49365234375-0.15656907522316-0.997865503060893-0.173896987063927-0.95368031074031-0.19892269288539-0.94877608499155-0.23164619268573-0.983152825825528-24.8120117187482-100.351074218746-0.254777123003805-0.983612946776702-0.267921552278494-0.93763612010298-0.29263794106555-0.930218515906745-0.328926289364972-0.961360134213464-33.94970703125-95.7543945312536-0.351322706343126-0.957040571145626-0.35999298464958-0.909806961899449-0.384020712532219-0.899928746770456-0.423405889994683-0.927405925758649-42.63330078125-90.7036132812464-0.37760822319251-0.783997713020653-0.378349897586304-0.744541261308768-0.395127387559114-0.735774885681167-0.427940693107303-0.757698586130573-0.29947259414439-0.510063511002954-50.8627929687518-85.19873046875-0.533426105475883-0.871359191867668-0.532701840780646-0.823211244787672-0.554415592825535-0.808746780618094-0.598567361601454-0.827965799337107-58.6381835937482-79.23974609375-0.616886836945923-0.814515079666307-0.611414414044702-0.766668525422574-0.631597589768717-0.750128454441438-0.677436364116147-0.764894866748364-65.9594726562518-72.82666015625-0.694272567476219-0.749626226373948-0.684103343095558-0.702554562725709-0.702554562727528-0.684103343097377-0.749626226373948-0.694272567478038-72.8266601562482-65.9594726562536-0.764894866750183-0.677436364116147-0.750128454445076-0.631597589766898-0.766668525418936-0.611414414044702-0.814515079668126-0.616886836945923-79.23974609375-58.6381835937464-0.827965799338926-0.598567361601454-0.808746780616275-0.554415592821897-0.82321124479131-0.532701840784284-0.871359191862211-0.533426105477702-85.19873046875-50.86279296875-0.510063511002954-0.299472594142571-0.757698586130573-0.427940693109122-0.735774885677529-0.395127387557295-0.744541261308768-0.378349897586304-0.783997713022472-0.37760822319251-90.70361328125-42.6333007812536-0.927405925760468-0.423405889992864-0.899928746766818-0.384020712535857-0.909806961899449-0.359992984653218-0.957040571149264-0.351322706341307-95.75439453125-33.9497070312464-0.961360134209826-0.328926289363153-0.930218515906745-0.292637941067369-0.937636120101161-0.267921552276675-0.98361294678034-0.254777123001986-100.35107421875-24.81201171875-0.983152825825528-0.231646192689368-0.948776084993369-0.19892269288539-0.95368031074031-0.173896987067565-0.997865503060893-0.156569075217703-104.49365234375-15.22021484375-0.991788981791615-0.133444585226243-0.95470789177125-0.104717330847052-0.957112675087046-0.0798010349462857-0.999003331737185-0.0586956975421344-108.182128906252-5.17431640625-1.93489002627939-0.0462461496317701-1.93489002627939 0.0462461496317701-108.182128906248 5.17431640625-0.999003331737185 0.0586956975421344-0.957112675085227 0.0798010349462857-0.95470789177125 0.104717330847052-0.991788981793434 0.133444585226243-104.49365234375 15.22021484375-0.997865503060893 0.156569075217703-0.95368031074031 0.173896987067565-0.948776084993369 0.19892269288539-0.983152825825528 0.231646192689368-100.35107421875 24.81201171875-0.98361294678034 0.254777123001986-0.937636120101161 0.267921552276675-0.930218515906745 0.292637941067369-0.961360134209826 0.328926289363153-95.75439453125 33.9497070312464-0.957040571149264 0.351322706341307-0.909806961899449 0.359992984653218-0.899928746766818 0.384020712535857-0.927405925760468 0.423405889992864-90.70361328125 42.6333007812536-0.783997713022472 0.37760822319251-0.744541261308768 0.378349897586304-0.735774885677529 0.395127387557295-0.757698586130573 0.427940693109122-0.510063511002954 0.299472594142571-85.19873046875 50.86279296875-0.871359191862211 0.533426105477702-0.82321124479131 0.532701840784284-0.808746780616275 0.554415592821897-0.827965799338926 0.598567361601454-79.2397460937518 58.6381835937464-0.814515079668126 0.616886836945923-0.766668525418936 0.611414414044702-0.750128454446894 0.631597589766898-0.764894866748364 0.677436364116147-72.82666015625 65.9594726562536-0.749626226373948 0.694272567478038-0.702554562729347 0.684103343097377-0.684103343093739 0.702554562725709-0.694272567476219 0.749626226373948-65.9594726562482 72.82666015625-0.677436364116147 0.764894866748364-0.631597589766898 0.750128454445076-0.611414414044702 0.766668525418936-0.616886836945923 0.814515079666307-58.6381835937509 79.23974609375-0.598567361600544 0.827965799337107-0.554415592825535 0.808746780618094-0.532701840782465 0.823211244787672-0.533426105475883 0.871359191867668-50.86279296875 85.19873046875-0.299472594143481 0.510063511002954-0.427940693108212 0.757698586130573-0.395127387559114 0.735774885681167-0.378349897586304 0.744541261308768-0.37760822319251 0.783997713020653-42.6333007812509 90.7036132812464-0.423405889993774 0.927405925758649-0.384020712534038 0.899928746770456-0.359992984650489 0.909806961899449-0.351322706341307 0.957040571145626-33.9497070312491 95.7543945312536-0.328926289364972 0.961360134209826-0.29263794106555 0.930218515906745-0.267921552278494 0.937636120099342-0.254777123002896 0.98361294678034-24.81201171875 100.351074218746-0.23164619268664 0.983152825825528-0.198922692886299 0.948776084995188-0.173896987064836 0.95368031074031-0.156569075221341 0.997865503060893-15.2202148437509 104.49365234375-0.133444585228972 0.991788981791615-0.104717330842504 0.954707891774888-0.0798010349481046 0.957112675085227-0.0586956975421344 0.999003331737185-5.17431640624909 108.182128906254-0.0462461496317701 1.93489002627757 0.0462461496317701 1.93489002627757 5.17431640624909 108.18212890625 0.0586956975421344 0.999003331737185 0.0798010349481046 0.957112675088865 0.104717330842504 0.954707891767612 0.133444585228972 0.991788981795253 15.2202148437509 104.49365234375 0.156569075221341 0.997865503060893 0.173896987064836 0.953680310736672 0.198922692886299 0.948776084995188 0.23164619268664 0.983152825825528 24.81201171875 100.35107421875 0.254777123004715 0.983612946776702 0.267921552276675 0.93763612010298 0.29263794106555 0.930218515906745 0.328926289364972 0.961360134213464 33.9497070312491 95.75439453125 0.351322706341307 0.957040571149264 0.359992984650489 0.909806961899449 0.384020712534038 0.89992874676318 0.423405889993774 0.927405925762287 42.6333007812509 90.7036132812464 0.37760822319251 0.783997713020653 0.378349897586304 0.744541261308768 0.395127387559114 0.735774885677529 0.427940693108212 0.757698586134211 0.299472594143481 0.510063511002954 50.86279296875 85.19873046875 0.533426105475883 0.87135919186403 0.532701840782465 0.82321124479131 0.554415592825535 0.808746780614456 0.598567361600544 0.827965799340745 58.6381835937491 79.2397460937536 0.616886836945923 0.814515079666307 0.611414414044702 0.766668525418936 0.631597589768717 0.750128454445076 0.677436364116147 0.764894866748364 65.9594726562482 72.82666015625 0.694272567476219 0.749626226373948 0.684103343095558 0.702554562725709 0.702554562727528 0.684103343097377 0.749626226375767 0.694272567478038 72.82666015625 65.95947265625 0.764894866748364 0.677436364116147 0.750128454445076 0.631597589766898 0.766668525418936 0.61141441404834 0.814515079668126 0.616886836942285 79.2397460937518 58.63818359375 0.827965799338926 0.598567361601454 0.808746780616275 0.554415592821897 0.82321124479131 0.532701840784284 0.871359191862211 0.533426105477702 85.19873046875 50.86279296875 0.510063511002954 0.299472594142571 0.757698586134211 0.427940693109122 0.735774885677529 0.395127387560933 0.744541261308768 0.378349897586304 0.783997713020653 0.37760822319251 90.70361328125 42.63330078125 0.927405925758649 0.423405889992864 0.899928746768637 0.384020712535857 0.90980696189763 0.359992984653218 0.957040571149264 0.351322706337669 95.75439453125 33.9497070312464 0.961360134209826 0.328926289366791 0.930218515906745 0.292637941063731 0.937636120099342 0.267921552276675 0.98361294678034 0.254777123001986 100.35107421875 24.8120117187536 0.983152825827347 0.231646192689368 0.948776084993369 0.19892269288539 0.953680310738491 0.173896987067565 0.997865503062712 0.156569075217703 104.49365234375 15.22021484375 0.991788981793434 0.133444585226243 0.95470789177125 0.104717330847052 0.957112675085227 0.0798010349462857 0.999003331737185 0.0586956975421344 108.182128906248 5.17431640625zM9449.36286259124-20568.3401309546l87.08152953024 40.9308174906146 81.7585991914475 48.8090688817829 76.018123500573 56.2541515088269 69.8560249037328 63.2689533561861 63.2689533561406 69.8560249036855 56.2541515088669 76.0181235006276 48.8090688817665 81.7585991914166 40.9308174906273 87.0815295302673 32.6155912544928 91.9915506186299 23.8581897442673 96.4933838050238 14.651784673455 100.591122372491 4.98800435558405 104.286805795076-4.98800435558405 104.286805795073-14.651784673455 100.591122372491-23.8581897442673 96.4933838050274-32.6155912544928 91.9915506186262-40.9308174906273 87.0815295302673-48.8090688817665 81.7585991914166-56.2541515088669 76.0181235006312-63.2689533561406 69.8560249036855-69.8560249037237 63.2689533561752-76.018123500593 56.2541515088415-81.7585991914148 48.8090688817647-87.0815295302855 40.9308174906328-91.9915506186517 32.6155912545-96.4933838049947 23.8581897442637-100.591122372498 14.6517846734569-104.286805795075 4.98800435558223-104.286805795071-4.98800435558223-100.591122372498-14.6517846734569-96.4933838049947-23.8581897442637-91.9915506186517-32.6155912545-87.0815295302855-40.9308174906328-81.7585991914257-48.8090688817683-76.0181235005857-56.2541515088378-69.8560249037164-63.2689533561643-63.2689533561443-69.8560249036964-56.2541515088688-76.0181235006312-48.8090688817638-81.7585991914166-40.9308174906291-87.0815295302673-32.6155912544955-91.9915506186335-23.8581897442655-96.4933838050129-14.6517846734541-100.591122372498-4.98800435558405-104.286805795073 4.98800435558405-104.286805795076 14.6517846734532-100.591122372491 23.85818974427-96.4933838050238 32.6155912544918-91.9915506186299 40.9308174906291-87.0815295302673 48.8090688817711-81.7585991914311 56.2541515088506-76.0181235006021 63.2689533561479-69.8560249037 69.8560249037346-63.2689533561825 76.0181235005748-56.2541515088269 81.7585991914475-48.8090688817829 87.08152953024-40.9308174906146 91.991550618679-32.6155912545073 96.4933838049856-23.85818974426 100.591122372503-14.6517846734569 104.286805795071-4.98800435558223 104.286805795075 4.98800435558223 100.591122372503 14.6517846734569 96.4933838049856 23.85818974426z"/>
                <dr3d:extrude draw:style-name="gr487" draw:layer="layout" svg:viewBox="9672 -22334 2069 2069" svg:d="M10706-20265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9672-20265zM11741-22334z"/>
                <dr3d:extrude draw:style-name="gr488" draw:layer="layout" svg:viewBox="9631.5 -22373.5 2149 2149" svg:d="M10706-20224.5l1.93489002627939-0.0462461496317701 108.18212890625-5.17431640625 0.999003331737185-0.0586956975421344 0.957112675085227-0.0798010349462857 0.95470789177125-0.104717330847052 0.991788981793434-0.133444585226243 104.493652343752-15.22021484375 0.997865503060893-0.156569075217703 0.953680310738491-0.173896987067565 0.948776084995188-0.19892269288539 0.983152825825528-0.231646192689368 100.351074218748-24.81201171875 0.98361294678034-0.254777123001986 0.937636120101161-0.267921552276675 0.930218515906745-0.292637941067369 0.961360134209826-0.328926289366791 95.75439453125-33.94970703125 0.957040571149264-0.351322706341307 0.909806961895811-0.359992984645942 0.899928746770456-0.384020712535857 0.927405925758649-0.423405889992864 90.70361328125-42.6333007812464 0.783997713020653-0.37760822319251 0.744541261308768-0.378349897586304 0.735774885677529-0.395127387557295 0.757698586134211-0.42794069311276 0.510063511002954-0.299472594142571 85.19873046875-50.86279296875 0.87135919186403-0.533426105474064 0.82321124479131-0.532701840784284 0.808746780616275-0.554415592825535 0.827965799338926-0.598567361601454 79.23974609375-58.6381835937536 0.814515079668126-0.616886836942285 0.766668525417117-0.61141441404834 0.750128454445076-0.631597589766898 0.764894866748364-0.677436364116147 72.82666015625-65.95947265625 0.749626226377586-0.694272567478038 0.702554562725709-0.684103343097377 0.684103343093739-0.702554562725709 0.694272567478038-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5 0.423405889994683-0.927405925762287 0.384020712532219-0.89992874676318 0.35999298464958-0.909806961899449 0.351322706343126-0.957040571149264 33.9497070312518-95.75439453125 0.328926289363153-0.961360134213464 0.292637941067369-0.930218515906745 0.267921552278494-0.93763612010298 0.254777123003805-0.983612946776702 24.8120117187482-100.35107421875 0.23164619268573-0.983152825825528 0.19892269288539-0.948776084995188 0.173896987065746-0.953680310736672 0.156569075221341-0.997865503060893 15.22021484375-104.49365234375 0.133444585228062-0.991788981795253 0.104717330843414-0.954707891767612 0.0798010349481046-0.957112675088865 0.0586956975421344-0.999003331737185 5.17431640625-108.18212890625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36672-0.19892269288539-0.948776084995188-0.23164619268573-0.983152825825528-24.8120117187482-100.35107421875-0.254777123003805-0.983612946776702-0.267921552278494-0.93763612010298-0.292637941067369-0.930218515906745-0.328926289363153-0.961360134213464-33.9497070312518-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8038-0.749626226373948-0.684103343093739-0.702554562725709-0.702554562725709-0.684103343097377-0.749626226377586-0.694272567478038-72.82666015625-65.95947265625-0.764894866748364-0.677436364116147-0.750128454445076-0.631597589766898-0.766668525418936-0.61141441404834-0.814515079668126-0.616886836942285-79.23974609375-58.6381835937464-0.827965799337107-0.598567361601454-0.808746780616275-0.554415592825535-0.823211244789491-0.532701840784284-0.87135919186403-0.533426105474064-85.19873046875-50.8627929687536-0.510063511004773-0.299472594142571-0.757698586134211-0.427940693109122-0.735774885677529-0.395127387560933-0.744541261308768-0.378349897586304-0.783997713020653-0.37760822319251-90.70361328125-42.63330078125-0.927405925758649-0.423405889992864-0.899928746768637-0.384020712535857-0.90980696189763-0.359992984645942-0.957040571149264-0.351322706341307-95.75439453125-33.94970703125-0.961360134209826-0.328926289366791-0.930218515906745-0.292637941067369-0.937636120101161-0.267921552276675-0.98361294678034-0.254777123001986-100.351074218748-24.81201171875-0.983152825825528-0.231646192689368-0.948776084995188-0.19892269288539-0.953680310738491-0.173896987067565-0.997865503060893-0.156569075217703-104.493652343752-15.22021484375-0.991788981793434-0.133444585226243-0.95470789177125-0.104717330847052-0.957112675085227-0.0798010349462857-0.999003331737185-0.0586956975421344-108.18212890625-5.17431640625-1.93489002627939-0.0462461496317701-1.93489002627939 0.0462461496317701-108.18212890625 5.17431640625-0.999003331737185 0.0586956975421344-0.957112675085227 0.0798010349462857-0.95470789177125 0.104717330847052-0.991788981793434 0.133444585226243-104.49365234375 15.22021484375-0.997865503060893 0.156569075217703-0.95368031074031 0.173896987067565-0.948776084993369 0.19892269288539-0.983152825825528 0.231646192689368-100.35107421875 24.81201171875-0.98361294678034 0.254777123001986-0.937636120101161 0.267921552276675-0.930218515906745 0.292637941067369-0.961360134209826 0.328926289366791-95.75439453125 33.94970703125-0.957040571149264 0.351322706341307-0.90980696189763 0.359992984645942-0.899928746768637 0.384020712535857-0.927405925758649 0.423405889992864-90.70361328125 42.63330078125-0.783997713020653 0.37760822319251-0.744541261308768 0.378349897586304-0.735774885677529 0.395127387560933-0.757698586134211 0.427940693109122-0.510063511004773 0.299472594142571-85.19873046875 50.8627929687536-0.87135919186403 0.533426105474064-0.823211244789491 0.532701840784284-0.808746780616275 0.554415592825535-0.827965799337107 0.598567361601454-79.23974609375 58.6381835937464-0.814515079668126 0.616886836942285-0.766668525418936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6898 0.750128454445076-0.611414414044702 0.766668525418936-0.616886836945923 0.814515079666307-58.63818359375 79.23974609375-0.598567361601454 0.827965799337107-0.554415592825535 0.808746780618094-0.532701840784284 0.823211244787672-0.533426105474064 0.871359191867668-50.86279296875 85.19873046875-0.29947259414439 0.510063511002954-0.427940693107303 0.757698586130573-0.395127387559114 0.735774885681167-0.378349897586304 0.744541261308768-0.37760822319251 0.783997713020653-42.63330078125 90.70361328125-0.423405889994683 0.927405925762287-0.384020712532219 0.89992874676318-0.35999298464958 0.909806961899449-0.351322706343126 0.957040571149264-33.94970703125 95.75439453125-0.328926289364972 0.961360134213464-0.29263794106555 0.930218515906745-0.267921552278494 0.93763612010298-0.254777123003805 0.983612946776702-24.81201171875 100.35107421875-0.23164619268573 0.983152825825528-0.19892269288539 0.948776084995188-0.173896987065746 0.953680310736672-0.156569075221341 0.997865503060893-15.22021484375 104.49365234375-0.133444585228062 0.991788981795253-0.104717330843414 0.954707891767612-0.0798010349481046 0.957112675088865-0.0586956975421344 0.999003331737185-5.17431640625 108.18212890625-0.0462461496317701 1.93489002627757 0.0462461496317701 1.93489002627757 5.17431640625 108.18212890625 0.0586956975421344 0.999003331737185 0.0798010349481046 0.957112675088865 0.104717330843414 0.954707891767612 0.133444585228062 0.991788981795253 15.22021484375 104.49365234375 0.156569075221341 0.997865503060893 0.173896987065746 0.953680310736672 0.19892269288539 0.948776084995188 0.23164619268573 0.983152825825528 24.81201171875 100.35107421875 0.254777123003805 0.983612946776702 0.267921552278494 0.93763612010298 0.29263794106555 0.930218515906745 0.328926289364972 0.961360134213464 33.94970703125 95.75439453125 0.351322706343126 0.957040571149264 0.35999298464958 0.909806961899449 0.384020712532219 0.89992874676318 0.423405889994683 0.927405925762287 42.63330078125 90.70361328125 0.37760822319251 0.783997713020653 0.378349897586304 0.744541261308768 0.395127387559114 0.735774885681167 0.427940693107303 0.757698586130573 0.29947259414439 0.510063511002954 50.86279296875 85.19873046875 0.533426105474064 0.871359191867668 0.532701840784284 0.823211244787672 0.554415592825535 0.808746780618094 0.598567361599635 0.827965799337107 58.63818359375 79.2397460937536 0.616886836945923 0.814515079669945 0.611414414044702 0.766668525415298 0.631597589768717 0.750128454448713 0.677436364116147 0.764894866744726 65.95947265625 72.8266601562464 0.694272567478038 0.749626226373948 0.684103343093739 0.702554562725709 0.702554562725709 0.684103343097377 0.749626226377586 0.694272567478038 72.82666015625 65.95947265625 0.764894866748364 0.677436364116147 0.750128454445076 0.631597589766898 0.766668525417117 0.61141441404834 0.814515079668126 0.616886836942285 79.23974609375 58.6381835937536 0.827965799338926 0.598567361601454 0.808746780616275 0.554415592825535 0.82321124479131 0.532701840784284 0.87135919186403 0.533426105474064 85.19873046875 50.86279296875 0.510063511002954 0.299472594142571 0.757698586134211 0.42794069311276 0.735774885677529 0.395127387557295 0.744541261308768 0.378349897586304 0.783997713020653 0.37760822319251 90.70361328125 42.6333007812464 0.927405925758649 0.423405889992864 0.899928746770456 0.384020712535857 0.909806961895811 0.359992984645942 0.957040571149264 0.351322706341307 95.75439453125 33.94970703125 0.961360134209826 0.328926289366791 0.930218515906745 0.292637941067369 0.937636120101161 0.267921552276675 0.98361294678034 0.254777123001986 100.35107421875 24.81201171875 0.983152825825528 0.231646192689368 0.948776084993369 0.19892269288539 0.95368031074031 0.173896987067565 0.997865503060893 0.156569075217703 104.49365234375 15.22021484375 0.991788981791615 0.133444585226243 0.95470789177125 0.104717330847052 0.957112675087046 0.0798010349462857 0.999003331737185 0.0586956975421344 108.18212890625 5.17431640625zM11099.3628625912-22216.3401309546l87.0815295303091 40.9308174906473 81.7585991914421 48.8090688817829 76.0181235005766 56.2541515088269 69.8560249037164 63.2689533561643 63.268953356157 69.8560249037073 56.2541515088506 76.0181235006021 48.8090688817701 81.7585991914311 40.9308174906291 87.0815295302709 32.6155912544946 91.9915506186262 23.8581897442673 96.4933838050274 14.6517846734532 100.591122372491 4.98800435558587 104.286805795073-4.98800435558587 104.286805795073-14.6517846734532 100.591122372491-23.8581897442673 96.4933838050274-32.6155912544946 91.9915506186262-40.9308174906291 87.0815295302709-48.8090688817629 81.7585991914166-56.2541515088688 76.0181235006312-63.2689533561461 69.8560249036927-69.8560249037091 63.268953356157-76.0181235006021 56.2541515088524-81.7585991914148 48.8090688817647-87.0815295303164 40.9308174906437-91.9915506185916 32.6155912544818-96.4933838050165 23.8581897442673-100.591122372505 14.6517846734569-104.286805795073 4.98800435558223-104.286805795073-4.98800435558223-100.591122372503-14.6517846734569-96.4933838050183-23.8581897442673-91.9915506185916-32.6155912544818-87.0815295303164-40.9308174906437-81.7585991914148-48.8090688817647-76.0181235006021-56.2541515088524-69.8560249037091-63.268953356157-63.2689533561461-69.8560249036927-56.2541515088688-76.0181235006312-48.8090688817629-81.7585991914166-40.9308174906291-87.0815295302709-32.6155912544928-91.9915506186262-23.8581897442691-96.4933838050274-14.6517846734532-100.591122372491-4.98800435558587-104.286805795073 4.98800435558587-104.286805795073 14.6517846734532-100.591122372491 23.8581897442691-96.4933838050274 32.6155912544928-91.9915506186262 40.9308174906291-87.0815295302709 48.8090688817701-81.7585991914311 56.2541515088506-76.0181235006021 63.268953356157-69.8560249037073 69.8560249037164-63.2689533561643 76.0181235005766-56.2541515088269 81.7585991914421-48.8090688817829 87.0815295303091-40.9308174906473 91.9915506185898-32.6155912544782 96.4933838050183-23.8581897442673 100.591122372503-14.6517846734569 104.286805795073-4.98800435558223 104.286805795073 4.98800435558223 100.591122372505 14.6517846734569 96.4933838050183 23.8581897442673z"/>
                <dr3d:extrude draw:style-name="gr489" draw:layer="layout" svg:viewBox="11318 -23981 2069 2069" svg:d="M12352-21912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11318-21912zM13387-23981z"/>
                <dr3d:extrude draw:style-name="gr490" draw:layer="layout" svg:viewBox="11277.5 -24020.5 2149 2149" svg:d="M12352-21871.5l1.93489002627757-0.0462461496317701 108.18212890625-5.17431640624636 0.999003331737185-0.0586956975457724 0.957112675088865-0.0798010349462857 0.95470789177125-0.104717330839776 0.991788981793434-0.133444585229881 104.49365234375-15.2202148437536 0.997865503060893-0.156569075217703 0.953680310738491-0.173896987067565 0.948776084993369-0.19892269288539 0.983152825825528-0.231646192689368 100.351074218748-24.81201171875 0.98361294678034-0.254777123001986 0.937636120099342-0.267921552276675 0.930218515908564-0.292637941067369 0.961360134209826-0.328926289363153 95.75439453125-33.9497070312464 0.957040571147445-0.351322706341307 0.909806961899449-0.359992984653218 0.899928746766818-0.384020712532219 0.927405925760468-0.423405889992864 90.7036132812518-42.63330078125 0.783997713020653-0.37760822319251 0.744541261308768-0.378349897586304 0.735774885677529-0.395127387557295 0.757698586134211-0.42794069311276 0.510063511002954-0.299472594142571 85.19873046875-50.86279296875 0.871359191862211-0.533426105474064 0.82321124479131-0.532701840784284 0.808746780616275-0.554415592825535 0.827965799340745-0.598567361601454 79.23974609375-58.63818359375 0.814515079668126-0.616886836945923 0.766668525418936-0.611414414044702 0.750128454445076-0.631597589766898 0.764894866748364-0.677436364116147 72.82666015625-65.9594726562536 0.749626226375767-0.694272567478038 0.702554562725709-0.684103343097377 0.684103343093739-0.702554562725709 0.694272567478038-0.749626226373948 65.9594726562482-72.8266601562464 0.677436364117966-0.764894866744726 0.631597589766898-0.750128454448713 0.611414414042883-0.766668525415298 0.616886836945923-0.814515079669945 58.6381835937518-79.2397460937536 0.598567361601454-0.827965799337107 0.554415592825535-0.808746780618094 0.532701840784284-0.823211244787672 0.533426105474064-0.871359191867668 50.8627929687482-85.19873046875 0.29947259414439-0.510063511002954 0.427940693109122-0.757698586130573 0.395127387557295-0.735774885681167 0.378349897586304-0.744541261308768 0.37760822319251-0.783997713020653 42.6333007812518-90.7036132812464 0.423405889994683-0.927405925758649 0.384020712532219-0.899928746770456 0.35999298464958-0.909806961899449 0.351322706343126-0.957040571145626 33.94970703125-95.7543945312536 0.328926289364972-0.961360134209826 0.29263794106555-0.930218515906745 0.267921552278494-0.937636120099342 0.254777123003805-0.98361294678034 24.81201171875-100.351074218746 0.23164619268573-0.983152825825528 0.19892269288539-0.948776084995188 0.173896987065746-0.95368031074031 0.156569075221341-0.997865503060893 15.22021484375-104.49365234375 0.133444585228062-0.991788981791615 0.104717330843414-0.954707891774888 0.0798010349481046-0.957112675085227 0.0586956975421344-0.999003331737185 5.17431640625-108.182128906254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4031-0.19892269288539-0.948776084995188-0.23164619268573-0.983152825825528-24.81201171875-100.351074218746-0.254777123003805-0.983612946776702-0.267921552278494-0.93763612010298-0.29263794106555-0.930218515906745-0.328926289364972-0.961360134209826-33.94970703125-95.7543945312536-0.351322706343126-0.957040571149264-0.35999298464958-0.909806961899449-0.384020712532219-0.89992874676318-0.423405889994683-0.927405925762287-42.6333007812518-90.7036132812464-0.37760822319251-0.783997713020653-0.378349897586304-0.744541261308768-0.395127387557295-0.735774885677529-0.427940693109122-0.757698586134211-0.29947259414439-0.510063511002954-50.8627929687482-85.19873046875-0.533426105474064-0.87135919186403-0.532701840784284-0.82321124479131-0.554415592825535-0.808746780614456-0.598567361601454-0.827965799340745-58.6381835937518-79.2397460937536-0.616886836945923-0.814515079666307-0.611414414042883-0.766668525418936-0.631597589766898-0.750128454445076-0.677436364117966-0.764894866748364-65.9594726562482-72.82666015625-0.694272567478038-0.749626226373948-0.684103343093739-0.702554562725709-0.702554562725709-0.684103343097377-0.749626226377586-0.694272567478038-72.82666015625-65.95947265625-0.764894866748364-0.677436364116147-0.750128454445076-0.631597589766898-0.766668525418936-0.61141441404834-0.814515079668126-0.616886836942285-79.23974609375-58.6381835937464-0.827965799337107-0.598567361601454-0.808746780616275-0.554415592825535-0.823211244789491-0.532701840784284-0.87135919186403-0.533426105474064-85.19873046875-50.8627929687536-0.510063511004773-0.299472594142571-0.757698586134211-0.427940693109122-0.735774885677529-0.395127387560933-0.744541261308768-0.378349897586304-0.783997713020653-0.37760822319251-90.7036132812518-42.63330078125-0.927405925760468-0.423405889992864-0.899928746766818-0.384020712535857-0.909806961899449-0.359992984653218-0.957040571147445-0.351322706337669-95.75439453125-33.9497070312464-0.961360134209826-0.328926289366791-0.930218515906745-0.292637941063731-0.937636120099342-0.267921552276675-0.98361294678034-0.254777123001986-100.351074218748-24.8120117187536-0.983152825827347-0.231646192689368-0.948776084993369-0.19892269288539-0.953680310738491-0.173896987067565-0.997865503062712-0.156569075217703-104.49365234375-15.22021484375-0.991788981793434-0.133444585226243-0.95470789177125-0.104717330847052-0.957112675085227-0.0798010349462857-0.999003331737185-0.0586956975421344-108.18212890625-5.17431640625-1.93489002627939-0.0462461496317701-1.93489002627939 0.0462461496317701-108.182128906252 5.17431640625-0.999003331737185 0.0586956975421344-0.957112675085227 0.0798010349462857-0.954707891773069 0.104717330847052-0.991788981791615 0.133444585226243-104.49365234375 15.22021484375-0.997865503062712 0.156569075217703-0.953680310738491 0.173896987067565-0.948776084993369 0.19892269288539-0.983152825827347 0.231646192689368-100.351074218748 24.8120117187536-0.98361294678034 0.254777123001986-0.937636120099342 0.267921552276675-0.930218515906745 0.292637941063731-0.961360134209826 0.328926289366791-95.75439453125 33.9497070312464-0.957040571149264 0.351322706337669-0.90980696189763 0.359992984653218-0.899928746768637 0.384020712535857-0.927405925758649 0.423405889992864-90.7036132812518 42.63330078125-0.783997713022472 0.37760822319251-0.744541261308768 0.378349897586304-0.735774885677529 0.395127387560933-0.757698586132392 0.427940693109122-0.510063511004773 0.299472594142571-85.19873046875 50.8627929687536-0.871359191862211 0.533426105474064-0.82321124479131 0.532701840784284-0.808746780616275 0.554415592825535-0.827965799337107 0.598567361601454-79.2397460937482 58.6381835937464-0.814515079668126 0.616886836942285-0.766668525418936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8717 0.750128454441438-0.611414414044702 0.766668525422574-0.616886836945923 0.814515079666307-58.63818359375 79.2397460937536-0.598567361599635 0.827965799340745-0.554415592825535 0.808746780614456-0.532701840784284 0.82321124479131-0.533426105474064 0.87135919186403-50.86279296875 85.19873046875-0.29947259414439 0.510063511002954-0.427940693107303 0.757698586134211-0.395127387559114 0.735774885677529-0.378349897586304 0.744541261308768-0.37760822319251 0.783997713020653-42.6333007812518 90.7036132812464-0.423405889992864 0.927405925762287-0.384020712535857 0.89992874676318-0.35999298464958 0.909806961899449-0.351322706341307 0.957040571149264-33.94970703125 95.7543945312536-0.328926289363153 0.961360134209826-0.292637941067369 0.930218515906745-0.267921552278494 0.93763612010298-0.254777123003805 0.98361294678034-24.8120117187482 100.351074218746-0.23164619268573 0.983152825825528-0.19892269288539 0.948776084995188-0.173896987065746 0.953680310736672-0.156569075221341 0.997865503060893-15.2202148437518 104.49365234375-0.133444585228062 0.991788981795253-0.104717330843414 0.954707891767612-0.0798010349499236 0.957112675088865-0.0586956975403155 0.999003331737185-5.17431640624818 108.18212890625-0.0462461496317701 1.93489002627757 0.0462461496317701 1.93489002627757 5.17431640624818 108.182128906254 0.0586956975403155 0.999003331737185 0.0798010349499236 0.957112675085227 0.104717330843414 0.954707891774888 0.133444585228062 0.991788981791615 15.2202148437518 104.49365234375 0.156569075221341 0.997865503060893 0.173896987065746 0.95368031074031 0.19892269288539 0.94877608499155 0.23164619268573 0.983152825825528 24.8120117187482 100.351074218746 0.254777123003805 0.983612946776702 0.267921552278494 0.93763612010298 0.292637941067369 0.930218515906745 0.328926289363153 0.961360134213464 33.94970703125 95.7543945312536 0.351322706341307 0.957040571145626 0.35999298464958 0.909806961899449 0.384020712535857 0.899928746770456 0.423405889992864 0.927405925758649 42.6333007812518 90.7036132812464 0.37760822319251 0.783997713020653 0.378349897586304 0.744541261308768 0.395127387559114 0.735774885681167 0.427940693107303 0.757698586130573 0.29947259414439 0.510063511002954 50.86279296875 85.19873046875 0.533426105474064 0.871359191867668 0.532701840784284 0.823211244787672 0.554415592825535 0.808746780618094 0.598567361599635 0.827965799337107 58.63818359375 79.2397460937536 0.616886836945923 0.814515079669945 0.611414414044702 0.766668525415298 0.631597589768717 0.750128454448713 0.677436364116147 0.764894866744726 65.95947265625 72.8266601562464 0.694272567478038 0.749626226373948 0.684103343093739 0.702554562725709 0.702554562725709 0.684103343097377 0.749626226375767 0.694272567478038 72.82666015625 65.9594726562536 0.764894866748364 0.677436364116147 0.750128454445076 0.631597589766898 0.766668525418936 0.611414414044702 0.814515079668126 0.616886836945923 79.2397460937482 58.63818359375 0.827965799338926 0.598567361601454 0.808746780616275 0.554415592825535 0.82321124479131 0.532701840784284 0.87135919186403 0.533426105474064 85.19873046875 50.86279296875 0.510063511002954 0.299472594142571 0.757698586132392 0.42794069311276 0.735774885677529 0.395127387557295 0.744541261308768 0.378349897586304 0.783997713022472 0.37760822319251 90.7036132812518 42.63330078125 0.927405925758649 0.423405889992864 0.899928746768637 0.384020712532219 0.90980696189763 0.359992984653218 0.957040571149264 0.351322706341307 95.75439453125 33.9497070312464 0.961360134209826 0.328926289363153 0.930218515906745 0.292637941067369 0.937636120101161 0.267921552276675 0.98361294678034 0.254777123001986 100.351074218748 24.81201171875 0.983152825825528 0.231646192689368 0.948776084993369 0.19892269288539 0.953680310738491 0.173896987067565 0.997865503060893 0.156569075217703 104.49365234375 15.2202148437536 0.991788981793434 0.133444585229881 0.954707891773069 0.104717330839776 0.957112675087046 0.0798010349462857 0.999003331737185 0.0586956975457724 108.182128906252 5.17431640624636zM12745.3628625912-23863.3401309546l87.0815295302782 40.9308174906291 81.7585991914421 48.8090688817829 76.0181235005766 56.2541515088269 69.8560249037164 63.2689533561643 63.2689533561552 69.8560249037073 56.2541515088506 76.0181235006057 48.8090688817701 81.7585991914311 40.9308174906309 87.0815295302673 32.6155912544909 91.9915506186226 23.8581897442727 96.493383805042 14.6517846734514 100.59112237248 4.98800435558587 104.286805795073-4.98800435558587 104.286805795076-14.6517846734514 100.59112237248-23.8581897442727 96.493383805042-32.6155912544909 91.9915506186226-40.9308174906309 87.0815295302673-48.8090688817701 81.7585991914311-56.2541515088506 76.0181235006057-63.2689533561479 69.8560249036927-69.8560249037273 63.2689533561788-76.0181235005912 56.2541515088415-81.7585991914148 48.8090688817647-87.0815295302873 40.9308174906328-91.9915506186553 32.6155912545-96.4933838049819 23.85818974426-100.591122372509 14.6517846734605-104.286805795069 4.9880043555786-104.286805795071-4.9880043555786-100.591122372509-14.6517846734605-96.4933838049819-23.85818974426-91.9915506186553-32.6155912545-87.0815295302873-40.9308174906328-81.7585991914148-48.8090688817647-76.0181235005894-56.2541515088415-69.8560249037273-63.2689533561788-63.2689533561388-69.8560249036818-56.2541515088688-76.0181235006312-48.8090688817647-81.7585991914166-40.9308174906291-87.0815295302673-32.6155912544928-91.9915506186299-23.8581897442673-96.4933838050238-14.651784673455-100.591122372491-4.98800435558405-104.286805795076 4.98800435558405-104.286805795073 14.651784673455-100.591122372491 23.8581897442673-96.4933838050238 32.6155912544928-91.9915506186299 40.9308174906291-87.0815295302673 48.8090688817647-81.7585991914166 56.2541515088688-76.0181235006312 63.2689533561461-69.8560249036964 69.8560249037164-63.2689533561643 76.0181235005748-56.2541515088269 81.7585991914421-48.8090688817829 87.0815295302782-40.9308174906291 91.9915506186517-32.6155912545 96.4933838049928-23.8581897442637 100.591122372498-14.6517846734569 104.286805795075-4.98800435558223 104.286805795073 4.98800435558223 100.591122372498 14.6517846734569 96.4933838049928 23.8581897442637z"/>
                <dr3d:extrude draw:style-name="gr491" draw:layer="layout" svg:viewBox="4725 -23981 2069 2069" svg:d="M4725-22947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4725-23981zM6794-21912z"/>
                <dr3d:extrude draw:style-name="gr492" draw:layer="layout" svg:viewBox="4684.5 -24021.5 2149 2149" svg:d="M4684.5-22947l0.0462461496317701 1.93489002627757 5.17431640625 108.18212890625 0.0586956975421344 0.999003331737185 0.0798010349481046 0.957112675085227 0.104717330843414 0.954707891774888 0.133444585228062 0.991788981791615 15.2202148437509 104.49365234375 0.156569075222251 0.997865503060893 0.173896987064836 0.95368031074031 0.198922692886299 0.948776084995188 0.23164619268573 0.983152825825528 24.81201171875 100.351074218746 0.254777123003805 0.98361294678034 0.267921552277585 0.937636120099342 0.29263794106555 0.930218515906745 0.328926289364972 0.961360134209826 33.9497070312491 95.7543945312536 0.351322706340397 0.957040571145626 0.359992984650489 0.909806961899449 0.384020712535857 0.899928746770456 0.423405889992864 0.927405925758649 42.6333007812509 90.7036132812464 0.377608223191601 0.783997713020653 0.378349897586304 0.744541261308768 0.395127387559114 0.735774885681167 0.427940693109122 0.757698586130573 0.299472594143481 0.510063511002954 50.86279296875 85.19873046875 0.533426105474973 0.871359191867668 0.532701840783375 0.823211244787672 0.554415592824626 0.808746780618094 0.598567361601454 0.827965799337107 58.6381835937491 79.2397460937536 0.616886836945923 0.814515079669945 0.611414414044702 0.766668525415298 0.631597589767807 0.750128454448713 0.677436364116147 0.764894866744726 65.95947265625 72.82666015625 0.694272567477128 0.749626226377586 0.684103343094648 0.702554562725709 0.702554562726618 0.684103343097377 0.749626226375767 0.6942725674744 72.8266601562509 65.95947265625 0.764894866748364 0.677436364116147 0.750128454445076 0.631597589766898 0.766668525418936 0.611414414044702 0.814515079669036 0.616886836945923 79.2397460937491 58.6381835937464 0.827965799338926 0.598567361601454 0.808746780614456 0.554415592821897 0.82321124479131 0.532701840784284 0.871359191863121 0.533426105477702 85.19873046875 50.8627929687536 0.510063511003864 0.299472594142571 0.757698586130573 0.42794069311276 0.735774885679348 0.395127387557295 0.744541261309678 0.378349897586304 0.783997713021563 0.37760822319251 90.70361328125 42.63330078125 0.927405925759558 0.423405889992864 0.899928746768637 0.384020712532219 0.909806961898539 0.359992984653218 0.957040571148355 0.351322706341307 95.75439453125 33.9497070312464 0.961360134208917 0.328926289363153 0.930218515907654 0.292637941067369 0.937636120098432 0.267921552276675 0.98361294678125 0.254777123001986 100.351074218751 24.8120117187536 0.983152825825528 0.23164619268573 0.948776084994279 0.198922692889028 0.953680310739401 0.173896987063927 0.997865503060893 0.156569075221341 104.49365234375 15.22021484375 0.991788981793434 0.133444585229881 0.95470789177125 0.104717330839776 0.957112675085227 0.0798010349462857 0.999003331738095 0.0586956975457724 108.18212890625 5.17431640625 1.93489002627939 0.0462461496317701 1.93489002627939-0.0462461496317701 108.182128906249-5.17431640625 0.999003331737185-0.0586956975457724 0.957112675086137-0.0798010349462857 0.954707891772159-0.104717330839776 0.991788981792524-0.133444585229881 104.49365234375-15.22021484375 0.997865503061803-0.156569075221341 0.953680310738491-0.173896987063927 0.948776084993369-0.198922692889028 0.983152825826437-0.23164619268573 100.35107421875-24.8120117187536 0.98361294678125-0.254777123001986 0.937636120098432-0.267921552276675 0.930218515907654-0.292637941067369 0.961360134208917-0.328926289363153 95.75439453125-33.9497070312464 0.957040571148355-0.351322706341307 0.909806961898539-0.359992984653218 0.899928746768637-0.384020712532219 0.927405925759558-0.423405889992864 90.70361328125-42.63330078125 0.783997713021563-0.37760822319251 0.744541261309678-0.378349897586304 0.735774885679348-0.395127387557295 0.757698586130573-0.42794069311276 0.510063511003864-0.299472594142571 85.19873046875-50.8627929687536 0.871359191863121-0.533426105477702 0.82321124479131-0.532701840784284 0.808746780614456-0.554415592821897 0.827965799338926-0.598567361601454 79.23974609375-58.6381835937464 0.814515079668126-0.616886836945923 0.766668525418936-0.611414414044702 0.750128454445076-0.631597589766898 0.764894866749273-0.677436364116147 72.8266601562509-65.95947265625 0.749626226375767-0.6942725674744 0.702554562727528-0.684103343097377 0.684103343094648-0.702554562725709 0.694272567477128-0.749626226377586 65.9594726562491-72.82666015625 0.677436364115238-0.764894866744726 0.631597589768717-0.750128454448713 0.611414414044702-0.766668525415298 0.616886836945014-0.814515079669945 58.6381835937509-79.2397460937536 0.598567361601454-0.827965799337107 0.554415592824626-0.808746780618094 0.532701840783375-0.823211244787672 0.533426105474973-0.871359191867668 50.8627929687491-85.19873046875 0.299472594143481-0.510063511002954 0.427940693108212-0.757698586130573 0.395127387559114-0.735774885681167 0.378349897586304-0.744541261308768 0.37760822319251-0.783997713020653 42.63330078125-90.7036132812464 0.423405889992864-0.927405925758649 0.384020712535857-0.899928746770456 0.359992984650489-0.909806961899449 0.351322706340397-0.957040571145626 33.94970703125-95.7543945312536 0.328926289364972-0.961360134209826 0.29263794106555-0.930218515906745 0.267921552278494-0.937636120099342 0.254777123002896-0.98361294678034 24.8120117187509-100.351074218746 0.23164619268664-0.983152825825528 0.198922692886299-0.948776084995188 0.173896987063927-0.95368031074031 0.156569075222251-0.997865503060893 15.2202148437491-104.49365234375 0.133444585228062-0.991788981791615 0.104717330843414-0.954707891774888 0.0798010349481046-0.957112675085227 0.0586956975421344-0.999003331737185 5.17431640625-108.18212890625 0.0462461496317701-1.93489002627757-0.0462461496317701-1.93489002627757-5.17431640625-108.182128906254-0.0586956975421344-0.999003331737185-0.0798010349481046-0.957112675088865-0.104717330843414-0.954707891767612-0.133444585228062-0.991788981795253-15.2202148437491-104.49365234375-0.156569075222251-0.997865503060893-0.173896987063927-0.95368031074031-0.198922692886299-0.948776084995188-0.23164619268664-0.983152825825528-24.8120117187509-100.351074218746-0.254777123002896-0.983612946776702-0.267921552278494-0.93763612010298-0.29263794106555-0.930218515906745-0.328926289364972-0.961360134209826-33.94970703125-95.7543945312536-0.351322706340397-0.957040571149264-0.359992984650489-0.909806961899449-0.384020712535857-0.89992874676318-0.423405889992864-0.927405925762287-42.63330078125-90.7036132812464-0.37760822319251-0.783997713020653-0.378349897586304-0.744541261308768-0.395127387559114-0.735774885677529-0.427940693108212-0.757698586134211-0.299472594143481-0.510063511002954-50.8627929687491-85.19873046875-0.533426105474973-0.87135919186403-0.532701840783375-0.82321124479131-0.554415592824626-0.808746780614456-0.598567361601454-0.827965799340745-58.6381835937509-79.2397460937536-0.616886836945923-0.814515079666307-0.611414414044702-0.766668525422574-0.631597589767807-0.750128454441438-0.677436364116147-0.764894866748364-65.9594726562491-72.8266601562464-0.694272567477128-0.749626226377586-0.684103343093739-0.702554562725709-0.702554562726618-0.684103343097377-0.749626226375767-0.6942725674744-72.8266601562509-65.9594726562536-0.764894866748364-0.677436364116147-0.750128454445076-0.631597589766898-0.766668525418936-0.61141441404834-0.814515079669036-0.616886836942285-79.23974609375-58.63818359375-0.827965799338926-0.598567361601454-0.808746780615365-0.554415592821897-0.82321124479131-0.532701840784284-0.87135919186403-0.533426105477702-85.19873046875-50.86279296875-0.510063511002954-0.299472594142571-0.757698586130573-0.427940693109122-0.735774885679348-0.395127387560933-0.744541261309678-0.378349897586304-0.783997713021563-0.37760822319251-90.70361328125-42.63330078125-0.927405925759558-0.423405889992864-0.899928746768637-0.384020712535857-0.909806961898539-0.359992984653218-0.957040571148355-0.351322706337669-95.75439453125-33.9497070312464-0.961360134208917-0.328926289366791-0.930218515908564-0.292637941063731-0.937636120098432-0.267921552276675-0.98361294678125-0.254777123001986-100.35107421875-24.81201171875-0.983152825825528-0.23164619268573-0.948776084993369-0.198922692889028-0.953680310738491-0.173896987063927-0.997865503060893-0.156569075221341-104.49365234375-15.2202148437536-0.991788981793434-0.133444585226243-0.95470789177125-0.104717330847052-0.957112675087046-0.0798010349462857-0.999003331737185-0.0586956975421344-108.182128906249-5.17431640625-1.93489002627939-0.0462461496317701-1.93489002627939 0.0462461496317701-108.18212890625 5.17431640625-0.999003331738095 0.0586956975421344-0.957112675086137 0.0798010349462857-0.954707891772159 0.104717330847052-0.991788981792524 0.133444585226243-104.49365234375 15.2202148437536-0.997865503061803 0.156569075221341-0.953680310737582 0.173896987063927-0.94877608499246 0.198922692889028-0.983152825826437 0.23164619268573-100.351074218751 24.81201171875-0.98361294678125 0.254777123001986-0.937636120098432 0.267921552276675-0.930218515908564 0.292637941063731-0.961360134208917 0.328926289366791-95.75439453125 33.9497070312464-0.957040571148355 0.351322706337669-0.909806961898539 0.359992984653218-0.899928746768637 0.384020712535857-0.927405925759558 0.423405889992864-90.70361328125 42.63330078125-0.783997713021563 0.37760822319251-0.744541261309678 0.378349897586304-0.735774885679348 0.395127387560933-0.757698586130573 0.427940693109122-0.510063511002954 0.299472594142571-85.19873046875 50.86279296875-0.87135919186403 0.533426105477702-0.82321124479131 0.532701840784284-0.808746780616275 0.554415592821897-0.827965799338926 0.598567361601454-79.2397460937491 58.63818359375-0.814515079668126 0.616886836942285-0.766668525418027 0.61141441404834-0.750128454445076 0.631597589766898-0.764894866749273 0.677436364116147-72.8266601562509 65.9594726562536-0.749626226374858 0.6942725674744-0.702554562727528 0.684103343097377-0.684103343094648 0.702554562725709-0.694272567476219 0.749626226377586-65.95947265625 72.8266601562464-0.677436364116147 0.764894866748364-0.631597589767807 0.750128454441438-0.611414414044702 0.766668525422574-0.616886836945923 0.814515079666307-58.6381835937491 79.2397460937536-0.598567361601454 0.827965799340745-0.554415592824626 0.808746780614456-0.532701840783375 0.82321124479131-0.533426105474973 0.87135919186403-50.86279296875 85.19873046875-0.299472594143481 0.510063511002954-0.427940693109122 0.757698586134211-0.395127387559114 0.735774885677529-0.378349897586304 0.744541261308768-0.377608223191601 0.783997713020653-42.6333007812509 90.7036132812464-0.423405889992864 0.927405925762287-0.384020712535857 0.89992874676318-0.359992984650489 0.909806961899449-0.351322706340397 0.957040571149264-33.9497070312491 95.7543945312536-0.328926289364972 0.961360134209826-0.29263794106555 0.930218515906745-0.267921552277585 0.93763612010298-0.254777123003805 0.983612946776702-24.81201171875 100.351074218746-0.23164619268573 0.983152825825528-0.198922692886299 0.948776084995188-0.173896987064836 0.95368031074031-0.156569075222251 0.997865503060893-15.2202148437509 104.49365234375-0.133444585228062 0.991788981795253-0.104717330843414 0.954707891767612-0.0798010349481046 0.957112675088865-0.0586956975421344 0.999003331737185-5.17431640625 108.182128906254zM6676.34013095464-22553.6371374088l-40.9308174906282 87.0815295302673-48.8090688817674 81.7585991914239-56.254151508856 76.018123500613-63.2689533561561 69.8560249037073-69.8560249037209 63.2689533561679-76.0181235005757 56.2541515088269-81.7585991914339 48.8090688817756-87.0815295302828 40.9308174906364-91.991550618648 32.6155912544964-96.4933838049919 23.8581897442637-100.591122372502 14.6517846734569-104.286805795071 4.98800435558223-104.286805795072-4.98800435558223-100.591122372502-14.6517846734569-96.4933838049928-23.8581897442637-91.991550618648-32.6155912544964-87.0815295302828-40.9308174906364-81.7585991914339-48.8090688817756-76.0181235005748-56.2541515088269-69.8560249037264-63.2689533561716-63.2689533561479-69.8560249037-56.2541515088578-76.0181235006166-48.8090688817683-81.7585991914239-40.9308174906291-87.0815295302673-32.6155912544918-91.9915506186299-23.85818974427-96.4933838050238-14.6517846734532-100.591122372491-4.98800435558496-104.286805795073 4.98800435558496-104.286805795076 14.6517846734532-100.591122372491 23.85818974427-96.4933838050238 32.6155912544918-91.9915506186299 40.9308174906291-87.0815295302673 48.8090688817683-81.7585991914239 56.2541515088578-76.0181235006166 63.2689533561434-69.8560249036891 69.8560249037282-63.2689533561788 76.0181235005903-56.2541515088415 81.7585991914157-48.8090688817647 87.0815295302882-40.9308174906364 91.991550618649-32.6155912544964 96.4933838049883-23.85818974426 100.591122372508-14.6517846734605 104.28680579507-4.98800435558223 104.286805795069 4.98800435558223 100.591122372508 14.6517846734605 96.4933838049874 23.85818974426 91.991550618649 32.6155912544964 87.0815295302882 40.9308174906364 81.7585991914202 48.8090688817647 76.018123500583 56.2541515088378 69.8560249037319 63.2689533561825 63.2689533561424 69.8560249036891 56.2541515088597 76.0181235006166 48.8090688817674 81.7585991914239 40.9308174906282 87.0815295302673 32.6155912544928 91.9915506186299 23.8581897442709 96.4933838050238 14.6517846734514 100.591122372491 4.98800435558496 104.286805795076-4.98800435558496 104.286805795073-14.6517846734514 100.591122372491-23.8581897442709 96.4933838050238z"/>
                <dr3d:extrude draw:style-name="gr493" draw:layer="layout" svg:viewBox="6376 -22333 2069 2069" svg:d="M6376-21299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6376-22333zM8445-20264z"/>
                <dr3d:extrude draw:style-name="gr494" draw:layer="layout" svg:viewBox="6335.5 -22373.5 2149 2149" svg:d="M6335.5-21299l0.0462461496317701 1.93489002627757 5.17431640624909 108.18212890625 0.0586956975421344 0.999003331737185 0.0798010349481046 0.957112675088865 0.104717330842504 0.954707891767612 0.133444585228972 0.991788981795253 15.2202148437509 104.49365234375 0.156569075221341 0.997865503060893 0.173896987064836 0.953680310736672 0.198922692886299 0.948776084995188 0.23164619268664 0.983152825825528 24.81201171875 100.35107421875 0.254777123004715 0.983612946776702 0.267921552276675 0.93763612010298 0.29263794106555 0.930218515906745 0.328926289364972 0.961360134213464 33.9497070312491 95.75439453125 0.351322706341307 0.957040571149264 0.359992984650489 0.909806961899449 0.384020712534038 0.89992874676318 0.423405889993774 0.927405925762287 42.6333007812509 90.70361328125 0.37760822319251 0.783997713020653 0.378349897586304 0.744541261308768 0.395127387559114 0.735774885681167 0.427940693108212 0.757698586130573 0.299472594143481 0.510063511002954 50.86279296875 85.19873046875 0.533426105475883 0.871359191867668 0.532701840782465 0.823211244787672 0.554415592825535 0.808746780618094 0.598567361600544 0.827965799337107 58.6381835937491 79.2397460937536 0.616886836945923 0.814515079669945 0.611414414044702 0.766668525415298 0.631597589768717 0.750128454448713 0.677436364116147 0.764894866744726 65.9594726562509 72.8266601562464 0.694272567477128 0.749626226373948 0.684103343093739 0.702554562725709 0.702554562726618 0.684103343097377 0.749626226375767 0.694272567478038 72.82666015625 65.95947265625 0.764894866749273 0.677436364116147 0.750128454445076 0.631597589766898 0.766668525418027 0.61141441404834 0.814515079668126 0.616886836942285 79.23974609375 58.63818359375 0.827965799338926 0.598567361601454 0.808746780615365 0.554415592821897 0.82321124479131 0.532701840784284 0.871359191863121 0.533426105477702 85.1987304687491 50.8627929687536 0.510063511003864 0.299472594142571 0.757698586131482 0.42794069311276 0.735774885679348 0.395127387557295 0.744541261309678 0.378349897586304 0.783997713021563 0.37760822319251 90.70361328125 42.6333007812464 0.927405925759558 0.423405889992864 0.899928746767728 0.384020712535857 0.90980696189763 0.359992984645942 0.957040571148355 0.351322706341307 95.7543945312509 33.94970703125 0.961360134209826 0.328926289366791 0.930218515907654 0.292637941067369 0.937636120098432 0.267921552276675 0.983612946782159 0.254777123001986 100.35107421875 24.81201171875 0.983152825825528 0.231646192689368 0.948776084993369 0.19892269288539 0.953680310738491 0.173896987067565 0.997865503061803 0.156569075217703 104.49365234375 15.22021484375 0.991788981792524 0.133444585226243 0.954707891772159 0.104717330847052 0.957112675086137 0.0798010349462857 0.999003331737185 0.0586956975421344 108.18212890625 5.17431640625 1.93489002627939 0.0462461496317701 1.93489002627939-0.0462461496317701 108.18212890625-5.17431640625 0.999003331737185-0.0586956975421344 0.957112675086137-0.0798010349462857 0.954707891772159-0.104717330847052 0.991788981792524-0.133444585226243 104.49365234375-15.22021484375 0.997865503061803-0.156569075217703 0.953680310738491-0.173896987067565 0.948776084993369-0.19892269288539 0.983152825825528-0.231646192689368 100.35107421875-24.81201171875 0.983612946782159-0.254777123001986 0.937636120099342-0.267921552276675 0.930218515908564-0.292637941067369 0.961360134208917-0.328926289366791 95.7543945312491-33.94970703125 0.957040571147445-0.351322706341307 0.90980696189763-0.359992984645942 0.899928746767728-0.384020712535857 0.927405925759558-0.423405889992864 90.70361328125-42.6333007812464 0.783997713021563-0.37760822319251 0.744541261309678-0.378349897586304 0.735774885679348-0.395127387557295 0.757698586131482-0.42794069311276 0.510063511003864-0.299472594142571 85.1987304687509-50.8627929687536 0.871359191863121-0.533426105477702 0.82321124479131-0.532701840784284 0.808746780616275-0.554415592821897 0.827965799338017-0.598567361601454 79.23974609375-58.63818359375 0.814515079668126-0.616886836942285 0.766668525418027-0.61141441404834 0.750128454445076-0.631597589766898 0.764894866749273-0.677436364116147 72.82666015625-65.95947265625 0.749626226375767-0.694272567478038 0.702554562726618-0.684103343097377 0.684103343094648-0.702554562725709 0.694272567477128-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5 0.423405889994683-0.927405925762287 0.384020712532219-0.89992874676318 0.35999298464958-0.909806961899449 0.351322706343126-0.957040571149264 33.94970703125-95.75439453125 0.328926289364972-0.961360134213464 0.29263794106555-0.930218515906745 0.267921552278494-0.93763612010298 0.254777123003805-0.983612946776702 24.81201171875-100.35107421875 0.23164619268573-0.983152825825528 0.19892269288539-0.948776084995188 0.173896987065746-0.953680310736672 0.156569075221341-0.997865503060893 15.22021484375-104.49365234375 0.133444585228062-0.991788981795253 0.104717330843414-0.954707891767612 0.0798010349481046-0.957112675088865 0.0586956975421344-0.999003331737185 5.17431640625-108.18212890625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36672-0.19892269288539-0.948776084995188-0.23164619268573-0.983152825825528-24.81201171875-100.35107421875-0.254777123003805-0.983612946776702-0.267921552278494-0.93763612010298-0.29263794106555-0.930218515906745-0.328926289364972-0.961360134213464-33.94970703125-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7128-0.749626226373948-0.684103343094648-0.702554562725709-0.702554562726618-0.684103343097377-0.749626226375767-0.694272567478038-72.82666015625-65.95947265625-0.764894866749273-0.677436364116147-0.750128454445076-0.631597589766898-0.766668525418027-0.61141441404834-0.814515079668126-0.616886836942285-79.23974609375-58.63818359375-0.827965799338926-0.598567361601454-0.808746780615365-0.554415592821897-0.82321124479131-0.532701840784284-0.87135919186403-0.533426105477702-85.1987304687509-50.86279296875-0.510063511002954-0.299472594142571-0.757698586131482-0.427940693109122-0.735774885679348-0.395127387560933-0.744541261308768-0.378349897586304-0.783997713021563-0.37760822319251-90.70361328125-42.63330078125-0.927405925759558-0.423405889992864-0.899928746768637-0.384020712535857-0.90980696189672-0.359992984645942-0.957040571148355-0.351322706341307-95.7543945312491-33.94970703125-0.961360134208917-0.328926289366791-0.930218515908564-0.292637941067369-0.937636120099342-0.267921552276675-0.983612946782159-0.254777123001986-100.35107421875-24.81201171875-0.983152825825528-0.231646192689368-0.948776084993369-0.19892269288539-0.953680310738491-0.173896987067565-0.997865503061803-0.156569075217703-104.49365234375-15.22021484375-0.991788981792524-0.133444585226243-0.954707891772159-0.104717330847052-0.957112675086137-0.0798010349462857-0.999003331737185-0.0586956975421344-108.18212890625-5.17431640625-1.93489002627939-0.0462461496317701-1.93489002627939 0.0462461496317701-108.18212890625 5.17431640625-0.999003331737185 0.0586956975421344-0.957112675086137 0.0798010349462857-0.954707891772159 0.104717330847052-0.991788981792524 0.133444585226243-104.49365234375 15.22021484375-0.997865503061803 0.156569075217703-0.953680310738491 0.173896987067565-0.948776084993369 0.19892269288539-0.983152825825528 0.231646192689368-100.35107421875 24.81201171875-0.983612946782159 0.254777123001986-0.937636120098432 0.267921552276675-0.930218515907654 0.292637941067369-0.961360134209826 0.328926289366791-95.7543945312509 33.94970703125-0.957040571148355 0.351322706341307-0.90980696189763 0.359992984645942-0.899928746768637 0.384020712535857-0.927405925759558 0.423405889992864-90.70361328125 42.63330078125-0.783997713021563 0.37760822319251-0.744541261308768 0.378349897586304-0.735774885679348 0.395127387560933-0.757698586131482 0.427940693109122-0.510063511002954 0.299472594142571-85.1987304687491 50.86279296875-0.87135919186403 0.533426105477702-0.82321124479131 0.532701840784284-0.808746780615365 0.554415592821897-0.827965799338926 0.598567361601454-79.23974609375 58.63818359375-0.814515079668126 0.616886836942285-0.766668525418027 0.61141441404834-0.750128454445076 0.631597589766898-0.764894866749273 0.677436364116147-72.82666015625 65.95947265625-0.749626226375767 0.694272567478038-0.702554562726618 0.684103343097377-0.684103343094648 0.702554562725709-0.694272567477128 0.749626226373948-65.9594726562509 72.82666015625-0.677436364115238 0.764894866748364-0.631597589768717 0.750128454441438-0.611414414044702 0.766668525422574-0.616886836945923 0.814515079666307-58.6381835937491 79.23974609375-0.598567361600544 0.827965799337107-0.554415592825535 0.808746780618094-0.532701840782465 0.823211244787672-0.533426105475883 0.871359191867668-50.86279296875 85.19873046875-0.299472594143481 0.510063511002954-0.427940693108212 0.757698586130573-0.395127387559114 0.735774885681167-0.378349897586304 0.744541261308768-0.37760822319251 0.783997713020653-42.6333007812509 90.70361328125-0.423405889993774 0.927405925762287-0.384020712534038 0.89992874676318-0.359992984650489 0.909806961899449-0.351322706341307 0.957040571149264-33.9497070312491 95.75439453125-0.328926289364972 0.961360134213464-0.29263794106555 0.930218515906745-0.267921552276675 0.93763612010298-0.254777123004715 0.983612946776702-24.81201171875 100.35107421875-0.23164619268664 0.983152825825528-0.198922692886299 0.948776084995188-0.173896987064836 0.953680310736672-0.156569075221341 0.997865503060893-15.2202148437509 104.49365234375-0.133444585228972 0.991788981795253-0.104717330842504 0.954707891767612-0.0798010349481046 0.957112675088865-0.0586956975421344 0.999003331737185-5.17431640624909 108.18212890625zM8327.34013095464-20905.6371374088l-40.9308174906291 87.0815295302709-48.8090688817629 81.7585991914166-56.2541515088633 76.0181235006239-63.2689533561479 69.8560249036964-69.8560249037219 63.2689533561679-76.0181235005839 56.2541515088378-81.758599191433 48.8090688817756-87.0815295303018 40.93081749064-91.9915506185998 32.6155912544818-96.4933838050147 23.8581897442673-100.591122372505 14.6517846734569-104.286805795072 4.98800435558223-104.286805795072-4.98800435558223-100.591122372505-14.6517846734569-96.4933838050183-23.8581897442673-91.9915506185953-32.6155912544818-87.0815295303046-40.93081749064-81.7585991914311-48.8090688817756-76.0181235005839-56.2541515088378-69.8560249037273-63.2689533561752-63.2689533561397-69.8560249036818-56.2541515088615-76.0181235006239-48.8090688817683-81.7585991914239-40.9308174906291-87.0815295302709-32.6155912544955-91.9915506186335-23.8581897442655-96.4933838050129-14.6517846734541-100.591122372498-4.98800435558405-104.286805795073 4.98800435558405-104.286805795073 14.6517846734541-100.591122372498 23.8581897442655-96.4933838050129 32.6155912544955-91.9915506186335 40.9308174906291-87.0815295302709 48.8090688817683-81.7585991914239 56.2541515088578-76.018123500613 63.2689533561488-69.8560249037 69.8560249037219-63.2689533561679 76.0181235005875-56.2541515088415 81.7585991914193-48.8090688817647 87.0815295303173-40.9308174906473 91.9915506185907-32.6155912544818 96.4933838050183-23.8581897442673 100.591122372505-14.6517846734569 104.286805795072-4.98800435558223 104.286805795072 4.98800435558223 100.591122372505 14.6517846734569 96.4933838050147 23.8581897442673 91.9915506185953 32.6155912544818 87.0815295303146 40.9308174906473 81.7585991914211 48.8090688817647 76.0181235005875 56.2541515088415 69.8560249037219 63.2689533561679 63.2689533561479 69.8560249037 56.254151508856 76.0181235006057 48.8090688817701 81.7585991914311 40.9308174906291 87.0815295302709 32.6155912544928 91.9915506186262 23.8581897442691 96.4933838050274 14.6517846734532 100.591122372491 4.98800435558587 104.286805795073-4.98800435558587 104.286805795073-14.6517846734532 100.591122372491-23.8581897442691 96.4933838050274z"/>
                <dr3d:extrude draw:style-name="gr495" draw:layer="layout" svg:viewBox="9672 -19036 2069 2069" svg:d="M9672-18002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9672-19036zM11741-16967z"/>
                <dr3d:extrude draw:style-name="gr496" draw:layer="layout" svg:viewBox="9631.5 -19076.5 2149 2149" svg:d="M9631.5-18002l0.0462461496317701 1.93489002627757 5.17431640625 108.18212890625 0.0586956975421344 0.999003331737185 0.0798010349481046 0.957112675088865 0.104717330843414 0.954707891767612 0.133444585228062 0.991788981795253 15.22021484375 104.49365234375 0.156569075221341 0.997865503060893 0.173896987065746 0.953680310736672 0.19892269288539 0.948776084995188 0.23164619268573 0.983152825825528 24.81201171875 100.35107421875 0.254777123003805 0.983612946776702 0.267921552278494 0.93763612010298 0.29263794106555 0.930218515906745 0.328926289364972 0.961360134213464 33.94970703125 95.7543945312536 0.351322706343126 0.957040571145626 0.35999298464958 0.909806961899449 0.384020712532219 0.899928746770456 0.423405889994683 0.927405925758649 42.63330078125 90.7036132812464 0.37760822319251 0.783997713020653 0.378349897586304 0.744541261308768 0.395127387559114 0.735774885681167 0.427940693107303 0.757698586130573 0.29947259414439 0.510063511002954 50.86279296875 85.19873046875 0.533426105474064 0.871359191867668 0.532701840784284 0.823211244787672 0.554415592825535 0.808746780618094 0.598567361599635 0.827965799337107 58.63818359375 79.2397460937536 0.616886836945923 0.814515079669945 0.611414414044702 0.766668525415298 0.631597589768717 0.750128454448713 0.677436364116147 0.764894866744726 65.95947265625 72.8266601562464 0.694272567478038 0.749626226373948 0.684103343093739 0.702554562725709 0.702554562725709 0.684103343097377 0.749626226375767 0.694272567478038 72.82666015625 65.9594726562536 0.764894866750183 0.677436364116147 0.750128454445076 0.631597589766898 0.766668525418936 0.611414414044702 0.814515079668126 0.616886836945923 79.23974609375 58.6381835937464 0.827965799337107 0.598567361601454 0.808746780616275 0.554415592821897 0.823211244789491 0.532701840784284 0.87135919186403 0.533426105477702 85.19873046875 50.8627929687536 0.510063511004773 0.299472594142571 0.757698586134211 0.42794069311276 0.735774885677529 0.395127387557295 0.744541261308768 0.378349897586304 0.783997713020653 0.37760822319251 90.70361328125 42.6333007812464 0.927405925758649 0.423405889992864 0.899928746770456 0.384020712535857 0.909806961895811 0.359992984645942 0.957040571149264 0.351322706341307 95.75439453125 33.94970703125 0.961360134209826 0.328926289366791 0.930218515906745 0.292637941067369 0.937636120101161 0.267921552276675 0.98361294678034 0.254777123001986 100.35107421875 24.81201171875 0.983152825825528 0.231646192689368 0.948776084993369 0.19892269288539 0.95368031074031 0.173896987067565 0.997865503060893 0.156569075217703 104.49365234375 15.22021484375 0.991788981791615 0.133444585226243 0.95470789177125 0.104717330847052 0.957112675087046 0.0798010349462857 0.999003331737185 0.0586956975421344 108.18212890625 5.17431640625 1.93489002627939 0.0462461496317701 1.93489002627939-0.0462461496317701 108.18212890625-5.17431640625 0.999003331737185-0.0586956975421344 0.957112675085227-0.0798010349462857 0.95470789177125-0.104717330847052 0.991788981793434-0.133444585226243 104.493652343752-15.22021484375 0.997865503060893-0.156569075217703 0.953680310738491-0.173896987067565 0.948776084995188-0.19892269288539 0.983152825825528-0.231646192689368 100.351074218748-24.81201171875 0.98361294678034-0.254777123001986 0.937636120101161-0.267921552276675 0.930218515906745-0.292637941067369 0.961360134209826-0.328926289366791 95.75439453125-33.94970703125 0.957040571149264-0.351322706341307 0.909806961895811-0.359992984645942 0.899928746770456-0.384020712535857 0.927405925758649-0.423405889992864 90.70361328125-42.6333007812464 0.783997713020653-0.37760822319251 0.744541261308768-0.378349897586304 0.735774885677529-0.395127387557295 0.757698586134211-0.42794069311276 0.510063511004773-0.299472594142571 85.19873046875-50.8627929687536 0.87135919186403-0.533426105477702 0.823211244789491-0.532701840784284 0.808746780616275-0.554415592821897 0.827965799337107-0.598567361601454 79.23974609375-58.6381835937464 0.814515079668126-0.616886836945923 0.766668525418936-0.611414414044702 0.750128454445076-0.631597589766898 0.764894866750183-0.677436364116147 72.82666015625-65.9594726562536 0.749626226375767-0.694272567478038 0.702554562725709-0.684103343097377 0.684103343093739-0.702554562725709 0.694272567478038-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464 0.423405889994683-0.927405925758649 0.384020712532219-0.899928746770456 0.35999298464958-0.909806961899449 0.351322706343126-0.957040571145626 33.9497070312518-95.7543945312536 0.328926289363153-0.961360134213464 0.292637941067369-0.930218515906745 0.267921552278494-0.93763612010298 0.254777123003805-0.983612946776702 24.8120117187482-100.35107421875 0.23164619268573-0.983152825825528 0.19892269288539-0.948776084995188 0.173896987065746-0.953680310736672 0.156569075221341-0.997865503060893 15.22021484375-104.49365234375 0.133444585228062-0.991788981795253 0.104717330843414-0.954707891767612 0.0798010349481046-0.957112675088865 0.0586956975421344-0.999003331737185 5.17431640625-108.18212890625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36672-0.19892269288539-0.948776084995188-0.23164619268573-0.983152825825528-24.8120117187482-100.35107421875-0.254777123003805-0.983612946776702-0.267921552278494-0.93763612010298-0.292637941067369-0.930218515906745-0.328926289363153-0.961360134213464-33.9497070312518-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8038-0.749626226373948-0.684103343093739-0.702554562725709-0.702554562725709-0.684103343097377-0.749626226377586-0.694272567478038-72.82666015625-65.95947265625-0.764894866748364-0.677436364116147-0.750128454445076-0.631597589766898-0.766668525417117-0.61141441404834-0.814515079668126-0.616886836942285-79.23974609375-58.63818359375-0.827965799340745-0.598567361601454-0.808746780616275-0.554415592821897-0.82321124479131-0.532701840784284-0.871359191862211-0.533426105477702-85.19873046875-50.86279296875-0.510063511002954-0.299472594142571-0.757698586134211-0.427940693109122-0.735774885677529-0.395127387560933-0.744541261308768-0.378349897586304-0.783997713020653-0.37760822319251-90.70361328125-42.63330078125-0.927405925758649-0.423405889992864-0.899928746768637-0.384020712535857-0.90980696189763-0.359992984645942-0.957040571149264-0.351322706341307-95.75439453125-33.94970703125-0.961360134209826-0.328926289366791-0.930218515906745-0.292637941067369-0.937636120101161-0.267921552276675-0.98361294678034-0.254777123001986-100.351074218748-24.81201171875-0.983152825825528-0.231646192689368-0.948776084995188-0.19892269288539-0.953680310738491-0.173896987067565-0.997865503060893-0.156569075217703-104.493652343752-15.22021484375-0.991788981793434-0.133444585226243-0.95470789177125-0.104717330847052-0.957112675085227-0.0798010349462857-0.999003331737185-0.0586956975421344-108.18212890625-5.17431640625-1.93489002627939-0.0462461496317701-1.93489002627939 0.0462461496317701-108.18212890625 5.17431640625-0.999003331737185 0.0586956975421344-0.957112675085227 0.0798010349462857-0.95470789177125 0.104717330847052-0.991788981793434 0.133444585226243-104.49365234375 15.22021484375-0.997865503060893 0.156569075217703-0.95368031074031 0.173896987067565-0.948776084993369 0.19892269288539-0.983152825825528 0.231646192689368-100.35107421875 24.81201171875-0.98361294678034 0.254777123001986-0.937636120101161 0.267921552276675-0.930218515906745 0.292637941067369-0.961360134209826 0.328926289366791-95.75439453125 33.94970703125-0.957040571149264 0.351322706341307-0.90980696189763 0.359992984645942-0.899928746768637 0.384020712535857-0.927405925758649 0.423405889992864-90.70361328125 42.63330078125-0.783997713020653 0.37760822319251-0.744541261308768 0.378349897586304-0.735774885677529 0.395127387560933-0.757698586134211 0.427940693109122-0.510063511002954 0.299472594142571-85.19873046875 50.86279296875-0.871359191862211 0.533426105477702-0.82321124479131 0.532701840784284-0.808746780616275 0.554415592821897-0.827965799340745 0.598567361601454-79.23974609375 58.63818359375-0.814515079668126 0.616886836942285-0.766668525417117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6898 0.750128454445076-0.611414414044702 0.766668525418936-0.616886836945923 0.814515079666307-58.63818359375 79.23974609375-0.598567361601454 0.827965799337107-0.554415592825535 0.808746780618094-0.532701840784284 0.823211244787672-0.533426105474064 0.871359191867668-50.86279296875 85.19873046875-0.29947259414439 0.510063511002954-0.427940693107303 0.757698586130573-0.395127387559114 0.735774885681167-0.378349897586304 0.744541261308768-0.37760822319251 0.783997713020653-42.63330078125 90.70361328125-0.423405889994683 0.927405925762287-0.384020712532219 0.89992874676318-0.35999298464958 0.909806961899449-0.351322706343126 0.957040571149264-33.94970703125 95.75439453125-0.328926289364972 0.961360134213464-0.29263794106555 0.930218515906745-0.267921552278494 0.93763612010298-0.254777123003805 0.983612946776702-24.81201171875 100.35107421875-0.23164619268573 0.983152825825528-0.19892269288539 0.948776084995188-0.173896987065746 0.953680310736672-0.156569075221341 0.997865503060893-15.22021484375 104.49365234375-0.133444585228062 0.991788981795253-0.104717330843414 0.954707891767612-0.0798010349481046 0.957112675088865-0.0586956975421344 0.999003331737185-5.17431640625 108.18212890625zM11623.3401309546-17608.6371374088l-40.9308174906291 87.0815295302673-48.8090688817629 81.7585991914166-56.2541515088688 76.0181235006312-63.2689533561388 69.8560249036818-69.8560249037346 63.2689533561861-76.0181235005657 56.2541515088196-81.7585991914421 48.8090688817829-87.0815295303073 40.93081749064-91.9915506185916 32.6155912544818-96.4933838050165 23.8581897442673-100.591122372505 14.6517846734569-104.286805795073 4.98800435558223-104.286805795073-4.98800435558223-100.591122372503-14.6517846734569-96.4933838050183-23.8581897442673-91.9915506185916-32.6155912544818-87.0815295303073-40.93081749064-81.7585991914421-48.8090688817829-76.0181235005657-56.2541515088196-69.8560249037346-63.2689533561861-63.2689533561388-69.8560249036818-56.2541515088688-76.0181235006312-48.8090688817629-81.7585991914166-40.9308174906291-87.0815295302673-32.6155912544928-91.9915506186299-23.8581897442691-96.4933838050274-14.6517846734532-100.591122372491-4.98800435558587-104.286805795073 4.98800435558587-104.286805795073 14.6517846734532-100.591122372491 23.8581897442691-96.4933838050274 32.6155912544928-91.9915506186262 40.9308174906291-87.0815295302709 48.809068881772-81.7585991914311 56.2541515088487-76.0181235006021 63.268953356157-69.8560249037073 69.8560249037091-63.268953356157 76.0181235006021-56.2541515088487 81.7585991914148-48.8090688817647 87.0815295303182-40.930817490651 91.9915506185898-32.6155912544782 96.4933838050183-23.8581897442673 100.591122372503-14.6517846734569 104.286805795073-4.98800435558223 104.286805795073 4.98800435558223 100.591122372505 14.6517846734569 96.4933838050165 23.8581897442673 91.9915506185898 32.6155912544818 87.0815295303182 40.9308174906473 81.7585991914148 48.8090688817647 76.0181235006021 56.2541515088487 69.8560249037091 63.268953356157 63.268953356157 69.8560249037073 56.2541515088506 76.0181235006021 48.8090688817701 81.7585991914311 40.9308174906291 87.0815295302709 32.6155912544946 91.9915506186262 23.8581897442673 96.4933838050274 14.6517846734532 100.591122372491 4.98800435558587 104.286805795073-4.98800435558587 104.286805795073-14.6517846734532 100.591122372491-23.8581897442673 96.4933838050274z"/>
                <dr3d:extrude draw:style-name="gr497" draw:layer="layout" svg:viewBox="11321 -17388 2069 2069" svg:d="M11321-16354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11321-17388zM13390-15319z"/>
                <dr3d:extrude draw:style-name="gr498" draw:layer="layout" svg:viewBox="11280.5 -17428.5 2149 2149" svg:d="M11280.5-16354l0.0462461496317701 1.93489002627939 5.17431640625 108.18212890625 0.0586956975421344 0.999003331737185 0.0798010349481046 0.957112675085227 0.104717330843414 0.95470789177125 0.133444585228062 0.991788981793434 15.22021484375 104.493652343752 0.156569075221341 0.997865503060893 0.173896987065746 0.953680310738491 0.19892269288539 0.948776084995188 0.23164619268573 0.983152825825528 24.81201171875 100.351074218748 0.254777123003805 0.98361294678034 0.267921552278494 0.937636120101161 0.29263794106555 0.930218515906745 0.328926289364972 0.961360134209826 33.94970703125 95.75439453125 0.351322706343126 0.957040571149264 0.35999298464958 0.909806961895811 0.384020712532219 0.899928746770456 0.423405889994683 0.927405925758649 42.63330078125 90.7036132812518 0.377608223190691 0.783997713022472 0.378349897586304 0.744541261308768 0.395127387559114 0.735774885677529 0.427940693109122 0.757698586132392 0.29947259414439 0.510063511002954 50.86279296875 85.19873046875 0.533426105474064 0.87135919186403 0.532701840784284 0.82321124479131 0.554415592825535 0.808746780616275 0.598567361601454 0.827965799338926 58.63818359375 79.2397460937482 0.616886836945923 0.814515079668126 0.611414414044702 0.766668525417117 0.631597589766898 0.750128454445076 0.677436364116147 0.764894866748364 65.95947265625 72.82666015625 0.694272567478038 0.749626226377586 0.684103343093739 0.702554562725709 0.702554562725709 0.684103343093739 0.749626226377586 0.694272567478038 72.82666015625 65.95947265625 0.764894866748364 0.677436364116147 0.750128454445076 0.631597589766898 0.766668525417117 0.611414414044702 0.814515079668126 0.616886836945923 79.23974609375 58.63818359375 0.827965799340745 0.598567361601454 0.808746780616275 0.554415592825535 0.82321124479131 0.532701840784284 0.871359191862211 0.533426105474064 85.19873046875 50.86279296875 0.510063511002954 0.29947259414439 0.757698586134211 0.427940693107303 0.735774885677529 0.395127387559114 0.744541261306949 0.378349897586304 0.783997713020653 0.37760822319251 90.70361328125 42.6333007812518 0.927405925760468 0.423405889992864 0.899928746766818 0.384020712535857 0.909806961899449 0.35999298464958 0.957040571149264 0.351322706341307 95.75439453125 33.94970703125 0.961360134209826 0.328926289363153 0.930218515906745 0.292637941067369 0.937636120101161 0.267921552278494 0.98361294678034 0.254777123003805 100.35107421875 24.8120117187482 0.983152825825528 0.23164619268573 0.948776084993369 0.19892269288539 0.953680310738491 0.173896987065746 0.997865503060893 0.156569075221341 104.49365234375 15.2202148437518 0.991788981793434 0.133444585228062 0.95470789177125 0.104717330843414 0.957112675087046 0.0798010349499236 0.999003331737185 0.0586956975403155 108.18212890625 5.17431640624818 1.93489002627939 0.0462461496317701 1.93489002627939-0.0462461496317701 108.18212890625-5.17431640624818 0.999003331737185-0.0586956975403155 0.957112675087046-0.0798010349499236 0.95470789177125-0.104717330843414 0.991788981793434-0.133444585228062 104.49365234375-15.2202148437518 0.997865503060893-0.156569075221341 0.953680310738491-0.173896987065746 0.948776084993369-0.19892269288539 0.983152825825528-0.23164619268573 100.35107421875-24.8120117187482 0.98361294678034-0.254777123003805 0.937636120101161-0.267921552278494 0.930218515906745-0.292637941067369 0.961360134209826-0.328926289363153 95.75439453125-33.94970703125 0.957040571149264-0.351322706341307 0.909806961899449-0.35999298464958 0.899928746766818-0.384020712535857 0.927405925760468-0.423405889992864 90.70361328125-42.6333007812518 0.783997713020653-0.37760822319251 0.744541261306949-0.378349897586304 0.735774885677529-0.395127387559114 0.757698586134211-0.427940693107303 0.510063511002954-0.29947259414439 85.19873046875-50.86279296875 0.871359191862211-0.533426105474064 0.82321124479131-0.532701840784284 0.808746780616275-0.554415592825535 0.827965799340745-0.598567361601454 79.23974609375-58.63818359375 0.814515079668126-0.616886836945923 0.766668525417117-0.611414414044702 0.750128454445076-0.631597589766898 0.764894866748364-0.677436364116147 72.82666015625-65.95947265625 0.749626226377586-0.694272567478038 0.702554562725709-0.684103343093739 0.684103343093739-0.702554562725709 0.694272567478038-0.749626226377586 65.95947265625-72.82666015625 0.677436364116147-0.764894866748364 0.631597589766898-0.750128454445076 0.611414414044702-0.766668525417117 0.616886836945923-0.814515079668126 58.63818359375-79.2397460937482 0.598567361601454-0.827965799338926 0.554415592825535-0.808746780616275 0.532701840784284-0.82321124479131 0.533426105474064-0.87135919186403 50.86279296875-85.19873046875 0.29947259414439-0.510063511002954 0.427940693109122-0.757698586132392 0.395127387559114-0.735774885677529 0.378349897586304-0.744541261308768 0.377608223190691-0.783997713022472 42.63330078125-90.7036132812518 0.423405889994683-0.927405925758649 0.384020712532219-0.899928746770456 0.35999298464958-0.909806961895811 0.351322706343126-0.957040571149264 33.94970703125-95.75439453125 0.328926289364972-0.961360134209826 0.29263794106555-0.930218515906745 0.267921552278494-0.937636120101161 0.254777123003805-0.98361294678034 24.81201171875-100.351074218748 0.23164619268573-0.983152825825528 0.19892269288539-0.948776084995188 0.173896987065746-0.953680310738491 0.156569075221341-0.997865503060893 15.22021484375-104.493652343752 0.133444585228062-0.991788981793434 0.104717330843414-0.95470789177125 0.0798010349481046-0.957112675085227 0.0586956975421344-0.999003331737185 5.17431640625-108.18212890625 0.0462461496317701-1.93489002627939-0.0462461496317701-1.93489002627939-5.17431640625-108.182128906248-0.0586956975421344-0.999003331737185-0.0798010349481046-0.957112675088865-0.104717330843414-0.954707891767612-0.133444585228062-0.991788981795253-15.22021484375-104.493652343746-0.156569075221341-0.997865503060893-0.173896987065746-0.95368031074031-0.19892269288539-0.94877608499155-0.23164619268573-0.983152825825528-24.81201171875-100.351074218754-0.254777123003805-0.983612946776702-0.267921552278494-0.93763612010298-0.29263794106555-0.930218515906745-0.328926289364972-0.961360134213464-33.94970703125-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8038-0.749626226373948-0.684103343093739-0.702554562725709-0.702554562725709-0.684103343097377-0.749626226377586-0.694272567478038-72.82666015625-65.95947265625-0.764894866748364-0.677436364116147-0.750128454445076-0.631597589766898-0.766668525417117-0.61141441404834-0.814515079668126-0.616886836942285-79.23974609375-58.63818359375-0.827965799340745-0.598567361601454-0.808746780616275-0.554415592821897-0.82321124479131-0.532701840784284-0.871359191862211-0.533426105477702-85.19873046875-50.86279296875-0.510063511002954-0.299472594142571-0.757698586134211-0.427940693109122-0.735774885677529-0.395127387560933-0.744541261308768-0.378349897586304-0.783997713020653-0.37760822319251-90.70361328125-42.6333007812464-0.927405925758649-0.423405889992864-0.899928746766818-0.384020712532219-0.909806961899449-0.359992984653218-0.957040571147445-0.351322706337669-95.75439453125-33.9497070312536-0.961360134209826-0.328926289366791-0.930218515908564-0.292637941067369-0.937636120101161-0.267921552276675-0.98361294678034-0.254777123001986-100.35107421875-24.81201171875-0.983152825825528-0.231646192689368-0.948776084993369-0.19892269288539-0.953680310738491-0.173896987067565-0.997865503062712-0.156569075217703-104.49365234375-15.2202148437464-0.991788981791615-0.133444585229881-0.95470789177125-0.104717330839776-0.957112675085227-0.0798010349462857-0.999003331737185-0.0586956975457724-108.18212890625-5.17431640625364-1.93489002628121-0.0462461496317701-1.93489002628121 0.0462461496317701-108.18212890625 5.17431640625364-0.999003331737185 0.0586956975457724-0.957112675085227 0.0798010349462857-0.95470789177125 0.104717330839776-0.991788981791615 0.133444585229881-104.49365234375 15.2202148437464-0.997865503062712 0.156569075217703-0.953680310738491 0.173896987067565-0.948776084993369 0.19892269288539-0.983152825825528 0.231646192689368-100.35107421875 24.81201171875-0.98361294678034 0.254777123001986-0.937636120101161 0.267921552276675-0.930218515908564 0.292637941067369-0.961360134209826 0.328926289366791-95.75439453125 33.9497070312536-0.957040571147445 0.351322706337669-0.909806961899449 0.359992984653218-0.899928746766818 0.384020712532219-0.927405925758649 0.423405889992864-90.70361328125 42.6333007812464-0.783997713020653 0.37760822319251-0.744541261308768 0.378349897586304-0.735774885677529 0.395127387560933-0.757698586134211 0.427940693109122-0.510063511002954 0.299472594142571-85.19873046875 50.86279296875-0.871359191862211 0.533426105477702-0.82321124479131 0.532701840784284-0.808746780616275 0.554415592821897-0.827965799340745 0.598567361601454-79.23974609375 58.63818359375-0.814515079668126 0.616886836942285-0.766668525417117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6898 0.750128454445076-0.611414414044702 0.766668525418936-0.616886836945923 0.814515079666307-58.63818359375 79.23974609375-0.598567361601454 0.827965799337107-0.554415592825535 0.808746780618094-0.532701840784284 0.823211244787672-0.533426105474064 0.871359191867668-50.86279296875 85.19873046875-0.29947259414439 0.510063511002954-0.427940693107303 0.757698586130573-0.395127387559114 0.735774885681167-0.378349897586304 0.744541261308768-0.37760822319251 0.783997713020653-42.63330078125 90.70361328125-0.423405889994683 0.927405925762287-0.384020712532219 0.89992874676318-0.35999298464958 0.909806961899449-0.351322706343126 0.957040571149264-33.94970703125 95.75439453125-0.328926289364972 0.961360134213464-0.29263794106555 0.930218515906745-0.267921552278494 0.93763612010298-0.254777123003805 0.983612946776702-24.81201171875 100.351074218754-0.23164619268573 0.983152825825528-0.19892269288539 0.94877608499155-0.173896987065746 0.95368031074031-0.156569075221341 0.997865503060893-15.22021484375 104.493652343746-0.133444585228062 0.991788981795253-0.104717330843414 0.954707891767612-0.0798010349481046 0.957112675088865-0.0586956975421344 0.999003331737185-5.17431640625 108.182128906248zM13272.3401309546-15960.6371374088l-40.9308174906291 87.0815295302728-48.8090688817701 81.7585991914293-56.2541515088506 76.0181235006003-63.268953356157 69.8560249037091-69.8560249037091 63.268953356157-76.0181235006021 56.2541515088506-81.758599191422 48.8090688817665-87.0815295302855 40.9308174906364-91.9915506186135 32.6155912544891-96.4933838050365 23.8581897442691-100.591122372489 14.651784673455-104.286805795071 4.98800435558405-104.286805795071-4.98800435558405-100.591122372489-14.651784673455-96.4933838050365-23.8581897442691-91.9915506186135-32.6155912544891-87.0815295302855-40.9308174906364-81.758599191422-48.8090688817665-76.0181235006021-56.2541515088506-69.8560249037091-63.268953356157-63.268953356157-69.8560249037091-56.2541515088506-76.0181235006003-48.8090688817701-81.7585991914293-40.9308174906291-87.0815295302728-32.6155912544909-91.9915506186226-23.8581897442727-96.4933838050347-14.6517846734514-100.591122372487-4.98800435558587-104.286805795073 4.98800435558587-104.286805795075 14.6517846734532-100.591122372487 23.8581897442691-96.4933838050311 32.6155912544928-91.9915506186262 40.9308174906291-87.0815295302709 48.809068881772-81.7585991914311 56.2541515088487-76.0181235006021 63.268953356157-69.8560249037073 69.8560249037091-63.268953356157 76.0181235006021-56.2541515088487 81.7585991914148-48.8090688817647 87.0815295303109-40.9308174906437 91.9915506186026-32.6155912544891 96.4933838050129-23.8581897442637 100.591122372502-14.6517846734496 104.286805795075-4.98800435558951 104.286805795075 4.98800435558951 100.591122372502 14.6517846734496 96.4933838050129 23.8581897442637 91.9915506186026 32.6155912544891 87.0815295303109 40.9308174906437 81.7585991914148 48.8090688817647 76.0181235006021 56.2541515088487 69.8560249037091 63.268953356157 63.268953356157 69.8560249037073 56.2541515088506 76.0181235006021 48.8090688817701 81.7585991914311 40.9308174906291 87.0815295302709 32.6155912544928 91.9915506186262 23.8581897442691 96.4933838050311 14.6517846734532 100.591122372487 4.98800435558587 104.286805795073-4.98800435558587 104.286805795073-14.6517846734514 100.591122372487-23.8581897442727 96.4933838050347z"/>
              </dr3d:scene>
            </draw:g>
          </draw:g>
          <draw:g>
            <draw:frame draw:style-name="gr499" draw:text-style-name="P13" draw:layer="layout" svg:width="5.291cm" svg:height="1.317cm" svg:x="0cm" svg:y="14.287cm">
              <draw:text-box>
                <text:p text:style-name="P12"><text:span text:style-name="T1">Virtuallisierungshost</text:span><text:span text:style-name="T1"><text:line-break/></text:span><text:span text:style-name="T9">(z.B. KVM, ZEN, Proxmox u.a.)</text:span></text:p>
              </draw:text-box>
            </draw:frame>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500" draw:text-style-name="P1" draw:layer="layout" svg:width="1.581cm" svg:height="0.994cm" svg:x="2.788cm" svg:y="13.545cm" svg:viewBox="0 0 1582 995" svg:d="M1 995c132 0 1581-618 1581-807 0-188-203-188-335-188 0 80-1294 403-1246 995z">
                  <text:p/>
                </draw:path>
                <draw:g>
                  <draw:polygon draw:style-name="gr501" draw:text-style-name="P2" draw:layer="layout" svg:width="1.676cm" svg:height="1.477cm" svg:x="1.016cm" svg:y="13.007cm" svg:viewBox="0 0 1677 1478" draw:points="0,538 0,0 1677,941 1677,1478">
                    <text:p/>
                  </draw:polygon>
                  <draw:polygon draw:style-name="gr502" draw:text-style-name="P9" draw:layer="layout" svg:width="1.436cm" svg:height="1.343cm" svg:x="2.693cm" svg:y="13.142cm" svg:viewBox="0 0 1437 1344" draw:points="0,1344 0,806 1437,0 1437,538">
                    <text:p/>
                  </draw:polygon>
                  <draw:polygon draw:style-name="gr503" draw:text-style-name="P3" draw:layer="layout" svg:width="3.114cm" svg:height="1.746cm" svg:x="1.016cm" svg:y="12.201cm" svg:viewBox="0 0 3115 1747" draw:points="1677,1747 0,806 1437,0 3115,941">
                    <text:p/>
                  </draw:polygon>
                  <draw:line draw:style-name="gr504" draw:text-style-name="P6" draw:layer="layout" svg:x1="1.591cm" svg:y1="13.438cm" svg:x2="1.591cm" svg:y2="13.761cm">
                    <text:p/>
                  </draw:line>
                  <draw:line draw:style-name="gr505" draw:text-style-name="P6" draw:layer="layout" svg:x1="2.645cm" svg:y1="14.126cm" svg:x2="1.878cm" svg:y2="13.696cm">
                    <text:p/>
                  </draw:line>
                  <draw:line draw:style-name="gr506" draw:text-style-name="P6" draw:layer="layout" svg:x1="1.874cm" svg:y1="13.599cm" svg:x2="1.874cm" svg:y2="13.707cm">
                    <text:p/>
                  </draw:line>
                  <draw:line draw:style-name="gr507" draw:text-style-name="P6" draw:layer="layout" svg:x1="2.641cm" svg:y1="14.029cm" svg:x2="2.641cm" svg:y2="14.137cm">
                    <text:p/>
                  </draw:line>
                  <draw:line draw:style-name="gr508" draw:text-style-name="P6" draw:layer="layout" svg:x1="2.641cm" svg:y1="14.029cm" svg:x2="1.874cm" svg:y2="13.599cm">
                    <text:p/>
                  </draw:line>
                  <draw:polygon draw:style-name="gr509" draw:text-style-name="P10" draw:layer="layout" svg:width="0.095cm" svg:height="0.16cm" svg:x="1.687cm" svg:y="13.491cm" svg:viewBox="0 0 96 161" draw:points="0,108 0,0 96,54 96,161">
                    <text:p/>
                  </draw:polygon>
                  <draw:line draw:style-name="gr510" draw:text-style-name="P6" draw:layer="layout" svg:x1="1.495cm" svg:y1="13.384cm" svg:x2="1.495cm" svg:y2="13.707cm">
                    <text:p/>
                  </draw:line>
                  <draw:line draw:style-name="gr511" draw:text-style-name="P6" draw:layer="layout" svg:x1="1.399cm" svg:y1="13.33cm" svg:x2="1.399cm" svg:y2="13.653cm">
                    <text:p/>
                  </draw:line>
                  <draw:line draw:style-name="gr512" draw:text-style-name="P6" draw:layer="layout" svg:x1="1.303cm" svg:y1="13.276cm" svg:x2="1.303cm" svg:y2="13.599cm">
                    <text:p/>
                  </draw:line>
                  <draw:line draw:style-name="gr513" draw:text-style-name="P6" draw:layer="layout" svg:x1="1.208cm" svg:y1="13.222cm" svg:x2="1.208cm" svg:y2="13.545cm">
                    <text:p/>
                  </draw:line>
                  <draw:line draw:style-name="gr514" draw:text-style-name="P6" draw:layer="layout" svg:x1="1.112cm" svg:y1="13.169cm" svg:x2="1.112cm" svg:y2="13.492cm">
                    <text:p/>
                  </draw:line>
                  <draw:polygon draw:style-name="gr515" draw:text-style-name="P2" draw:layer="layout" svg:width="0.095cm" svg:height="0.591cm" svg:x="0.92cm" svg:y="12.954cm" svg:viewBox="0 0 96 592" draw:points="0,538 0,0 96,54 96,592">
                    <text:p/>
                  </draw:polygon>
                  <draw:polygon draw:style-name="gr516" draw:text-style-name="P2" draw:layer="layout" svg:width="0.095cm" svg:height="0.591cm" svg:x="2.693cm" svg:y="13.948cm" svg:viewBox="0 0 96 592" draw:points="0,538 0,0 96,54 96,592">
                    <text:p/>
                  </draw:polygon>
                  <draw:polygon draw:style-name="gr517" draw:text-style-name="P5" draw:layer="layout" svg:width="3.209cm" svg:height="2.338cm" svg:x="0.92cm" svg:y="12.201cm" svg:viewBox="0 0 3210 2339" draw:points="0,1290 0,753 96,806 1533,0 3210,941 3210,1478 1869,2231 1869,2339">
                    <text:p/>
                  </draw:polygon>
                </draw:g>
              </draw:g>
              <draw:g>
                <draw:g>
                  <draw:polygon draw:style-name="gr518" draw:text-style-name="P26" draw:layer="layout" svg:width="0.156cm" svg:height="0.264cm" svg:x="3.492cm" svg:y="13.746cm" svg:viewBox="0 0 157 265" draw:points="0,265 0,88 157,0 157,176">
                    <text:p/>
                  </draw:polygon>
                  <draw:polygon draw:style-name="gr519" draw:text-style-name="P27" draw:layer="layout" svg:width="0.156cm" svg:height="0.264cm" svg:x="3.335cm" svg:y="13.746cm" svg:viewBox="0 0 157 265" draw:points="0,176 0,0 157,88 157,265">
                    <text:p/>
                  </draw:polygon>
                  <draw:polygon draw:style-name="gr520" draw:text-style-name="P28" draw:layer="layout" svg:width="0.313cm" svg:height="0.175cm" svg:x="3.335cm" svg:y="13.658cm" svg:viewBox="0 0 314 176" draw:points="157,176 0,88 157,0 314,88">
                    <text:p/>
                  </draw:polygon>
                </draw:g>
                <draw:g>
                  <draw:polygon draw:style-name="gr521" draw:text-style-name="P26" draw:layer="layout" svg:width="0.156cm" svg:height="0.264cm" svg:x="3.256cm" svg:y="14.144cm" svg:viewBox="0 0 157 265" draw:points="0,265 0,88 157,0 157,176">
                    <text:p/>
                  </draw:polygon>
                  <draw:polygon draw:style-name="gr522" draw:text-style-name="P27" draw:layer="layout" svg:width="0.156cm" svg:height="0.264cm" svg:x="3.099cm" svg:y="14.144cm" svg:viewBox="0 0 157 265" draw:points="0,176 0,0 157,88 157,265">
                    <text:p/>
                  </draw:polygon>
                  <draw:polygon draw:style-name="gr523" draw:text-style-name="P28" draw:layer="layout" svg:width="0.313cm" svg:height="0.175cm" svg:x="3.099cm" svg:y="14.055cm" svg:viewBox="0 0 314 176" draw:points="157,176 0,88 157,0 314,88">
                    <text:p/>
                  </draw:polygon>
                </draw:g>
                <draw:g>
                  <draw:polygon draw:style-name="gr524" draw:text-style-name="P26" draw:layer="layout" svg:width="0.156cm" svg:height="0.264cm" svg:x="3.729cm" svg:y="14.144cm" svg:viewBox="0 0 157 265" draw:points="0,265 0,88 157,0 157,176">
                    <text:p/>
                  </draw:polygon>
                  <draw:polygon draw:style-name="gr525" draw:text-style-name="P27" draw:layer="layout" svg:width="0.156cm" svg:height="0.264cm" svg:x="3.571cm" svg:y="14.144cm" svg:viewBox="0 0 157 265" draw:points="0,176 0,0 157,88 157,265">
                    <text:p/>
                  </draw:polygon>
                  <draw:polygon draw:style-name="gr526" draw:text-style-name="P28" draw:layer="layout" svg:width="0.313cm" svg:height="0.175cm" svg:x="3.571cm" svg:y="14.055cm" svg:viewBox="0 0 314 176" draw:points="157,176 0,88 157,0 314,88">
                    <text:p/>
                  </draw:polygon>
                </draw:g>
                <draw:g>
                  <draw:polygon draw:style-name="gr527" draw:text-style-name="P26" draw:layer="layout" svg:width="0.156cm" svg:height="0.264cm" svg:x="3.492cm" svg:y="14.276cm" svg:viewBox="0 0 157 265" draw:points="0,265 0,88 157,0 157,176">
                    <text:p/>
                  </draw:polygon>
                  <draw:polygon draw:style-name="gr528" draw:text-style-name="P27" draw:layer="layout" svg:width="0.156cm" svg:height="0.264cm" svg:x="3.335cm" svg:y="14.276cm" svg:viewBox="0 0 157 265" draw:points="0,176 0,0 157,88 157,265">
                    <text:p/>
                  </draw:polygon>
                  <draw:polygon draw:style-name="gr529" draw:text-style-name="P28" draw:layer="layout" svg:width="0.313cm" svg:height="0.175cm" svg:x="3.335cm" svg:y="14.188cm" svg:viewBox="0 0 314 176" draw:points="157,176 0,88 157,0 314,88">
                    <text:p/>
                  </draw:polygon>
                </draw:g>
                <draw:g>
                  <draw:polygon draw:style-name="gr530" draw:text-style-name="P26" draw:layer="layout" svg:width="0.156cm" svg:height="0.264cm" svg:x="3.729cm" svg:y="13.879cm" svg:viewBox="0 0 157 265" draw:points="0,265 0,88 157,0 157,176">
                    <text:p/>
                  </draw:polygon>
                  <draw:polygon draw:style-name="gr531" draw:text-style-name="P27" draw:layer="layout" svg:width="0.156cm" svg:height="0.264cm" svg:x="3.571cm" svg:y="13.879cm" svg:viewBox="0 0 157 265" draw:points="0,176 0,0 157,88 157,265">
                    <text:p/>
                  </draw:polygon>
                  <draw:polygon draw:style-name="gr532" draw:text-style-name="P28" draw:layer="layout" svg:width="0.313cm" svg:height="0.175cm" svg:x="3.571cm" svg:y="13.79cm" svg:viewBox="0 0 314 176" draw:points="157,176 0,88 157,0 314,88">
                    <text:p/>
                  </draw:polygon>
                </draw:g>
                <draw:g>
                  <draw:polygon draw:style-name="gr533" draw:text-style-name="P26" draw:layer="layout" svg:width="0.156cm" svg:height="0.264cm" svg:x="3.256cm" svg:y="13.879cm" svg:viewBox="0 0 157 265" draw:points="0,265 0,88 157,0 157,176">
                    <text:p/>
                  </draw:polygon>
                  <draw:polygon draw:style-name="gr534" draw:text-style-name="P27" draw:layer="layout" svg:width="0.156cm" svg:height="0.264cm" svg:x="3.099cm" svg:y="13.879cm" svg:viewBox="0 0 157 265" draw:points="0,176 0,0 157,88 157,265">
                    <text:p/>
                  </draw:polygon>
                  <draw:polygon draw:style-name="gr535" draw:text-style-name="P28" draw:layer="layout" svg:width="0.313cm" svg:height="0.175cm" svg:x="3.099cm" svg:y="13.79cm" svg:viewBox="0 0 314 176" draw:points="157,176 0,88 157,0 314,88">
                    <text:p/>
                  </draw:polygon>
                </draw:g>
                <draw:g>
                  <draw:polygon draw:style-name="gr536" draw:text-style-name="P26" draw:layer="layout" svg:width="0.156cm" svg:height="0.264cm" svg:x="3.492cm" svg:y="14.011cm" svg:viewBox="0 0 157 265" draw:points="0,265 0,88 157,0 157,176">
                    <text:p/>
                  </draw:polygon>
                  <draw:polygon draw:style-name="gr537" draw:text-style-name="P27" draw:layer="layout" svg:width="0.156cm" svg:height="0.264cm" svg:x="3.335cm" svg:y="14.011cm" svg:viewBox="0 0 157 265" draw:points="0,176 0,0 157,88 157,265">
                    <text:p/>
                  </draw:polygon>
                  <draw:polygon draw:style-name="gr538" draw:text-style-name="P28" draw:layer="layout" svg:width="0.313cm" svg:height="0.175cm" svg:x="3.335cm" svg:y="13.923cm" svg:viewBox="0 0 314 176" draw:points="157,176 0,88 157,0 314,88">
                    <text:p/>
                  </draw:polygon>
                </draw:g>
                <draw:polygon draw:style-name="gr539" draw:text-style-name="P5" draw:layer="layout" svg:width="0.786cm" svg:height="0.882cm" svg:x="3.099cm" svg:y="13.658cm" svg:viewBox="0 0 787 883" draw:points="0,662 0,486 79,441 0,397 0,221 157,132 236,176 236,88 393,0 551,88 551,176 629,132 787,221 787,397 708,441 787,486 787,662 629,751 551,707 551,795 393,883 236,795 236,707 157,751">
                  <text:p/>
                </draw:polygon>
              </draw:g>
            </draw:g>
          </draw:g>
          <draw:custom-shape draw:style-name="gr540" draw:text-style-name="P29" draw:layer="layout" svg:width="0.5cm" svg:height="0.5cm" svg:x="6.737cm" svg:y="11.241cm">
            <text:p text:style-name="P23"><text:span text:style-name="T8">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541" draw:text-style-name="P1" draw:layer="layout" svg:width="1.318cm" svg:height="0.819cm" svg:x="3.882cm" svg:y="8.717cm" svg:viewBox="0 0 1319 820" svg:d="M1 820c355 0 1280-185 1315-451 36-266-294-369-391-369 0 62-960 369-924 820z">
                  <text:p/>
                </draw:path>
                <draw:g>
                  <draw:polygon draw:style-name="gr542" draw:text-style-name="P2" draw:layer="layout" svg:width="0.71cm" svg:height="1.864cm" svg:x="3.171cm" svg:y="7.692cm" svg:viewBox="0 0 711 1865" draw:points="0,1455 0,0 711,410 711,1865">
                    <text:p/>
                  </draw:polygon>
                  <draw:polygon draw:style-name="gr543" draw:text-style-name="P9" draw:layer="layout" svg:width="1.066cm" svg:height="2.049cm" svg:x="3.882cm" svg:y="7.487cm" svg:viewBox="0 0 1067 2050" draw:points="0,2050 0,615 1067,0 1067,1435">
                    <text:p/>
                  </draw:polygon>
                  <draw:polygon draw:style-name="gr544" draw:text-style-name="P3" draw:layer="layout" svg:width="1.778cm" svg:height="1.024cm" svg:x="3.171cm" svg:y="7.077cm" svg:viewBox="0 0 1779 1025" draw:points="711,1025 0,615 1067,0 1779,410">
                    <text:p/>
                  </draw:polygon>
                  <draw:polygon draw:style-name="gr545" draw:text-style-name="P5" draw:layer="layout" svg:width="1.778cm" svg:height="2.459cm" svg:x="3.171cm" svg:y="7.077cm" svg:viewBox="0 0 1779 2460" draw:points="0,2050 0,615 1067,0 1779,410 1779,1845 711,2460">
                    <text:p/>
                  </draw:polygon>
                  <draw:line draw:style-name="gr546" draw:text-style-name="P6" draw:layer="layout" svg:x1="3.811cm" svg:y1="9.147cm" svg:x2="3.242cm" svg:y2="8.819cm">
                    <text:p/>
                  </draw:line>
                  <draw:line draw:style-name="gr547" draw:text-style-name="P6" draw:layer="layout" svg:x1="3.811cm" svg:y1="9.311cm" svg:x2="3.242cm" svg:y2="8.983cm">
                    <text:p/>
                  </draw:line>
                  <draw:line draw:style-name="gr548" draw:text-style-name="P6" draw:layer="layout" svg:x1="3.811cm" svg:y1="9.229cm" svg:x2="3.242cm" svg:y2="8.901cm">
                    <text:p/>
                  </draw:line>
                  <draw:line draw:style-name="gr549" draw:text-style-name="P6" draw:layer="layout" svg:x1="3.814cm" svg:y1="8.319cm" svg:x2="3.245cm" svg:y2="7.991cm">
                    <text:p/>
                  </draw:line>
                  <draw:line draw:style-name="gr550" draw:text-style-name="P6" draw:layer="layout" svg:x1="3.242cm" svg:y1="7.917cm" svg:x2="3.242cm" svg:y2="7.999cm">
                    <text:p/>
                  </draw:line>
                  <draw:line draw:style-name="gr551" draw:text-style-name="P6" draw:layer="layout" svg:x1="3.811cm" svg:y1="8.246cm" svg:x2="3.811cm" svg:y2="8.328cm">
                    <text:p/>
                  </draw:line>
                  <draw:line draw:style-name="gr552" draw:text-style-name="P6" draw:layer="layout" svg:x1="3.811cm" svg:y1="8.245cm" svg:x2="3.242cm" svg:y2="7.917cm">
                    <text:p/>
                  </draw:line>
                  <draw:polygon draw:style-name="gr553" draw:text-style-name="P10" draw:layer="layout" svg:width="0.07cm" svg:height="0.122cm" svg:x="3.456cm" svg:y="8.614cm" svg:viewBox="0 0 71 123" draw:points="0,82 0,0 71,41 71,123">
                    <text:p/>
                  </draw:polygon>
                </draw:g>
              </draw:g>
              <draw:g>
                <draw:path draw:style-name="gr554" draw:text-style-name="P1" draw:layer="layout" svg:width="0.272cm" svg:height="0.245cm" svg:x="4.664cm" svg:y="9.313cm" svg:viewBox="0 0 273 246" svg:d="M0 246c119 0 273-71 273-141s-4-105-91-105c0 75-182 145-182 246z">
                  <text:p/>
                </draw:path>
                <draw:path draw:style-name="gr555" draw:text-style-name="P30" draw:layer="layout" svg:width="0.667cm" svg:height="0.42cm" svg:x="4.178cm" svg:y="9.156cm" svg:viewBox="0 0 668 421" svg:d="M668 0c0 0 0 281 0 211 1 123-144 210-333 210-190 0-335-87-335-210 0 0 0-88 0-211 0 123 152 211 334 211 183 0 334-88 334-211z">
                  <text:p/>
                </draw:path>
                <draw:path draw:style-name="gr556" draw:text-style-name="P31" draw:layer="layout" svg:width="0.667cm" svg:height="0.42cm" svg:x="4.178cm" svg:y="8.945cm" svg:viewBox="0 0 668 421" svg:d="M334 0c190 0 334 91 334 210 0 120-144 211-334 211-189 0-334-91-334-211 0-119 145-210 334-210z">
                  <text:p/>
                </draw:path>
                <draw:polygon draw:style-name="gr557" draw:text-style-name="P32" draw:layer="layout" svg:width="0.181cm" svg:height="0.104cm" svg:x="4.543cm" svg:y="9.173cm" svg:viewBox="0 0 182 105" draw:points="91,0 61,18 182,88 152,105 30,35 0,53 0,0">
                  <text:p/>
                </draw:polygon>
                <draw:polygon draw:style-name="gr558" draw:text-style-name="P32" draw:layer="layout" svg:width="0.181cm" svg:height="0.104cm" svg:x="4.3cm" svg:y="9.033cm" svg:viewBox="0 0 182 105" draw:points="152,70 182,53 182,105 91,105 121,88 0,18 30,0">
                  <text:p/>
                </draw:polygon>
                <draw:polygon draw:style-name="gr559" draw:text-style-name="P32" draw:layer="layout" svg:width="0.181cm" svg:height="0.104cm" svg:x="4.3cm" svg:y="9.173cm" svg:viewBox="0 0 182 105" draw:points="30,70 152,0 182,18 61,88 91,105 0,105 0,53">
                  <text:p/>
                </draw:polygon>
                <draw:polygon draw:style-name="gr560" draw:text-style-name="P32" draw:layer="layout" svg:width="0.181cm" svg:height="0.104cm" svg:x="4.543cm" svg:y="9.033cm" svg:viewBox="0 0 182 105" draw:points="121,18 91,0 182,0 182,53 152,35 30,105 0,88">
                  <text:p/>
                </draw:polygon>
                <draw:path draw:style-name="gr561" draw:text-style-name="P31" draw:layer="layout" svg:width="0.667cm" svg:height="0.21cm" svg:x="4.178cm" svg:y="9.226cm" svg:viewBox="0 0 668 211" svg:d="M668 0c0 119-144 211-334 211-189 0-334-92-334-211">
                  <text:p/>
                </draw:path>
                <draw:line draw:style-name="gr562" draw:text-style-name="P33" draw:layer="layout" svg:x1="4.208cm" svg:y1="9.243cm" svg:x2="4.208cm" svg:y2="9.313cm">
                  <text:p/>
                </draw:line>
                <draw:line draw:style-name="gr563" draw:text-style-name="P33" draw:layer="layout" svg:x1="4.269cm" svg:y1="9.296cm" svg:x2="4.269cm" svg:y2="9.366cm">
                  <text:p/>
                </draw:line>
                <draw:line draw:style-name="gr564" draw:text-style-name="P33" draw:layer="layout" svg:x1="4.36cm" svg:y1="9.349cm" svg:x2="4.36cm" svg:y2="9.419cm">
                  <text:p/>
                </draw:line>
                <draw:line draw:style-name="gr565" draw:text-style-name="P33" draw:layer="layout" svg:x1="4.451cm" svg:y1="9.366cm" svg:x2="4.451cm" svg:y2="9.436cm">
                  <text:p/>
                </draw:line>
                <draw:line draw:style-name="gr566" draw:text-style-name="P33" draw:layer="layout" svg:x1="4.573cm" svg:y1="9.366cm" svg:x2="4.573cm" svg:y2="9.436cm">
                  <text:p/>
                </draw:line>
                <draw:line draw:style-name="gr567" draw:text-style-name="P33" draw:layer="layout" svg:x1="4.664cm" svg:y1="9.349cm" svg:x2="4.664cm" svg:y2="9.419cm">
                  <text:p/>
                </draw:line>
                <draw:line draw:style-name="gr568" draw:text-style-name="P33" draw:layer="layout" svg:x1="4.755cm" svg:y1="9.296cm" svg:x2="4.755cm" svg:y2="9.366cm">
                  <text:p/>
                </draw:line>
                <draw:line draw:style-name="gr569" draw:text-style-name="P33" draw:layer="layout" svg:x1="4.816cm" svg:y1="9.243cm" svg:x2="4.816cm" svg:y2="9.313cm">
                  <text:p/>
                </draw:line>
                <draw:line draw:style-name="gr570" draw:text-style-name="P33" draw:layer="layout" svg:x1="4.512cm" svg:y1="9.436cm" svg:x2="4.512cm" svg:y2="9.506cm">
                  <text:p/>
                </draw:line>
                <draw:line draw:style-name="gr571" draw:text-style-name="P33" draw:layer="layout" svg:x1="4.634cm" svg:y1="9.419cm" svg:x2="4.634cm" svg:y2="9.489cm">
                  <text:p/>
                </draw:line>
                <draw:line draw:style-name="gr572" draw:text-style-name="P33" draw:layer="layout" svg:x1="4.725cm" svg:y1="9.384cm" svg:x2="4.725cm" svg:y2="9.454cm">
                  <text:p/>
                </draw:line>
                <draw:line draw:style-name="gr573" draw:text-style-name="P33" draw:layer="layout" svg:x1="4.786cm" svg:y1="9.349cm" svg:x2="4.786cm" svg:y2="9.419cm">
                  <text:p/>
                </draw:line>
                <draw:line draw:style-name="gr574" draw:text-style-name="P33" draw:layer="layout" svg:x1="4.391cm" svg:y1="9.419cm" svg:x2="4.391cm" svg:y2="9.489cm">
                  <text:p/>
                </draw:line>
                <draw:line draw:style-name="gr575" draw:text-style-name="P33" draw:layer="layout" svg:x1="4.3cm" svg:y1="9.384cm" svg:x2="4.3cm" svg:y2="9.454cm">
                  <text:p/>
                </draw:line>
                <draw:line draw:style-name="gr576" draw:text-style-name="P33" draw:layer="layout" svg:x1="4.239cm" svg:y1="9.349cm" svg:x2="4.239cm" svg:y2="9.419cm">
                  <text:p/>
                </draw:line>
                <draw:path draw:style-name="gr577" draw:text-style-name="P31" draw:layer="layout" svg:width="0.667cm" svg:height="0.21cm" svg:x="4.178cm" svg:y="9.296cm" svg:viewBox="0 0 668 211" svg:d="M668 0c0 119-144 211-334 211-189 0-334-92-334-211">
                  <text:p/>
                </draw:path>
                <draw:line draw:style-name="gr578" draw:text-style-name="P33" draw:layer="layout" svg:x1="4.208cm" svg:y1="9.384cm" svg:x2="4.208cm" svg:y2="9.454cm">
                  <text:p/>
                </draw:line>
                <draw:line draw:style-name="gr579" draw:text-style-name="P33" draw:layer="layout" svg:x1="4.269cm" svg:y1="9.436cm" svg:x2="4.269cm" svg:y2="9.506cm">
                  <text:p/>
                </draw:line>
                <draw:line draw:style-name="gr580" draw:text-style-name="P33" draw:layer="layout" svg:x1="4.36cm" svg:y1="9.489cm" svg:x2="4.36cm" svg:y2="9.559cm">
                  <text:p/>
                </draw:line>
                <draw:line draw:style-name="gr581" draw:text-style-name="P33" draw:layer="layout" svg:x1="4.451cm" svg:y1="9.506cm" svg:x2="4.451cm" svg:y2="9.576cm">
                  <text:p/>
                </draw:line>
                <draw:line draw:style-name="gr582" draw:text-style-name="P33" draw:layer="layout" svg:x1="4.573cm" svg:y1="9.506cm" svg:x2="4.573cm" svg:y2="9.576cm">
                  <text:p/>
                </draw:line>
                <draw:line draw:style-name="gr583" draw:text-style-name="P33" draw:layer="layout" svg:x1="4.664cm" svg:y1="9.489cm" svg:x2="4.664cm" svg:y2="9.559cm">
                  <text:p/>
                </draw:line>
                <draw:line draw:style-name="gr584" draw:text-style-name="P33" draw:layer="layout" svg:x1="4.755cm" svg:y1="9.436cm" svg:x2="4.755cm" svg:y2="9.506cm">
                  <text:p/>
                </draw:line>
                <draw:line draw:style-name="gr585" draw:text-style-name="P33" draw:layer="layout" svg:x1="4.816cm" svg:y1="9.384cm" svg:x2="4.816cm" svg:y2="9.454cm">
                  <text:p/>
                </draw:line>
                <draw:path draw:style-name="gr586" draw:text-style-name="P34" draw:layer="layout" svg:width="0.668cm" svg:height="0.631cm" svg:x="4.178cm" svg:y="8.945cm" svg:viewBox="0 0 669 632" svg:d="M334 0c190 0 335 91 335 211l-1 210c0 123-151 211-334 211-182 0-334-88-334-211 0 0 0-210 0-211 0-119 145-210 334-210z">
                  <text:p/>
                </draw:path>
              </draw:g>
            </draw:g>
            <draw:frame draw:style-name="gr587" draw:text-style-name="P13" draw:layer="layout" svg:width="2.934cm" svg:height="2.383cm" svg:x="0.279cm" svg:y="7.136cm">
              <draw:text-box>
                <text:p text:style-name="P12"><text:span text:style-name="T1">VM: IPFire</text:span><text:span text:style-name="T2"><text:line-break/></text:span><text:span text:style-name="T3">192.168.178.10</text:span><text:span text:style-name="T2"><text:line-break/></text:span><text:span text:style-name="T6">10.16.1.254</text:span><text:span text:style-name="T6"><text:line-break/></text:span><text:span text:style-name="T10">172.16.16.254</text:span></text:p>
              </draw:text-box>
            </draw:frame>
          </draw:g>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588" draw:text-style-name="P1" draw:layer="layout" svg:width="1.318cm" svg:height="0.819cm" svg:x="3.87cm" svg:y="11.351cm" svg:viewBox="0 0 1319 820" svg:d="M1 820c355 0 1280-185 1315-451 36-266-294-369-391-369 0 62-960 369-924 820z">
                  <text:p/>
                </draw:path>
                <draw:g>
                  <draw:polygon draw:style-name="gr589" draw:text-style-name="P2" draw:layer="layout" svg:width="0.71cm" svg:height="1.864cm" svg:x="3.159cm" svg:y="10.326cm" svg:viewBox="0 0 711 1865" draw:points="0,1455 0,0 711,410 711,1865">
                    <text:p/>
                  </draw:polygon>
                  <draw:polygon draw:style-name="gr590" draw:text-style-name="P9" draw:layer="layout" svg:width="1.066cm" svg:height="2.049cm" svg:x="3.87cm" svg:y="10.121cm" svg:viewBox="0 0 1067 2050" draw:points="0,2050 0,615 1067,0 1067,1435">
                    <text:p/>
                  </draw:polygon>
                  <draw:polygon draw:style-name="gr591" draw:text-style-name="P3" draw:layer="layout" svg:width="1.778cm" svg:height="1.024cm" svg:x="3.159cm" svg:y="9.711cm" svg:viewBox="0 0 1779 1025" draw:points="711,1025 0,615 1067,0 1779,410">
                    <text:p/>
                  </draw:polygon>
                  <draw:polygon draw:style-name="gr592" draw:text-style-name="P5" draw:layer="layout" svg:width="1.778cm" svg:height="2.459cm" svg:x="3.159cm" svg:y="9.711cm" svg:viewBox="0 0 1779 2460" draw:points="0,2050 0,615 1067,0 1779,410 1779,1845 711,2460">
                    <text:p/>
                  </draw:polygon>
                  <draw:line draw:style-name="gr593" draw:text-style-name="P6" draw:layer="layout" svg:x1="3.799cm" svg:y1="11.781cm" svg:x2="3.23cm" svg:y2="11.453cm">
                    <text:p/>
                  </draw:line>
                  <draw:line draw:style-name="gr594" draw:text-style-name="P6" draw:layer="layout" svg:x1="3.799cm" svg:y1="11.945cm" svg:x2="3.23cm" svg:y2="11.617cm">
                    <text:p/>
                  </draw:line>
                  <draw:line draw:style-name="gr595" draw:text-style-name="P6" draw:layer="layout" svg:x1="3.799cm" svg:y1="11.863cm" svg:x2="3.23cm" svg:y2="11.535cm">
                    <text:p/>
                  </draw:line>
                  <draw:line draw:style-name="gr596" draw:text-style-name="P6" draw:layer="layout" svg:x1="3.802cm" svg:y1="10.953cm" svg:x2="3.233cm" svg:y2="10.625cm">
                    <text:p/>
                  </draw:line>
                  <draw:line draw:style-name="gr597" draw:text-style-name="P6" draw:layer="layout" svg:x1="3.23cm" svg:y1="10.551cm" svg:x2="3.23cm" svg:y2="10.633cm">
                    <text:p/>
                  </draw:line>
                  <draw:line draw:style-name="gr598" draw:text-style-name="P6" draw:layer="layout" svg:x1="3.799cm" svg:y1="10.88cm" svg:x2="3.799cm" svg:y2="10.962cm">
                    <text:p/>
                  </draw:line>
                  <draw:line draw:style-name="gr599" draw:text-style-name="P6" draw:layer="layout" svg:x1="3.799cm" svg:y1="10.879cm" svg:x2="3.23cm" svg:y2="10.551cm">
                    <text:p/>
                  </draw:line>
                  <draw:polygon draw:style-name="gr600" draw:text-style-name="P10" draw:layer="layout" svg:width="0.07cm" svg:height="0.122cm" svg:x="3.444cm" svg:y="11.248cm" svg:viewBox="0 0 71 123" draw:points="0,82 0,0 71,41 71,123">
                    <text:p/>
                  </draw:polygon>
                </draw:g>
              </draw:g>
              <draw:g>
                <draw:polygon draw:style-name="gr601" draw:text-style-name="P35" draw:layer="layout" svg:width="0.565cm" svg:height="0.324cm" svg:x="4.19cm" svg:y="11.486cm" svg:viewBox="0 0 566 325" draw:points="411,325 566,236 155,0 0,88">
                  <text:p/>
                </draw:polygon>
                <draw:path draw:style-name="gr602" draw:text-style-name="P36" draw:layer="layout" svg:width="0.359cm" svg:height="0.393cm" svg:x="4.292cm" svg:y="11.357cm" svg:viewBox="0 0 360 394" svg:d="M360 372c0-384-360-532-360-147 52 29 52 29 103 0 0-208 155-59 155 147 50 29 50 29 102 0z">
                  <text:p/>
                </draw:path>
                <draw:path draw:style-name="gr603" draw:text-style-name="P37" draw:layer="layout" svg:width="0.205cm" svg:height="0.281cm" svg:x="4.344cm" svg:y="11.44cm" svg:viewBox="0 0 206 282" svg:d="M206 282c-1-265-205-383-206-177">
                  <text:p/>
                </draw:path>
                <draw:polygon draw:style-name="gr604" draw:text-style-name="P38" draw:layer="layout" svg:width="0.41cm" svg:height="0.619cm" svg:x="4.19cm" svg:y="11.575cm" svg:viewBox="0 0 411 620" draw:points="411,620 411,236 0,0 0,384">
                  <text:p/>
                </draw:polygon>
                <draw:path draw:style-name="gr605" draw:text-style-name="P39" draw:layer="layout" svg:width="0.088cm" svg:height="0.152cm" svg:x="4.358cm" svg:y="11.811cm" svg:viewBox="0 0 89 153" svg:d="M8 64c-51-147 154 0 52 31v58l-52-29z">
                  <text:p/>
                </draw:path>
                <draw:polygon draw:style-name="gr606" draw:text-style-name="P40" draw:layer="layout" svg:width="0.154cm" svg:height="0.471cm" svg:x="4.601cm" svg:y="11.723cm" svg:viewBox="0 0 155 472" draw:points="0,472 0,88 155,0 155,384">
                  <text:p/>
                </draw:polygon>
                <draw:path draw:style-name="gr607" draw:text-style-name="P37" draw:layer="layout" svg:width="0.565cm" svg:height="0.845cm" svg:x="4.19cm" svg:y="11.349cm" svg:viewBox="0 0 566 846" svg:d="M103 166c52-325 360-118 360 148l103 59v384l-155 89-411-237v-383z">
                  <text:p/>
                </draw:path>
                <draw:path draw:style-name="gr608" draw:text-style-name="P37" draw:layer="layout" svg:width="0.101cm" svg:height="0.093cm" svg:x="4.408cm" svg:y="11.489cm" svg:viewBox="0 0 102 94" svg:d="M0 31c25-76 95 4 102 63z">
                  <text:p/>
                </draw:path>
              </draw:g>
            </draw:g>
            <draw:frame draw:style-name="gr162" draw:text-style-name="P13" draw:layer="layout" svg:width="2.934cm" svg:height="1.85cm" svg:x="0.279cm" svg:y="10.028cm">
              <draw:text-box>
                <text:p text:style-name="P12"><text:span text:style-name="T1">VM: Coovachilli</text:span><text:span text:style-name="T2"><text:line-break/></text:span><text:span text:style-name="T10">172.16.16.1</text:span><text:span text:style-name="T2"><text:line-break/></text:span><text:span text:style-name="T7">192.168.99.1</text:span></text:p>
              </draw:text-box>
            </draw:frame>
          </draw:g>
        </draw:g>
        <draw:frame draw:style-name="gr459" draw:text-style-name="P21" draw:layer="layout" svg:width="2.849cm" svg:height="0.784cm" svg:x="6.6cm" svg:y="12.285cm">
          <draw:text-box>
            <text:p text:style-name="P12"><text:span text:style-name="T7">192.168.99.52</text:span></text:p>
          </draw:text-box>
        </draw:frame>
        <draw:custom-shape draw:style-name="gr609" draw:text-style-name="P41" draw:layer="layout" svg:width="5.465cm" svg:height="2.369cm" svg:x="10.743cm" svg:y="0.58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4"><text:span text:style-name="T11">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tillium Web" svg:font-family="'Titillium Web'"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styles>
    <draw:gradient draw:name="Gradient_20_3" draw:display-name="Gradient 3" draw:style="axial" draw:start-color="#dddddd" draw:end-color="#b2b2b2" draw:start-intensity="100%" draw:end-intensity="100%" draw:angle="0" draw:border="0%"/>
    <draw:gradient draw:name="Gradient_20_5" draw:display-name="Gradient 5" draw:style="square" draw:cx="50%" draw:cy="50%" draw:start-color="#dddddd" draw:end-color="#b2b2b2" draw:start-intensity="100%" draw:end-intensity="100%" draw:angle="0" draw:border="0%"/>
    <draw:gradient draw:name="Greyscale_20_Linear_20_T" draw:display-name="Greyscale Linear T" draw:style="linear" draw:start-color="#000000" draw:end-color="#ffffff" draw:start-intensity="100%" draw:end-intensity="100%" draw:angle="0" draw:border="10%"/>
    <draw:gradient draw:name="Light_20_Blue_20_Linear_20_L" draw:display-name="Light Blue Linear L" draw:style="linear" draw:start-color="#93d4f0" draw:end-color="#e9f6fc" draw:start-intensity="100%" draw:end-intensity="100%" draw:angle="9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Purple_20_Linear_20_L" draw:display-name="Light Purple Linear L" draw:style="linear" draw:start-color="#c893c7" draw:end-color="#f4e9f3" draw:start-intensity="100%" draw:end-intensity="100%" draw:angle="900" draw:border="10%"/>
    <draw:gradient draw:name="Light_20_Purple_20_Linear_20_T" draw:display-name="Light Purple Linear T" draw:style="linear" draw:start-color="#c893c7" draw:end-color="#f4e9f3" draw:start-intensity="100%" draw:end-intensity="100%" draw:angle="0" draw:border="10%"/>
    <draw:gradient draw:name="Light_20_Purple_20_Square_20_BR" draw:display-name="Light Purple Square BR" draw:style="square" draw:cx="30%" draw:cy="30%" draw:start-color="#c893c7" draw:end-color="#f4e9f3" draw:start-intensity="100%" draw:end-intensity="100%" draw:angle="0" draw:border="0%"/>
    <draw:gradient draw:name="Light_20_Red_20_Axial_20_H" draw:display-name="Light Red Axial H" draw:style="axial" draw:start-color="#f8e8ea" draw:end-color="#de8e96" draw:start-intensity="100%" draw:end-intensity="100%" draw:angle="90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gradient draw:name="VRT_20_Light_20_Axial_20_V" draw:display-name="VRT Light Axial V" draw:style="axial" draw:start-color="#7fb9dd" draw:end-color="#0073bc" draw:start-intensity="100%" draw:end-intensity="100%" draw:angle="0" draw:border="0%"/>
    <draw:gradient draw:name="VRT_20_Light_20_Linear_20_T" draw:display-name="VRT Light Linear T" draw:style="linear" draw:start-color="#0073bc" draw:end-color="#7fb9dd" draw:start-intensity="100%" draw:end-intensity="100%" draw:angle="0" draw:border="10%"/>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Noto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6.79cm" fo:page-height="16.84cm" style:print-orientation="portrait"/>
    </style:page-layout>
    <style:style style:name="Mdp1" style:family="drawing-page">
      <style:drawing-page-properties draw:background-size="border" draw:fill="none" draw:fill-color="#add58a"/>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2T10:09:25.904041657</meta:creation-date>
    <dc:date>2019-01-31T11:26:44.415595663</dc:date>
    <meta:editing-duration>PT1H49M30S</meta:editing-duration>
    <meta:editing-cycles>21</meta:editing-cycles>
    <meta:generator>LibreOffice/6.0.7.3$Linux_X86_64 LibreOffice_project/dc89aa7a9eabfd848af146d5086077aeed2ae4a5</meta:generator>
    <dc:subject>Struktur</dc:subject>
    <dc:title>coovachilli virtualisiert</dc:title>
    <dc:creator>Thorsten Koslowski</dc:creator>
    <meta:keyword>linuxmuster.net</meta:keyword>
    <meta:document-statistic meta:object-count="697"/>
    <meta:user-defined meta:name="Herausgeber">linuxmuster.net e.V.</meta:user-defined>
    <meta:user-defined meta:name="License">CC BY-SA 3.0</meta:user-defined>
  </office:meta>
</office:document-meta>
</file>